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100000305B635845DA3381D1C.png" manifest:media-type="image/png"/>
  <manifest:file-entry manifest:full-path="Pictures/10000201000003E00000047643F5BD98984B8CE0.png" manifest:media-type="image/png"/>
  <manifest:file-entry manifest:full-path="Pictures/10000201000003B5000002DBB0E99EE38196A062.png" manifest:media-type="image/png"/>
  <manifest:file-entry manifest:full-path="Pictures/10000201000001C20000013852E445F96C9BB252.png" manifest:media-type="image/png"/>
  <manifest:file-entry manifest:full-path="Pictures/1000020100000398000002351DF8DD3D36C5376C.png" manifest:media-type="image/png"/>
  <manifest:file-entry manifest:full-path="Pictures/10000201000003FC00000151735CB727F56B9209.png" manifest:media-type="image/png"/>
  <manifest:file-entry manifest:full-path="Pictures/10000201000003BE000001ED7282EAC9DACD7415.png" manifest:media-type="image/png"/>
  <manifest:file-entry manifest:full-path="Pictures/100002010000036D0000017ED96ACCE031F2A5EB.png" manifest:media-type="image/png"/>
  <manifest:file-entry manifest:full-path="Pictures/1000020100000458000003504CA04214FFF66CC1.png" manifest:media-type="image/png"/>
  <manifest:file-entry manifest:full-path="Pictures/100002010000048E000003595728DE6C2819D100.png" manifest:media-type="image/png"/>
  <manifest:file-entry manifest:full-path="Pictures/1000020100000424000002EE421FFEA60399E190.png" manifest:media-type="image/png"/>
  <manifest:file-entry manifest:full-path="Pictures/10000201000003FC000002E1C0BF21533EA6584A.png" manifest:media-type="image/png"/>
  <manifest:file-entry manifest:full-path="Pictures/10000201000003B9000003215ACC933A3711CBA8.png" manifest:media-type="image/png"/>
  <manifest:file-entry manifest:full-path="Pictures/10000201000003760000016CC5F620EA866E24FB.png" manifest:media-type="image/png"/>
  <manifest:file-entry manifest:full-path="Pictures/100002010000039D000002CE23DB512F2A560386.png" manifest:media-type="image/png"/>
  <manifest:file-entry manifest:full-path="Pictures/10000201000001AA000001B6A9B52DC9D9822AD8.png" manifest:media-type="image/png"/>
  <manifest:file-entry manifest:full-path="Pictures/1000020100000341000003302B14B473B063B493.png" manifest:media-type="image/png"/>
  <manifest:file-entry manifest:full-path="Pictures/10000201000004C9000001C080BC5C1D237E872A.png" manifest:media-type="image/png"/>
  <manifest:file-entry manifest:full-path="Pictures/100002010000035200000198BFBBDD7FC51906E2.png" manifest:media-type="image/png"/>
  <manifest:file-entry manifest:full-path="Pictures/1000020100000440000002812B45F92F31B27615.png" manifest:media-type="image/png"/>
  <manifest:file-entry manifest:full-path="Pictures/100002010000044100000321CC6F299BBC670032.png" manifest:media-type="image/png"/>
  <manifest:file-entry manifest:full-path="Pictures/100002010000047D00000324F1B726FA00FEEB13.png" manifest:media-type="image/png"/>
  <manifest:file-entry manifest:full-path="Pictures/100002010000035E000002964795FB981AA8F75C.png" manifest:media-type="image/png"/>
  <manifest:file-entry manifest:full-path="Pictures/1000020100000228000001843F6F7921D26D6EAC.png" manifest:media-type="image/png"/>
  <manifest:file-entry manifest:full-path="Pictures/10000201000003F600000255BC2F29DE74D839B2.png" manifest:media-type="image/png"/>
  <manifest:file-entry manifest:full-path="Pictures/10000201000004DC0000026C45DC11968F4A956D.png" manifest:media-type="image/png"/>
  <manifest:file-entry manifest:full-path="Pictures/1000020100000348000001D2CFF0CF35BC623166.png" manifest:media-type="image/png"/>
  <manifest:file-entry manifest:full-path="Pictures/10000201000004360000023973CC0D0EBA7A541B.png" manifest:media-type="image/png"/>
  <manifest:file-entry manifest:full-path="Pictures/1000020100000406000001D247E642A645541060.png" manifest:media-type="image/png"/>
  <manifest:file-entry manifest:full-path="Pictures/100002010000046C000001FCA82A38FAA68ADE02.png" manifest:media-type="image/png"/>
  <manifest:file-entry manifest:full-path="Pictures/1000020100000334000001D2D658DB0184668C9A.png" manifest:media-type="image/png"/>
  <manifest:file-entry manifest:full-path="Pictures/10000201000003C0000001D2FC1118CAE782FFBF.png" manifest:media-type="image/png"/>
  <manifest:file-entry manifest:full-path="Pictures/100002010000059E000002C24FB7851453152165.png" manifest:media-type="image/png"/>
  <manifest:file-entry manifest:full-path="Pictures/1000020100000489000001DD466912C224E23033.png" manifest:media-type="image/png"/>
  <manifest:file-entry manifest:full-path="Pictures/1000020100000450000001D268A04522421A004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1"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2"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officeooo:rsid="00145a1c" officeooo:paragraph-rsid="00145a1c"/>
    </style:style>
    <style:style style:name="P34" style:family="paragraph" style:parent-style-name="Text_20_body">
      <style:paragraph-properties fo:text-align="start" style:justify-single-word="false"/>
      <style:text-properties officeooo:rsid="002b3b92" officeooo:paragraph-rsid="002b3b92"/>
    </style:style>
    <style:style style:name="P35" style:family="paragraph" style:parent-style-name="Text_20_body">
      <style:paragraph-properties fo:text-align="justify" style:justify-single-word="false"/>
      <style:text-properties officeooo:rsid="002b3b92" officeooo:paragraph-rsid="002b3b92"/>
    </style:style>
    <style:style style:name="P36" style:family="paragraph" style:parent-style-name="Text_20_body">
      <style:paragraph-properties fo:text-align="start" style:justify-single-word="false"/>
      <style:text-properties officeooo:rsid="002de370" officeooo:paragraph-rsid="002de370"/>
    </style:style>
    <style:style style:name="P37" style:family="paragraph" style:parent-style-name="Text_20_body">
      <style:paragraph-properties fo:text-align="justify" style:justify-single-word="false"/>
      <style:text-properties officeooo:rsid="002de370" officeooo:paragraph-rsid="002de370"/>
    </style:style>
    <style:style style:name="P38" style:family="paragraph" style:parent-style-name="Text_20_body">
      <style:paragraph-properties fo:text-align="justify" style:justify-single-word="false"/>
      <style:text-properties officeooo:rsid="003c06ab" officeooo:paragraph-rsid="003c06ab"/>
    </style:style>
    <style:style style:name="P39" style:family="paragraph" style:parent-style-name="Text_20_body">
      <style:text-properties officeooo:rsid="003c06ab" officeooo:paragraph-rsid="003c06ab"/>
    </style:style>
    <style:style style:name="P40" style:family="paragraph" style:parent-style-name="Text_20_body">
      <style:paragraph-properties fo:text-align="justify" style:justify-single-word="false"/>
      <style:text-properties officeooo:rsid="002ac63d" officeooo:paragraph-rsid="002ac63d"/>
    </style:style>
    <style:style style:name="P41" style:family="paragraph" style:parent-style-name="Text_20_body">
      <style:paragraph-properties fo:text-align="justify" style:justify-single-word="false"/>
      <style:text-properties officeooo:rsid="002c8da1" officeooo:paragraph-rsid="002c8da1"/>
    </style:style>
    <style:style style:name="P42" style:family="paragraph" style:parent-style-name="Text_20_body">
      <style:paragraph-properties fo:text-align="justify" style:justify-single-word="false"/>
      <style:text-properties officeooo:rsid="002facb7" officeooo:paragraph-rsid="002facb7"/>
    </style:style>
    <style:style style:name="P43" style:family="paragraph" style:parent-style-name="Text_20_body">
      <style:paragraph-properties fo:text-align="justify" style:justify-single-word="false"/>
      <style:text-properties officeooo:rsid="0052d4fc" officeooo:paragraph-rsid="0052d4fc"/>
    </style:style>
    <style:style style:name="P44"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5"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6" style:family="paragraph" style:parent-style-name="Text_20_body">
      <style:paragraph-properties fo:text-align="justify" style:justify-single-word="false"/>
      <style:text-properties officeooo:rsid="0053d8aa" officeooo:paragraph-rsid="0053d8aa"/>
    </style:style>
    <style:style style:name="P47" style:family="paragraph" style:parent-style-name="Text_20_body">
      <style:paragraph-properties fo:text-align="justify" style:justify-single-word="false"/>
      <style:text-properties officeooo:rsid="005c7a56" officeooo:paragraph-rsid="005c7a56"/>
    </style:style>
    <style:style style:name="P48" style:family="paragraph" style:parent-style-name="Text_20_body">
      <style:text-properties style:font-name="Open Sans Semibold" fo:font-weight="normal" style:font-weight-asian="normal" style:font-weight-complex="normal"/>
    </style:style>
    <style:style style:name="P49" style:family="paragraph" style:parent-style-name="Text_20_body">
      <style:paragraph-properties fo:text-align="justify" style:justify-single-word="false"/>
      <style:text-properties officeooo:paragraph-rsid="006da4d4"/>
    </style:style>
    <style:style style:name="P50" style:family="paragraph" style:parent-style-name="Text_20_body">
      <style:paragraph-properties fo:text-align="justify" style:justify-single-word="false"/>
      <style:text-properties officeooo:paragraph-rsid="006c0cc4"/>
    </style:style>
    <style:style style:name="P51" style:family="paragraph" style:parent-style-name="Text_20_body">
      <style:text-properties officeooo:rsid="008bb56e" officeooo:paragraph-rsid="008bb56e"/>
    </style:style>
    <style:style style:name="P52" style:family="paragraph" style:parent-style-name="Text_20_body">
      <style:text-properties officeooo:rsid="008d771f" officeooo:paragraph-rsid="008d771f"/>
    </style:style>
    <style:style style:name="P53" style:family="paragraph" style:parent-style-name="Text_20_body">
      <style:paragraph-properties fo:text-align="justify" style:justify-single-word="false"/>
      <style:text-properties officeooo:rsid="008d771f" officeooo:paragraph-rsid="008d771f"/>
    </style:style>
    <style:style style:name="P54" style:family="paragraph" style:parent-style-name="Text_20_body">
      <style:text-properties officeooo:rsid="008f903b" officeooo:paragraph-rsid="008f903b"/>
    </style:style>
    <style:style style:name="P55" style:family="paragraph" style:parent-style-name="Text_20_body">
      <style:paragraph-properties fo:text-align="justify" style:justify-single-word="false"/>
      <style:text-properties officeooo:rsid="0031570f" officeooo:paragraph-rsid="0031570f"/>
    </style:style>
    <style:style style:name="P56" style:family="paragraph" style:parent-style-name="Text_20_body">
      <style:text-properties officeooo:paragraph-rsid="003c06ab"/>
    </style:style>
    <style:style style:name="P57" style:family="paragraph" style:parent-style-name="Text_20_body">
      <style:paragraph-properties fo:text-align="justify" style:justify-single-word="false"/>
      <style:text-properties officeooo:rsid="00908067" officeooo:paragraph-rsid="00908067"/>
    </style:style>
    <style:style style:name="P58" style:family="paragraph" style:parent-style-name="Text_20_body">
      <style:paragraph-properties fo:text-align="justify" style:justify-single-word="false"/>
      <style:text-properties officeooo:rsid="008f91c1" officeooo:paragraph-rsid="008f91c1"/>
    </style:style>
    <style:style style:name="P59" style:family="paragraph" style:parent-style-name="Text_20_body">
      <style:paragraph-properties fo:text-align="justify" style:justify-single-word="false"/>
      <style:text-properties officeooo:rsid="008c77b8" officeooo:paragraph-rsid="008c77b8"/>
    </style:style>
    <style:style style:name="P60" style:family="paragraph" style:parent-style-name="Text_20_body">
      <style:paragraph-properties fo:text-align="justify" style:justify-single-word="false"/>
      <style:text-properties officeooo:rsid="00b8627a" officeooo:paragraph-rsid="00ba34e7"/>
    </style:style>
    <style:style style:name="P61" style:family="paragraph" style:parent-style-name="Text_20_body">
      <style:paragraph-properties fo:text-align="justify" style:justify-single-word="false"/>
      <style:text-properties officeooo:rsid="00baefa4" officeooo:paragraph-rsid="00baefa4"/>
    </style:style>
    <style:style style:name="P62" style:family="paragraph" style:parent-style-name="Text_20_body">
      <style:text-properties officeooo:rsid="00bbdf2c" officeooo:paragraph-rsid="00bbdf2c"/>
    </style:style>
    <style:style style:name="P63" style:family="paragraph" style:parent-style-name="Text_20_body">
      <style:text-properties officeooo:paragraph-rsid="00bcf723"/>
    </style:style>
    <style:style style:name="P64" style:family="paragraph" style:parent-style-name="Text_20_body">
      <style:text-properties officeooo:rsid="00c6a01b" officeooo:paragraph-rsid="00c6a01b"/>
    </style:style>
    <style:style style:name="P65" style:family="paragraph" style:parent-style-name="Text_20_body">
      <style:text-properties officeooo:rsid="00c809d8" officeooo:paragraph-rsid="00c809d8"/>
    </style:style>
    <style:style style:name="P66" style:family="paragraph" style:parent-style-name="Text_20_body">
      <style:text-properties officeooo:rsid="00c87dc7" officeooo:paragraph-rsid="00c87dc7"/>
    </style:style>
    <style:style style:name="P67" style:family="paragraph" style:parent-style-name="Text_20_body">
      <style:text-properties officeooo:rsid="00d57e9b" officeooo:paragraph-rsid="00d57e9b"/>
    </style:style>
    <style:style style:name="P68" style:family="paragraph" style:parent-style-name="Text_20_body">
      <style:paragraph-properties fo:text-align="justify" style:justify-single-word="false"/>
      <style:text-properties officeooo:rsid="00d57e9b" officeooo:paragraph-rsid="00d57e9b"/>
    </style:style>
    <style:style style:name="P69" style:family="paragraph" style:parent-style-name="Text_20_body">
      <style:paragraph-properties fo:text-align="justify" style:justify-single-word="false"/>
      <style:text-properties officeooo:rsid="00d97b8e" officeooo:paragraph-rsid="00d97b8e"/>
    </style:style>
    <style:style style:name="P70" style:family="paragraph" style:parent-style-name="Text_20_body">
      <style:paragraph-properties fo:text-align="justify" style:justify-single-word="false"/>
      <style:text-properties officeooo:rsid="00de4952" officeooo:paragraph-rsid="00de4952"/>
    </style:style>
    <style:style style:name="P71" style:family="paragraph" style:parent-style-name="Text_20_body">
      <style:paragraph-properties fo:text-align="justify" style:justify-single-word="false"/>
      <style:text-properties officeooo:rsid="00e0b4aa" officeooo:paragraph-rsid="00e0b4aa"/>
    </style:style>
    <style:style style:name="P72" style:family="paragraph" style:parent-style-name="Text_20_body">
      <style:paragraph-properties fo:text-align="justify" style:justify-single-word="false"/>
      <style:text-properties officeooo:rsid="00e13408" officeooo:paragraph-rsid="00e13408"/>
    </style:style>
    <style:style style:name="P73" style:family="paragraph" style:parent-style-name="Text_20_body">
      <style:text-properties officeooo:rsid="00e432f2" officeooo:paragraph-rsid="00e432f2"/>
    </style:style>
    <style:style style:name="P74" style:family="paragraph" style:parent-style-name="Text_20_body">
      <style:paragraph-properties fo:text-align="justify" style:justify-single-word="false"/>
      <style:text-properties officeooo:rsid="00e432f2" officeooo:paragraph-rsid="00e432f2"/>
    </style:style>
    <style:style style:name="P75" style:family="paragraph" style:parent-style-name="Standard">
      <style:paragraph-properties fo:break-before="page"/>
      <style:text-properties fo:font-style="normal" style:font-style-asian="normal" style:font-style-complex="normal"/>
    </style:style>
    <style:style style:name="P76" style:family="paragraph" style:parent-style-name="Text_20_body">
      <style:paragraph-properties fo:break-before="page"/>
    </style:style>
    <style:style style:name="P77" style:family="paragraph" style:parent-style-name="Text_20_body">
      <style:paragraph-properties fo:break-before="page"/>
      <style:text-properties officeooo:rsid="00daa9a5" officeooo:paragraph-rsid="00daa9a5"/>
    </style:style>
    <style:style style:name="P78" style:family="paragraph" style:parent-style-name="Contents_20_Heading">
      <style:paragraph-properties fo:break-before="page"/>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text-properties fo:font-weight="bold" style:font-weight-asian="bold" style:font-weight-complex="bold"/>
    </style:style>
    <style:style style:name="P81"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82"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83"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84"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85"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86"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87"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88"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89" style:family="paragraph" style:parent-style-name="Table_20_Contents">
      <style:paragraph-properties fo:text-align="center" style:justify-single-word="false"/>
      <style:text-properties fo:font-weight="bold" officeooo:rsid="00ca8190" officeooo:paragraph-rsid="00ca8190" style:font-weight-asian="bold" style:font-weight-complex="bold"/>
    </style:style>
    <style:style style:name="P90" style:family="paragraph" style:parent-style-name="Table_20_Contents">
      <style:paragraph-properties fo:text-align="center" style:justify-single-word="false"/>
      <style:text-properties officeooo:rsid="00129624" officeooo:paragraph-rsid="00129624"/>
    </style:style>
    <style:style style:name="P91" style:family="paragraph" style:parent-style-name="Table_20_Contents">
      <style:text-properties style:font-name="Open Sans1" fo:font-size="11pt" officeooo:rsid="00353fba" officeooo:paragraph-rsid="00353fba" style:font-size-asian="11pt" style:font-size-complex="11pt"/>
    </style:style>
    <style:style style:name="P92" style:family="paragraph" style:parent-style-name="Table_20_Contents">
      <style:text-properties style:font-name="Open Sans1" fo:font-size="11pt" officeooo:rsid="00353fba" officeooo:paragraph-rsid="00b0e890" style:font-size-asian="11pt" style:font-size-complex="11pt"/>
    </style:style>
    <style:style style:name="P93" style:family="paragraph" style:parent-style-name="Table_20_Contents">
      <style:text-properties style:font-name="Open Sans1" fo:font-size="11pt" officeooo:rsid="0036b354" officeooo:paragraph-rsid="0036b354" style:font-size-asian="11pt" style:font-size-complex="11pt"/>
    </style:style>
    <style:style style:name="P94" style:family="paragraph" style:parent-style-name="Table_20_Contents">
      <style:text-properties style:font-name="Open Sans1" fo:font-size="11pt" officeooo:rsid="0036b354" officeooo:paragraph-rsid="00b0e890" style:font-size-asian="11pt" style:font-size-complex="11pt"/>
    </style:style>
    <style:style style:name="P95" style:family="paragraph" style:parent-style-name="Table_20_Contents">
      <style:text-properties style:font-name="Open Sans1" fo:font-size="11pt" officeooo:rsid="0037b940" officeooo:paragraph-rsid="0037b940" style:font-size-asian="11pt" style:font-size-complex="11pt"/>
    </style:style>
    <style:style style:name="P96" style:family="paragraph" style:parent-style-name="Table_20_Contents">
      <style:text-properties style:font-name="Open Sans1" fo:font-size="11pt" officeooo:rsid="0037b940" officeooo:paragraph-rsid="00b26c7c" style:font-size-asian="11pt" style:font-size-complex="11pt"/>
    </style:style>
    <style:style style:name="P97" style:family="paragraph" style:parent-style-name="Table_20_Contents">
      <style:text-properties style:font-name="Open Sans1" fo:font-size="11pt" officeooo:rsid="00346fb9" officeooo:paragraph-rsid="00b0e890" style:font-size-asian="11pt" style:font-size-complex="11pt"/>
    </style:style>
    <style:style style:name="P98" style:family="paragraph" style:parent-style-name="Table_20_Contents">
      <style:text-properties style:font-name="Open Sans1" fo:font-size="11pt" officeooo:rsid="00b3326d" officeooo:paragraph-rsid="00b3326d" style:font-size-asian="11pt" style:font-size-complex="11pt"/>
    </style:style>
    <style:style style:name="P99"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100"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101"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02"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03"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04"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05"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06"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07"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08"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09" style:family="paragraph" style:parent-style-name="Table_20_Contents">
      <style:text-properties fo:font-size="11pt" fo:font-style="italic" officeooo:rsid="00353fba" style:font-size-asian="11pt" style:font-style-asian="italic" style:font-size-complex="11pt" style:font-style-complex="italic"/>
    </style:style>
    <style:style style:name="P110"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11"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12" style:family="paragraph" style:parent-style-name="Table_20_Contents">
      <style:text-properties fo:font-size="11pt" fo:font-style="italic" officeooo:paragraph-rsid="00353fba" style:font-size-asian="11pt" style:font-style-asian="italic" style:font-size-complex="11pt" style:font-style-complex="italic"/>
    </style:style>
    <style:style style:name="P113"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14"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15"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16"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17"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18"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19"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20"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21"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22" style:family="paragraph" style:parent-style-name="Table_20_Contents">
      <style:text-properties fo:color="#b2b2b2" fo:font-weight="bold" officeooo:rsid="0036b354" officeooo:paragraph-rsid="0036b354" style:font-weight-asian="bold" style:font-weight-complex="bold"/>
    </style:style>
    <style:style style:name="P123" style:family="paragraph" style:parent-style-name="Table_20_Contents">
      <style:text-properties fo:color="#b2b2b2" fo:font-weight="bold" officeooo:rsid="0037b940" officeooo:paragraph-rsid="0037b940" style:font-weight-asian="bold" style:font-weight-complex="bold"/>
    </style:style>
    <style:style style:name="P124" style:family="paragraph" style:parent-style-name="Table_20_Contents">
      <style:paragraph-properties fo:text-align="center" style:justify-single-word="false"/>
      <style:text-properties officeooo:rsid="004937ae" officeooo:paragraph-rsid="004937ae"/>
    </style:style>
    <style:style style:name="P125" style:family="paragraph" style:parent-style-name="Table_20_Contents">
      <style:text-properties style:text-underline-style="none" officeooo:rsid="0036b354" officeooo:paragraph-rsid="0036b354"/>
    </style:style>
    <style:style style:name="P126" style:family="paragraph" style:parent-style-name="Table_20_Contents">
      <style:paragraph-properties fo:text-align="center" style:justify-single-word="false"/>
      <style:text-properties officeooo:rsid="0062305e" officeooo:paragraph-rsid="0062305e"/>
    </style:style>
    <style:style style:name="P127" style:family="paragraph" style:parent-style-name="Table_20_Contents">
      <style:paragraph-properties fo:text-align="center" style:justify-single-word="false"/>
      <style:text-properties officeooo:rsid="007f4730" officeooo:paragraph-rsid="007f4730"/>
    </style:style>
    <style:style style:name="P128" style:family="paragraph" style:parent-style-name="Table_20_Contents">
      <style:paragraph-properties fo:text-align="center" style:justify-single-word="false"/>
      <style:text-properties officeooo:rsid="008dc949" officeooo:paragraph-rsid="008dc949"/>
    </style:style>
    <style:style style:name="P129" style:family="paragraph" style:parent-style-name="Table_20_Contents">
      <style:paragraph-properties fo:text-align="center" style:justify-single-word="false"/>
      <style:text-properties officeooo:rsid="00989dca" officeooo:paragraph-rsid="00989dca"/>
    </style:style>
    <style:style style:name="P130" style:family="paragraph" style:parent-style-name="Table_20_Contents">
      <style:paragraph-properties fo:text-align="center" style:justify-single-word="false"/>
      <style:text-properties officeooo:rsid="00a732cf" officeooo:paragraph-rsid="00a732cf"/>
    </style:style>
    <style:style style:name="P131" style:family="paragraph" style:parent-style-name="Table_20_Contents">
      <style:paragraph-properties fo:text-align="center" style:justify-single-word="false"/>
      <style:text-properties officeooo:rsid="00b5d632" officeooo:paragraph-rsid="00b5d632"/>
    </style:style>
    <style:style style:name="P132" style:family="paragraph" style:parent-style-name="Table_20_Contents">
      <style:paragraph-properties fo:text-align="center" style:justify-single-word="false"/>
      <style:text-properties officeooo:rsid="00c4d74a" officeooo:paragraph-rsid="00c4d74a"/>
    </style:style>
    <style:style style:name="P133" style:family="paragraph" style:parent-style-name="Table_20_Contents">
      <style:paragraph-properties fo:text-align="center" style:justify-single-word="false"/>
      <style:text-properties officeooo:rsid="00c4d74a" officeooo:paragraph-rsid="00ca8190"/>
    </style:style>
    <style:style style:name="P134" style:family="paragraph" style:parent-style-name="Table_20_Contents">
      <style:paragraph-properties fo:text-align="center" style:justify-single-word="false"/>
      <style:text-properties officeooo:rsid="00ca8190" officeooo:paragraph-rsid="00ca8190"/>
    </style:style>
    <style:style style:name="P135" style:family="paragraph" style:parent-style-name="Table_20_Heading">
      <style:text-properties fo:font-weight="bold" style:font-weight-asian="bold" style:font-weight-complex="bold"/>
    </style:style>
    <style:style style:name="P136"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37"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38"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39"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40"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51"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52"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53"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54" style:family="paragraph" style:parent-style-name="Slika">
      <style:paragraph-properties fo:text-align="center" style:justify-single-word="false"/>
    </style:style>
    <style:style style:name="P155" style:family="paragraph" style:parent-style-name="Slika">
      <style:text-properties officeooo:paragraph-rsid="00a36423"/>
    </style:style>
    <style:style style:name="P156" style:family="paragraph" style:parent-style-name="Standard">
      <style:text-properties officeooo:rsid="0033065f" officeooo:paragraph-rsid="0036b354"/>
    </style:style>
    <style:style style:name="P157" style:family="paragraph" style:parent-style-name="Standard">
      <style:paragraph-properties fo:text-align="justify" style:justify-single-word="false"/>
      <style:text-properties officeooo:paragraph-rsid="003c06ab"/>
    </style:style>
    <style:style style:name="P158" style:family="paragraph" style:parent-style-name="Standard">
      <style:paragraph-properties fo:text-align="justify" style:justify-single-word="false"/>
      <style:text-properties officeooo:paragraph-rsid="0092601b"/>
    </style:style>
    <style:style style:name="P159" style:family="paragraph" style:parent-style-name="Standard">
      <style:paragraph-properties fo:text-align="justify" style:justify-single-word="false"/>
      <style:text-properties officeooo:paragraph-rsid="00c4cfc2"/>
    </style:style>
    <style:style style:name="P160" style:family="paragraph" style:parent-style-name="Standard">
      <style:text-properties style:font-name="Open Sans Semibold1" fo:font-weight="bold" officeooo:rsid="005de701" officeooo:paragraph-rsid="005de701" style:font-weight-asian="bold" style:font-weight-complex="bold"/>
    </style:style>
    <style:style style:name="P161" style:family="paragraph" style:parent-style-name="Standard">
      <style:text-properties style:font-name="Open Sans Semibold1" fo:font-weight="bold" officeooo:rsid="00b4d96c" officeooo:paragraph-rsid="00b4d96c" style:font-weight-asian="bold" style:font-weight-complex="bold"/>
    </style:style>
    <style:style style:name="P162" style:family="paragraph" style:parent-style-name="Standard">
      <style:text-properties style:font-name="Open Sans Semibold1" fo:font-weight="bold" officeooo:rsid="00d13925" officeooo:paragraph-rsid="00d13925" style:font-weight-asian="bold" style:font-weight-complex="bold"/>
    </style:style>
    <style:style style:name="P163" style:family="paragraph" style:parent-style-name="Standard">
      <style:text-properties fo:font-style="normal" officeooo:paragraph-rsid="00557d38" style:font-style-asian="normal" style:font-style-complex="normal"/>
    </style:style>
    <style:style style:name="P164" style:family="paragraph" style:parent-style-name="Standard">
      <style:text-properties officeooo:paragraph-rsid="0092601b"/>
    </style:style>
    <style:style style:name="P165" style:family="paragraph" style:parent-style-name="Standard">
      <style:paragraph-properties fo:text-align="justify" style:justify-single-word="false"/>
      <style:text-properties officeooo:rsid="008f903b" officeooo:paragraph-rsid="0097d5bf"/>
    </style:style>
    <style:style style:name="P166" style:family="paragraph" style:parent-style-name="Standard">
      <style:paragraph-properties fo:text-align="justify" style:justify-single-word="false"/>
      <style:text-properties officeooo:rsid="008f903b" officeooo:paragraph-rsid="0097d5bf" style:font-name-complex="PTSerif-Regular"/>
    </style:style>
    <style:style style:name="P167" style:family="paragraph" style:parent-style-name="Standard">
      <style:paragraph-properties fo:text-align="justify" style:justify-single-word="false"/>
      <style:text-properties officeooo:paragraph-rsid="0092601b" style:font-name-complex="PTSerif-Regular"/>
    </style:style>
    <style:style style:name="P168" style:family="paragraph" style:parent-style-name="Standard">
      <style:paragraph-properties fo:text-align="justify" style:justify-single-word="false"/>
      <style:text-properties officeooo:paragraph-rsid="00a26de7" style:font-name-complex="PTSerif-Regular"/>
    </style:style>
    <style:style style:name="P169" style:family="paragraph" style:parent-style-name="Standard">
      <style:text-properties officeooo:paragraph-rsid="0092601b" style:font-name-complex="PTSerif-Regular"/>
    </style:style>
    <style:style style:name="P170"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171" style:family="paragraph" style:parent-style-name="Text_20_body">
      <style:paragraph-properties fo:margin-top="0cm" fo:margin-bottom="0cm" loext:contextual-spacing="false"/>
    </style:style>
    <style:style style:name="P172"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3"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74"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75"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76"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77"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78"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79" style:family="paragraph" style:parent-style-name="Text_20_body">
      <style:paragraph-properties fo:margin-top="0cm" fo:margin-bottom="0cm" loext:contextual-spacing="false"/>
      <style:text-properties officeooo:rsid="00c87dc7" officeooo:paragraph-rsid="00c87dc7"/>
    </style:style>
    <style:style style:name="P180" style:family="paragraph" style:parent-style-name="Text_20_body">
      <style:paragraph-properties fo:margin-top="0cm" fo:margin-bottom="0cm" loext:contextual-spacing="false" fo:text-align="justify" style:justify-single-word="false"/>
      <style:text-properties officeooo:paragraph-rsid="006da4d4"/>
    </style:style>
    <style:style style:name="P181"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82"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183"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184"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85"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86"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87"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88"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89"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90"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91"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192" style:family="paragraph" style:parent-style-name="Caption">
      <style:text-properties fo:font-style="normal" officeooo:rsid="0092601b" officeooo:paragraph-rsid="0092601b" style:font-style-asian="normal" style:font-style-complex="normal"/>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Contents_20_2">
      <style:paragraph-properties>
        <style:tab-stops>
          <style:tab-stop style:position="16.501cm" style:type="right" style:leader-style="dotted" style:leader-text="."/>
        </style:tab-stops>
      </style:paragraph-properties>
    </style:style>
    <style:style style:name="P195" style:family="paragraph" style:parent-style-name="Preformatted_20_Text">
      <style:text-properties officeooo:rsid="00bbdf2c" officeooo:paragraph-rsid="00bbdf2c"/>
    </style:style>
    <style:style style:name="P196" style:family="paragraph" style:parent-style-name="Preformatted_20_Text">
      <style:text-properties officeooo:rsid="00c809d8" officeooo:paragraph-rsid="00c809d8"/>
    </style:style>
    <style:style style:name="P197" style:family="paragraph" style:parent-style-name="Preformatted_20_Text">
      <style:text-properties officeooo:rsid="00e0b4aa" officeooo:paragraph-rsid="00e0b4aa"/>
    </style:style>
    <style:style style:name="P198" style:family="paragraph" style:parent-style-name="Preformatted_20_Text">
      <style:text-properties officeooo:paragraph-rsid="00e13408"/>
    </style:style>
    <style:style style:name="P199" style:family="paragraph" style:parent-style-name="Preformatted_20_Text">
      <style:text-properties officeooo:paragraph-rsid="00d97b8e"/>
    </style:style>
    <style:style style:name="P200" style:family="paragraph" style:parent-style-name="Preformatted_20_Text">
      <style:text-properties officeooo:rsid="00e38b1e" officeooo:paragraph-rsid="00e38b1e"/>
    </style:style>
    <style:style style:name="P201" style:family="paragraph" style:parent-style-name="Preformatted_20_Text">
      <style:text-properties officeooo:rsid="00e432f2" officeooo:paragraph-rsid="00e432f2"/>
    </style:style>
    <style:style style:name="P202" style:family="paragraph" style:parent-style-name="Text_20_body">
      <style:paragraph-properties fo:text-align="justify" style:justify-single-word="false"/>
      <style:text-properties officeooo:rsid="00e661ef" officeooo:paragraph-rsid="00e661ef"/>
    </style:style>
    <style:style style:name="P203" style:family="paragraph" style:parent-style-name="Text_20_body">
      <style:text-properties officeooo:rsid="00e661ef" officeooo:paragraph-rsid="00bcf723"/>
    </style:style>
    <style:style style:name="P204"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05"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06"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07"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08"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09"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10"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11"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12"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13"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14"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15"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16"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17"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18"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19"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20"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21"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22"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23"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24"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25"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26"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27"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28"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29"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30"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31"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32"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33"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34"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35"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36"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37"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38"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39"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40"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41"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42"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43"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44"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45"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46"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47" style:family="paragraph" style:parent-style-name="Text_20_body" style:list-style-name="L25">
      <style:paragraph-properties fo:margin-top="0cm" fo:margin-bottom="0cm" loext:contextual-spacing="false"/>
      <style:text-properties officeooo:paragraph-rsid="005c7a56"/>
    </style:style>
    <style:style style:name="P248" style:family="paragraph" style:parent-style-name="Text_20_body" style:list-style-name="L25">
      <style:paragraph-properties fo:margin-top="0cm" fo:margin-bottom="0cm" loext:contextual-spacing="false"/>
      <style:text-properties officeooo:rsid="005c7a56" officeooo:paragraph-rsid="005c7a56"/>
    </style:style>
    <style:style style:name="P249" style:family="paragraph" style:parent-style-name="Text_20_body" style:list-style-name="L26">
      <style:paragraph-properties fo:margin-top="0cm" fo:margin-bottom="0cm" loext:contextual-spacing="false"/>
      <style:text-properties officeooo:paragraph-rsid="005c7a56"/>
    </style:style>
    <style:style style:name="P250"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51"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252"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53"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54"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55"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56"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257"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58"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259"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60" style:family="paragraph" style:parent-style-name="Text_20_body" style:list-style-name="L27">
      <style:paragraph-properties fo:margin-top="0cm" fo:margin-bottom="0cm" loext:contextual-spacing="false"/>
      <style:text-properties officeooo:paragraph-rsid="005c7a56"/>
    </style:style>
    <style:style style:name="P261"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262" style:family="paragraph" style:parent-style-name="Heading_20_1">
      <style:paragraph-properties fo:text-align="center" style:justify-single-word="false"/>
      <style:text-properties fo:font-style="normal" style:font-style-asian="normal" style:font-style-complex="normal"/>
    </style:style>
    <style:style style:name="P263" style:family="paragraph" style:parent-style-name="Heading_20_1">
      <style:paragraph-properties fo:break-before="page"/>
      <style:text-properties fo:font-style="normal" style:font-style-asian="normal" style:font-style-complex="normal"/>
    </style:style>
    <style:style style:name="P264" style:family="paragraph" style:parent-style-name="Heading_20_1">
      <style:paragraph-properties fo:text-align="center" style:justify-single-word="false" fo:break-before="page"/>
      <style:text-properties fo:font-style="normal" style:font-style-asian="normal" style:font-style-complex="normal"/>
    </style:style>
    <style:style style:name="P265" style:family="paragraph" style:parent-style-name="Heading_20_3">
      <style:text-properties officeooo:rsid="002c8da1" officeooo:paragraph-rsid="002c8da1"/>
    </style:style>
    <style:style style:name="P266" style:family="paragraph" style:parent-style-name="Heading_20_3" style:list-style-name="">
      <style:paragraph-properties fo:line-height="120%"/>
      <style:text-properties officeooo:rsid="00bcf723" officeooo:paragraph-rsid="00bcf723"/>
    </style:style>
    <style:style style:name="P267" style:family="paragraph" style:parent-style-name="Heading_20_3">
      <style:text-properties officeooo:rsid="00bcf723" officeooo:paragraph-rsid="00bcf723"/>
    </style:style>
    <style:style style:name="P268" style:family="paragraph" style:parent-style-name="Heading_20_3">
      <style:text-properties officeooo:rsid="00b8627a" officeooo:paragraph-rsid="00b8627a"/>
    </style:style>
    <style:style style:name="P269" style:family="paragraph" style:parent-style-name="Heading_20_3">
      <style:text-properties officeooo:rsid="00ba34e7" officeooo:paragraph-rsid="00ba34e7"/>
    </style:style>
    <style:style style:name="P270" style:family="paragraph" style:parent-style-name="Heading_20_3">
      <style:paragraph-properties fo:break-before="page"/>
    </style:style>
    <style:style style:name="P271" style:family="paragraph" style:parent-style-name="Heading_20_3">
      <style:paragraph-properties fo:break-before="page"/>
      <style:text-properties officeooo:rsid="002c8da1" officeooo:paragraph-rsid="002c8da1"/>
    </style:style>
    <style:style style:name="P272" style:family="paragraph" style:parent-style-name="Heading_20_3">
      <style:paragraph-properties fo:break-before="page"/>
      <style:text-properties officeooo:rsid="00bcf723" officeooo:paragraph-rsid="00bcf723"/>
    </style:style>
    <style:style style:name="P273" style:family="paragraph" style:parent-style-name="Heading_20_2">
      <style:text-properties officeooo:rsid="00af4b7d" officeooo:paragraph-rsid="00af4b7d"/>
    </style:style>
    <style:style style:name="P274" style:family="paragraph" style:parent-style-name="Heading_20_2">
      <style:text-properties fo:font-style="normal" style:font-style-asian="normal" style:font-style-complex="normal"/>
    </style:style>
    <style:style style:name="P275" style:family="paragraph" style:parent-style-name="Heading_20_2">
      <style:text-properties fo:font-style="normal" officeooo:paragraph-rsid="005bd38f" style:font-style-asian="normal" style:font-style-complex="normal"/>
    </style:style>
    <style:style style:name="P276" style:family="paragraph" style:parent-style-name="Heading_20_2" style:list-style-name="">
      <style:paragraph-properties fo:line-height="120%"/>
      <style:text-properties fo:font-style="normal" style:font-style-asian="normal" style:font-style-complex="normal"/>
    </style:style>
    <style:style style:name="P277" style:family="paragraph" style:parent-style-name="Heading_20_2">
      <style:paragraph-properties fo:break-before="page"/>
    </style:style>
    <style:style style:name="P278" style:family="paragraph" style:parent-style-name="Heading_20_2">
      <style:paragraph-properties fo:break-before="page"/>
      <style:text-properties officeooo:rsid="0048a39b" officeooo:paragraph-rsid="0048a39b"/>
    </style:style>
    <style:style style:name="P279" style:family="paragraph" style:parent-style-name="Heading_20_2">
      <style:paragraph-properties fo:break-before="page"/>
      <style:text-properties fo:font-style="normal" style:font-style-asian="normal" style:font-style-complex="normal"/>
    </style:style>
    <style:style style:name="P280" style:family="paragraph" style:parent-style-name="Heading_20_2">
      <style:paragraph-properties fo:break-before="page"/>
      <style:text-properties fo:font-style="normal" officeooo:paragraph-rsid="00ca8190" style:font-style-asian="normal" style:font-style-complex="normal"/>
    </style:style>
    <style:style style:name="P281" style:family="paragraph" style:parent-style-name="Heading_20_4">
      <style:text-properties officeooo:paragraph-rsid="008c77b8"/>
    </style:style>
    <style:style style:name="P282" style:family="paragraph" style:parent-style-name="Heading_20_4">
      <style:text-properties officeooo:rsid="008bb56e" officeooo:paragraph-rsid="008bb56e"/>
    </style:style>
    <style:style style:name="P283" style:family="paragraph" style:parent-style-name="Heading_20_4">
      <style:text-properties officeooo:rsid="006da4d4" officeooo:paragraph-rsid="006da4d4"/>
    </style:style>
    <style:style style:name="P284" style:family="paragraph" style:parent-style-name="Heading_20_4">
      <style:text-properties officeooo:paragraph-rsid="00974033"/>
    </style:style>
    <style:style style:name="P285" style:family="paragraph" style:parent-style-name="Heading_20_4">
      <style:text-properties officeooo:rsid="0033065f" officeooo:paragraph-rsid="0037b940"/>
    </style:style>
    <style:style style:name="P286" style:family="paragraph" style:parent-style-name="Heading_20_4">
      <style:text-properties officeooo:rsid="00d57e9b" officeooo:paragraph-rsid="00d57e9b"/>
    </style:style>
    <style:style style:name="P287" style:family="paragraph" style:parent-style-name="Heading_20_4">
      <style:paragraph-properties fo:break-before="page"/>
    </style:style>
    <style:style style:name="P288" style:family="paragraph" style:parent-style-name="Heading_20_4">
      <style:paragraph-properties fo:break-before="page"/>
      <style:text-properties officeooo:rsid="008c77b8" officeooo:paragraph-rsid="008c77b8"/>
    </style:style>
    <style:style style:name="P289"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90" style:family="paragraph" style:parent-style-name="Table_20_Contents" style:list-style-name="L23">
      <style:text-properties fo:font-weight="normal" officeooo:rsid="0037b940" officeooo:paragraph-rsid="0037b940" style:font-weight-asian="normal" style:font-weight-complex="normal"/>
    </style:style>
    <style:style style:name="P291"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92"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93"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94"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95"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96"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97"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98"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99"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00"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301"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02"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03"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04"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05"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06"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07"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08"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09"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10"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11"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12"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13"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14"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15"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16"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17"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18"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19"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20"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21"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22"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23"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24"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25"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2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2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2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2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30"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31"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32"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33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334"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335"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336"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337"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338"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339"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340"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341"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342"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43"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44"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45"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46"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47"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48"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49"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50"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51"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52"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53"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54"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55"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356"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357"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58"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59"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360"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361"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362"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363"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364"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365"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366"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367"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368"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369"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370"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371"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372"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373"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374"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375" style:family="paragraph" style:parent-style-name="normal" style:list-style-name="L3">
      <style:paragraph-properties fo:line-height="150%" fo:text-align="justify" style:justify-single-word="false"/>
      <style:text-properties officeooo:paragraph-rsid="0015d025"/>
    </style:style>
    <style:style style:name="P376" style:family="paragraph" style:parent-style-name="normal" style:list-style-name="L11">
      <style:paragraph-properties fo:line-height="150%" fo:text-align="justify" style:justify-single-word="false"/>
      <style:text-properties officeooo:paragraph-rsid="00192429"/>
    </style:style>
    <style:style style:name="P377" style:family="paragraph" style:parent-style-name="normal" style:list-style-name="WW8Num9">
      <style:paragraph-properties fo:line-height="150%" fo:text-align="justify" style:justify-single-word="false"/>
      <style:text-properties officeooo:rsid="0017918a" officeooo:paragraph-rsid="00192429"/>
    </style:style>
    <style:style style:name="P378" style:family="paragraph" style:parent-style-name="normal" style:list-style-name="L12">
      <style:paragraph-properties fo:line-height="150%" fo:text-align="justify" style:justify-single-word="false"/>
      <style:text-properties officeooo:rsid="00193304" officeooo:paragraph-rsid="00193304"/>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836675" style:font-style-asian="italic" style:font-size-complex="10.5pt" style:font-style-complex="italic"/>
    </style:style>
    <style:style style:name="T22" style:family="text">
      <style:text-properties fo:font-style="italic" officeooo:rsid="003b9b3c" style:font-style-asian="italic" style:font-size-complex="10.5pt" style:font-style-complex="normal"/>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733dda"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353fba" style:font-style-asian="normal" style:font-style-complex="normal"/>
    </style:style>
    <style:style style:name="T27" style:family="text">
      <style:text-properties fo:font-style="normal" officeooo:rsid="003c06ab" style:font-style-asian="normal" style:font-style-complex="normal"/>
    </style:style>
    <style:style style:name="T28" style:family="text">
      <style:text-properties fo:font-style="normal" officeooo:rsid="0067bb81" style:font-style-asian="normal" style:font-style-complex="normal"/>
    </style:style>
    <style:style style:name="T29" style:family="text">
      <style:text-properties fo:font-style="normal" officeooo:rsid="006c0cc4" style:font-style-asian="normal" style:font-style-complex="normal"/>
    </style:style>
    <style:style style:name="T30" style:family="text">
      <style:text-properties fo:font-style="normal" officeooo:rsid="00a670e1" style:font-style-asian="normal" style:font-style-complex="normal"/>
    </style:style>
    <style:style style:name="T31" style:family="text">
      <style:text-properties fo:font-style="normal" officeooo:rsid="003b9b3c" style:font-style-asian="normal" style:font-style-complex="normal"/>
    </style:style>
    <style:style style:name="T32" style:family="text">
      <style:text-properties fo:font-style="normal" officeooo:rsid="00ba34e7" style:font-style-asian="normal" style:font-style-complex="normal"/>
    </style:style>
    <style:style style:name="T33" style:family="text">
      <style:text-properties fo:font-style="normal" officeooo:rsid="00be8f4e" style:font-style-asian="normal" style:font-style-complex="normal"/>
    </style:style>
    <style:style style:name="T34" style:family="text">
      <style:text-properties fo:font-style="normal" officeooo:rsid="00c25fa7" style:font-style-asian="normal" style:font-style-complex="normal"/>
    </style:style>
    <style:style style:name="T35" style:family="text">
      <style:text-properties fo:font-style="normal" officeooo:rsid="00c41376" style:font-style-asian="normal" style:font-style-complex="normal"/>
    </style:style>
    <style:style style:name="T36" style:family="text">
      <style:text-properties fo:font-style="normal" officeooo:rsid="003b9b3c" style:font-style-asian="normal" style:font-size-complex="10.5pt"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353fba" style:font-style-asian="normal" style:font-weight-asian="bold" style:font-style-complex="normal" style:font-weight-complex="bold"/>
    </style:style>
    <style:style style:name="T39" style:family="text">
      <style:text-properties fo:font-style="normal" fo:font-weight="bold" officeooo:rsid="0067bb81" style:font-style-asian="normal" style:font-weight-asian="bold" style:font-style-complex="normal" style:font-weight-complex="bold"/>
    </style:style>
    <style:style style:name="T40" style:family="text">
      <style:text-properties fo:font-style="normal" fo:font-weight="bold" officeooo:rsid="00b0e890" style:font-style-asian="normal" style:font-weight-asian="bold" style:font-style-complex="normal" style:font-weight-complex="bold"/>
    </style:style>
    <style:style style:name="T41" style:family="text">
      <style:text-properties fo:font-style="normal" fo:font-weight="bold" style:font-name-asian="Arial" style:font-style-asian="normal" style:font-weight-asian="bold" style:font-name-complex="Arial" style:font-style-complex="normal" style:font-weight-complex="bold"/>
    </style:style>
    <style:style style:name="T42"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43" style:family="text">
      <style:text-properties fo:font-style="normal" style:font-name-asian="Arial" style:font-style-asian="normal" style:font-name-complex="Arial" style:font-style-complex="normal"/>
    </style:style>
    <style:style style:name="T44" style:family="text">
      <style:text-properties fo:font-style="normal" officeooo:rsid="0067bb81" style:font-name-asian="Arial" style:font-style-asian="normal" style:font-name-complex="Arial" style:font-style-complex="normal"/>
    </style:style>
    <style:style style:name="T45" style:family="text">
      <style:text-properties fo:font-style="normal" fo:font-weight="normal"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51"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52"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53"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54"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55"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56"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2c8da1" style:font-style-asian="normal" style:font-weight-asian="normal" style:font-style-complex="normal" style:font-weight-complex="normal"/>
    </style:style>
    <style:style style:name="T69" style:family="text">
      <style:text-properties fo:font-style="normal" fo:font-weight="normal" officeooo:rsid="006c0cc4" style:font-style-asian="normal" style:font-weight-asian="normal" style:font-style-complex="normal" style:font-weight-complex="normal"/>
    </style:style>
    <style:style style:name="T70" style:family="text">
      <style:text-properties fo:font-weight="normal" style:font-weight-asian="normal" style:font-weight-complex="normal"/>
    </style:style>
    <style:style style:name="T71" style:family="text">
      <style:text-properties fo:font-weight="normal" officeooo:rsid="0013cd85" style:font-weight-asian="normal" style:font-weight-complex="normal"/>
    </style:style>
    <style:style style:name="T72" style:family="text">
      <style:text-properties fo:font-weight="normal" officeooo:rsid="0015d025" style:font-weight-asian="normal" style:font-weight-complex="normal"/>
    </style:style>
    <style:style style:name="T73" style:family="text">
      <style:text-properties fo:font-weight="normal" officeooo:rsid="001a50ca" style:font-weight-asian="normal" style:font-weight-complex="normal"/>
    </style:style>
    <style:style style:name="T74" style:family="text">
      <style:text-properties fo:font-weight="normal" officeooo:rsid="00204a89" style:font-weight-asian="normal" style:font-weight-complex="normal"/>
    </style:style>
    <style:style style:name="T75" style:family="text">
      <style:text-properties fo:font-weight="normal" officeooo:rsid="0037b940" style:font-weight-asian="normal" style:font-weight-complex="normal"/>
    </style:style>
    <style:style style:name="T76" style:family="text">
      <style:text-properties fo:font-weight="normal" officeooo:rsid="00ce0546" style:font-weight-asian="normal" style:font-weight-complex="normal"/>
    </style:style>
    <style:style style:name="T77" style:family="text">
      <style:text-properties style:font-name="Open Sans Light" fo:font-weight="normal" style:font-weight-asian="normal" style:font-weight-complex="normal"/>
    </style:style>
    <style:style style:name="T78" style:family="text">
      <style:text-properties style:font-name="PT Serif2"/>
    </style:style>
    <style:style style:name="T79" style:family="text">
      <style:text-properties style:font-name="PT Serif2" fo:font-style="italic" style:font-style-asian="italic" style:font-style-complex="italic"/>
    </style:style>
    <style:style style:name="T80" style:family="text">
      <style:text-properties style:font-name="PT Serif2" fo:font-style="italic" officeooo:rsid="003d5f96" style:font-style-asian="italic" style:font-style-complex="italic"/>
    </style:style>
    <style:style style:name="T81" style:family="text">
      <style:text-properties style:font-name="PT Serif2" fo:font-style="italic" officeooo:rsid="003e0137" style:font-style-asian="italic" style:font-style-complex="italic"/>
    </style:style>
    <style:style style:name="T82"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83"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84"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85"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86"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87"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88"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89"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90"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91"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92"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93"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94"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95" style:family="text">
      <style:text-properties style:font-name="PT Serif2" fo:font-size="12pt" fo:font-style="normal" style:font-size-asian="12pt" style:font-style-asian="normal" style:font-size-complex="12pt" style:font-style-complex="normal"/>
    </style:style>
    <style:style style:name="T96" style:family="text">
      <style:text-properties style:font-name="PT Serif2" fo:font-size="12pt" fo:font-style="normal" officeooo:rsid="005c8d27" style:font-size-asian="12pt" style:font-style-asian="normal" style:font-size-complex="12pt" style:font-style-complex="normal"/>
    </style:style>
    <style:style style:name="T97" style:family="text">
      <style:text-properties style:font-name="PT Serif2" fo:font-size="12pt" style:font-size-asian="12pt" style:font-size-complex="12pt"/>
    </style:style>
    <style:style style:name="T98" style:family="text">
      <style:text-properties style:font-name="PT Serif2" fo:font-size="12pt" officeooo:rsid="005c7a56" style:font-size-asian="12pt" style:font-size-complex="12pt"/>
    </style:style>
    <style:style style:name="T99" style:family="text">
      <style:text-properties style:font-name="PT Serif2" fo:font-size="12pt" officeooo:rsid="005c8d27" style:font-size-asian="12pt" style:font-size-complex="12pt"/>
    </style:style>
    <style:style style:name="T100" style:family="text">
      <style:text-properties style:font-name="PT Serif2" fo:font-size="12pt" officeooo:rsid="005d456f" style:font-size-asian="12pt" style:font-size-complex="12pt"/>
    </style:style>
    <style:style style:name="T101" style:family="text">
      <style:text-properties style:font-name="PT Serif2" fo:font-size="12pt" officeooo:rsid="005de701" style:font-size-asian="12pt" style:font-size-complex="12pt"/>
    </style:style>
    <style:style style:name="T102" style:family="text">
      <style:text-properties style:font-name="PT Serif2" fo:font-size="12pt" officeooo:rsid="0063893a" style:font-size-asian="12pt" style:font-size-complex="12pt"/>
    </style:style>
    <style:style style:name="T103" style:family="text">
      <style:text-properties style:font-name="PT Serif2" fo:font-size="12pt" officeooo:rsid="007c9362" style:font-size-asian="12pt" style:font-size-complex="12pt"/>
    </style:style>
    <style:style style:name="T104" style:family="text">
      <style:text-properties style:font-name="PT Serif2" fo:font-size="12pt" officeooo:rsid="00acae9c" style:font-size-asian="12pt" style:font-size-complex="12pt"/>
    </style:style>
    <style:style style:name="T105" style:family="text">
      <style:text-properties style:font-name="PT Serif2" fo:font-size="12pt" officeooo:rsid="00b3326d" style:font-size-asian="12pt" style:font-size-complex="12pt"/>
    </style:style>
    <style:style style:name="T106" style:family="text">
      <style:text-properties style:font-name="PT Serif2" fo:font-size="12pt" officeooo:rsid="00cdedd6" style:font-size-asian="12pt" style:font-size-complex="12pt"/>
    </style:style>
    <style:style style:name="T107" style:family="text">
      <style:text-properties style:font-name="PT Serif2" fo:font-size="12pt" officeooo:rsid="00d1d088" style:font-size-asian="12pt" style:font-size-complex="12pt"/>
    </style:style>
    <style:style style:name="T108" style:family="text">
      <style:text-properties style:font-name="PT Serif2" fo:font-size="12pt" officeooo:rsid="00d3cac0" style:font-size-asian="12pt" style:font-size-complex="12pt"/>
    </style:style>
    <style:style style:name="T109" style:family="text">
      <style:text-properties style:font-name="PT Serif2" fo:font-size="12pt" officeooo:rsid="00d89bfe" style:font-size-asian="12pt" style:font-size-complex="12pt"/>
    </style:style>
    <style:style style:name="T110" style:family="text">
      <style:text-properties style:font-name="PT Serif2" fo:font-size="12pt" fo:font-style="italic" style:font-size-asian="12pt" style:font-style-asian="italic" style:font-size-complex="12pt" style:font-style-complex="italic"/>
    </style:style>
    <style:style style:name="T111" style:family="text">
      <style:text-properties style:font-name="PT Serif2" fo:font-size="12pt" fo:font-style="italic" officeooo:rsid="00b4d96c" style:font-size-asian="12pt" style:font-style-asian="italic" style:font-size-complex="12pt" style:font-style-complex="italic"/>
    </style:style>
    <style:style style:name="T112"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13"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14"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15"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16"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17"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18"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19"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20"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21"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22" style:family="text">
      <style:text-properties style:font-name="PT Serif2" fo:font-size="12pt" fo:font-weight="normal" style:font-size-asian="12pt" style:font-weight-asian="normal" style:font-size-complex="12pt" style:font-weight-complex="normal"/>
    </style:style>
    <style:style style:name="T123" style:family="text">
      <style:text-properties style:font-name="PT Serif2" fo:font-size="12pt" fo:font-weight="normal" officeooo:rsid="005c7a56" style:font-size-asian="12pt" style:font-weight-asian="normal" style:font-size-complex="12pt" style:font-weight-complex="normal"/>
    </style:style>
    <style:style style:name="T124" style:family="text">
      <style:text-properties style:font-name="PT Serif2" fo:font-size="12pt" fo:font-weight="bold" style:font-size-asian="12pt" style:font-weight-asian="bold" style:font-size-complex="12pt" style:font-weight-complex="bold"/>
    </style:style>
    <style:style style:name="T125" style:family="text">
      <style:text-properties style:font-name="PT Serif2" fo:font-size="12pt" fo:font-weight="bold" officeooo:rsid="005c7a56" style:font-size-asian="12pt" style:font-weight-asian="bold" style:font-size-complex="12pt" style:font-weight-complex="bold"/>
    </style:style>
    <style:style style:name="T126" style:family="text">
      <style:text-properties style:font-name="PT Serif2" fo:font-size="12pt" fo:font-weight="bold" officeooo:rsid="005de701" style:font-size-asian="12pt" style:font-weight-asian="bold" style:font-size-complex="12pt" style:font-weight-complex="bold"/>
    </style:style>
    <style:style style:name="T127" style:family="text">
      <style:text-properties style:font-name="PT Serif2" fo:font-size="12pt" fo:font-weight="bold" officeooo:rsid="0063893a" style:font-size-asian="12pt" style:font-weight-asian="bold" style:font-size-complex="12pt" style:font-weight-complex="bold"/>
    </style:style>
    <style:style style:name="T128" style:family="text">
      <style:text-properties style:font-name="PT Serif2" fo:font-size="12pt" fo:font-weight="bold" officeooo:rsid="00b4d96c" style:font-size-asian="12pt" style:font-weight-asian="bold" style:font-size-complex="12pt" style:font-weight-complex="bold"/>
    </style:style>
    <style:style style:name="T129" style:family="text">
      <style:text-properties style:font-name="PT Serif2" fo:font-size="12pt" fo:font-weight="bold" officeooo:rsid="005c8d27" style:font-size-asian="12pt" style:font-weight-asian="bold" style:font-size-complex="12pt" style:font-weight-complex="bold"/>
    </style:style>
    <style:style style:name="T130" style:family="text">
      <style:text-properties style:font-name="PT Serif2" fo:font-size="12pt" fo:font-weight="bold" officeooo:rsid="00d00040" style:font-size-asian="12pt" style:font-weight-asian="bold" style:font-size-complex="12pt" style:font-weight-complex="bold"/>
    </style:style>
    <style:style style:name="T131" style:family="text">
      <style:text-properties style:font-name="PT Serif2" officeooo:rsid="003d5f96"/>
    </style:style>
    <style:style style:name="T132" style:family="text">
      <style:text-properties style:font-name="PT Serif2" officeooo:rsid="00cdedd6"/>
    </style:style>
    <style:style style:name="T133" style:family="text">
      <style:text-properties fo:font-weight="bold" style:font-weight-asian="bold" style:font-weight-complex="bold"/>
    </style:style>
    <style:style style:name="T134" style:family="text">
      <style:text-properties fo:font-weight="bold" officeooo:rsid="005de701" style:font-weight-asian="bold" style:font-weight-complex="bold"/>
    </style:style>
    <style:style style:name="T135" style:family="text">
      <style:text-properties fo:font-weight="bold" officeooo:rsid="008f903b" style:font-weight-asian="bold" style:font-weight-complex="bold"/>
    </style:style>
    <style:style style:name="T136" style:family="text">
      <style:text-properties fo:font-weight="bold" officeooo:rsid="009e1ac4" style:font-weight-asian="bold" style:font-weight-complex="bold"/>
    </style:style>
    <style:style style:name="T137" style:family="text">
      <style:text-properties fo:font-weight="bold" officeooo:rsid="00a670e1" style:font-weight-asian="bold" style:font-weight-complex="bold"/>
    </style:style>
    <style:style style:name="T138" style:family="text">
      <style:text-properties fo:font-weight="bold" officeooo:rsid="00b0e890" style:font-weight-asian="bold" style:font-weight-complex="bold"/>
    </style:style>
    <style:style style:name="T139" style:family="text">
      <style:text-properties fo:font-weight="bold" officeooo:rsid="00b26c7c" style:font-weight-asian="bold" style:font-weight-complex="bold"/>
    </style:style>
    <style:style style:name="T140" style:family="text">
      <style:text-properties fo:font-weight="bold" officeooo:rsid="00c4cfc2" style:font-weight-asian="bold" style:font-weight-complex="bold"/>
    </style:style>
    <style:style style:name="T141" style:family="text">
      <style:text-properties fo:font-weight="bold" officeooo:rsid="00cdedd6" style:font-weight-asian="bold" style:font-weight-complex="bold"/>
    </style:style>
    <style:style style:name="T142" style:family="text">
      <style:text-properties officeooo:rsid="000f1b2b"/>
    </style:style>
    <style:style style:name="T143" style:family="text">
      <style:text-properties officeooo:rsid="00103be0"/>
    </style:style>
    <style:style style:name="T144" style:family="text">
      <style:text-properties officeooo:rsid="0010ff1d"/>
    </style:style>
    <style:style style:name="T145" style:family="text">
      <style:text-properties officeooo:rsid="00129624"/>
    </style:style>
    <style:style style:name="T146" style:family="text">
      <style:text-properties officeooo:rsid="0013cd85"/>
    </style:style>
    <style:style style:name="T147" style:family="text">
      <style:text-properties officeooo:rsid="00145a1c"/>
    </style:style>
    <style:style style:name="T148" style:family="text">
      <style:text-properties officeooo:rsid="0015d025"/>
    </style:style>
    <style:style style:name="T149" style:family="text">
      <style:text-properties officeooo:rsid="0017918a"/>
    </style:style>
    <style:style style:name="T150" style:family="text">
      <style:text-properties officeooo:rsid="00192429"/>
    </style:style>
    <style:style style:name="T151" style:family="text">
      <style:text-properties officeooo:rsid="00193304"/>
    </style:style>
    <style:style style:name="T152" style:family="text">
      <style:text-properties officeooo:rsid="001a50ca"/>
    </style:style>
    <style:style style:name="T153" style:family="text">
      <style:text-properties officeooo:rsid="001f8c6a"/>
    </style:style>
    <style:style style:name="T154" style:family="text">
      <style:text-properties style:font-name-asian="Arial"/>
    </style:style>
    <style:style style:name="T155" style:family="text">
      <style:text-properties officeooo:rsid="001f8c6a" style:font-name-asian="Arial"/>
    </style:style>
    <style:style style:name="T156" style:family="text">
      <style:text-properties officeooo:rsid="00204a89"/>
    </style:style>
    <style:style style:name="T157" style:family="text">
      <style:text-properties officeooo:rsid="0022b268"/>
    </style:style>
    <style:style style:name="T158" style:family="text">
      <style:text-properties officeooo:rsid="002a9694"/>
    </style:style>
    <style:style style:name="T159" style:family="text">
      <style:text-properties officeooo:rsid="002de370"/>
    </style:style>
    <style:style style:name="T160" style:family="text">
      <style:text-properties officeooo:rsid="002f17d1"/>
    </style:style>
    <style:style style:name="T161" style:family="text">
      <style:text-properties officeooo:rsid="0033065f"/>
    </style:style>
    <style:style style:name="T162" style:family="text">
      <style:text-properties officeooo:rsid="00353fba"/>
    </style:style>
    <style:style style:name="T163" style:family="text">
      <style:text-properties officeooo:rsid="0036b354"/>
    </style:style>
    <style:style style:name="T164" style:family="text">
      <style:text-properties style:font-name="Open Sans1" fo:font-size="11pt" style:font-size-asian="11pt" style:font-size-complex="11pt"/>
    </style:style>
    <style:style style:name="T165" style:family="text">
      <style:text-properties style:font-name="Open Sans1" fo:font-size="11pt" officeooo:rsid="00346fb9" style:font-size-asian="11pt" style:font-size-complex="11pt"/>
    </style:style>
    <style:style style:name="T166" style:family="text">
      <style:text-properties style:font-name="Open Sans1" fo:font-size="11pt" fo:font-weight="bold" officeooo:rsid="00b0e890" style:font-size-asian="11pt" style:font-weight-asian="bold" style:font-size-complex="11pt" style:font-weight-complex="bold"/>
    </style:style>
    <style:style style:name="T167" style:family="text">
      <style:text-properties officeooo:rsid="0037b940"/>
    </style:style>
    <style:style style:name="T168" style:family="text">
      <style:text-properties style:text-position="sub 58%" fo:font-style="normal" style:font-style-asian="normal" style:font-style-complex="normal"/>
    </style:style>
    <style:style style:name="T169" style:family="text">
      <style:text-properties style:text-position="sub 58%" fo:font-style="normal" fo:font-weight="normal" style:font-style-asian="normal" style:font-weight-asian="normal" style:font-style-complex="normal" style:font-weight-complex="normal"/>
    </style:style>
    <style:style style:name="T170" style:family="text">
      <style:text-properties fo:font-size="11pt" fo:font-style="italic" style:font-size-asian="11pt" style:font-style-asian="italic" style:font-size-complex="11pt" style:font-style-complex="italic"/>
    </style:style>
    <style:style style:name="T171" style:family="text">
      <style:text-properties fo:font-size="11pt" fo:font-style="italic" officeooo:rsid="0037b940" style:font-size-asian="11pt" style:font-style-asian="italic" style:font-size-complex="11pt" style:font-style-complex="italic"/>
    </style:style>
    <style:style style:name="T172" style:family="text">
      <style:text-properties officeooo:rsid="003c06ab"/>
    </style:style>
    <style:style style:name="T173" style:family="text">
      <style:text-properties officeooo:rsid="003cd9ca"/>
    </style:style>
    <style:style style:name="T174" style:family="text">
      <style:text-properties officeooo:rsid="0043e92b"/>
    </style:style>
    <style:style style:name="T175" style:family="text">
      <style:text-properties officeooo:rsid="004937ae"/>
    </style:style>
    <style:style style:name="T176" style:family="text">
      <style:text-properties officeooo:rsid="0053d8aa"/>
    </style:style>
    <style:style style:name="T177" style:family="text">
      <style:text-properties officeooo:rsid="005c8d27"/>
    </style:style>
    <style:style style:name="T178" style:family="text">
      <style:text-properties officeooo:rsid="00660155"/>
    </style:style>
    <style:style style:name="T179" style:family="text">
      <style:text-properties officeooo:rsid="0067bb81"/>
    </style:style>
    <style:style style:name="T180" style:family="text">
      <style:text-properties officeooo:rsid="006937d8"/>
    </style:style>
    <style:style style:name="T181" style:family="text">
      <style:text-properties officeooo:rsid="0069ced1"/>
    </style:style>
    <style:style style:name="T182" style:family="text">
      <style:text-properties officeooo:rsid="006a2fc8"/>
    </style:style>
    <style:style style:name="T183" style:family="text">
      <style:text-properties officeooo:rsid="006c0cc4"/>
    </style:style>
    <style:style style:name="T184" style:family="text">
      <style:text-properties style:font-size-complex="10.5pt"/>
    </style:style>
    <style:style style:name="T185" style:family="text">
      <style:text-properties officeooo:rsid="00704e54"/>
    </style:style>
    <style:style style:name="T186" style:family="text">
      <style:text-properties officeooo:rsid="00733dda"/>
    </style:style>
    <style:style style:name="T187" style:family="text">
      <style:text-properties officeooo:rsid="00788ce0"/>
    </style:style>
    <style:style style:name="T188" style:family="text">
      <style:text-properties officeooo:rsid="007c9362"/>
    </style:style>
    <style:style style:name="T189" style:family="text">
      <style:text-properties officeooo:rsid="007e8eac"/>
    </style:style>
    <style:style style:name="T190" style:family="text">
      <style:text-properties officeooo:rsid="00836675"/>
    </style:style>
    <style:style style:name="T191" style:family="text">
      <style:text-properties officeooo:rsid="00862432"/>
    </style:style>
    <style:style style:name="T192" style:family="text">
      <style:text-properties officeooo:rsid="0089e9a3"/>
    </style:style>
    <style:style style:name="T193" style:family="text">
      <style:text-properties officeooo:rsid="008b0a37"/>
    </style:style>
    <style:style style:name="T194" style:family="text">
      <style:text-properties officeooo:rsid="008c77b8"/>
    </style:style>
    <style:style style:name="T195" style:family="text">
      <style:text-properties officeooo:rsid="00908067"/>
    </style:style>
    <style:style style:name="T196" style:family="text">
      <style:text-properties officeooo:rsid="0092601b"/>
    </style:style>
    <style:style style:name="T197" style:family="text">
      <style:text-properties style:font-name-complex="PTSerif-Regular"/>
    </style:style>
    <style:style style:name="T198" style:family="text">
      <style:text-properties officeooo:rsid="009b4f96" style:font-name-complex="PTSerif-Regular"/>
    </style:style>
    <style:style style:name="T199" style:family="text">
      <style:text-properties officeooo:rsid="009d2f13" style:font-name-complex="PTSerif-Regular"/>
    </style:style>
    <style:style style:name="T200" style:family="text">
      <style:text-properties officeooo:rsid="00aaf38e" style:font-name-complex="PTSerif-Regular"/>
    </style:style>
    <style:style style:name="T201" style:family="text">
      <style:text-properties officeooo:rsid="00a26de7"/>
    </style:style>
    <style:style style:name="T202" style:family="text">
      <style:text-properties officeooo:rsid="00a3b41c"/>
    </style:style>
    <style:style style:name="T203" style:family="text">
      <style:text-properties officeooo:rsid="00a41758"/>
    </style:style>
    <style:style style:name="T204" style:family="text">
      <style:text-properties officeooo:rsid="00a670e1"/>
    </style:style>
    <style:style style:name="T205" style:family="text">
      <style:text-properties officeooo:rsid="00a6a7cd"/>
    </style:style>
    <style:style style:name="T206" style:family="text">
      <style:text-properties officeooo:rsid="00a732cf"/>
    </style:style>
    <style:style style:name="T207" style:family="text">
      <style:text-properties officeooo:rsid="00aadc5c"/>
    </style:style>
    <style:style style:name="T208" style:family="text">
      <style:text-properties officeooo:rsid="00aaf38e"/>
    </style:style>
    <style:style style:name="T209" style:family="text">
      <style:text-properties officeooo:rsid="00acae9c"/>
    </style:style>
    <style:style style:name="T210" style:family="text">
      <style:text-properties officeooo:rsid="00b0e890"/>
    </style:style>
    <style:style style:name="T211" style:family="text">
      <style:text-properties officeooo:rsid="00ba34e7"/>
    </style:style>
    <style:style style:name="T212" style:family="text">
      <style:text-properties officeooo:rsid="00be8f4e"/>
    </style:style>
    <style:style style:name="T213" style:family="text">
      <style:text-properties fo:font-size="12pt" style:font-size-asian="12pt" style:font-size-complex="12pt"/>
    </style:style>
    <style:style style:name="T214" style:family="text">
      <style:text-properties fo:font-size="12pt" officeooo:rsid="00c4cfc2" style:font-size-asian="12pt" style:font-size-complex="12pt"/>
    </style:style>
    <style:style style:name="T215" style:family="text">
      <style:text-properties fo:font-size="12pt" style:font-size-asian="12pt" style:font-name-complex="PTSerif-Regular" style:font-size-complex="12pt"/>
    </style:style>
    <style:style style:name="T216" style:family="text">
      <style:text-properties fo:font-size="12pt" officeooo:rsid="00c4cfc2" style:font-size-asian="12pt" style:font-name-complex="PTSerif-Regular" style:font-size-complex="12pt"/>
    </style:style>
    <style:style style:name="T217" style:family="text">
      <style:text-properties officeooo:rsid="00c6ec70"/>
    </style:style>
    <style:style style:name="T218" style:family="text">
      <style:text-properties style:font-name="Source Code Pro Semibold"/>
    </style:style>
    <style:style style:name="T219" style:family="text">
      <style:text-properties style:font-name="Source Code Pro Semibold" officeooo:rsid="00e13408"/>
    </style:style>
    <style:style style:name="T220" style:family="text">
      <style:text-properties officeooo:rsid="00ca8190"/>
    </style:style>
    <style:style style:name="T221" style:family="text">
      <style:text-properties officeooo:rsid="00cb3370"/>
    </style:style>
    <style:style style:name="T222" style:family="text">
      <style:text-properties officeooo:rsid="00cdc5e5"/>
    </style:style>
    <style:style style:name="T223" style:family="text">
      <style:text-properties officeooo:rsid="00d13925"/>
    </style:style>
    <style:style style:name="T224" style:family="text">
      <style:text-properties officeooo:rsid="00d1d088"/>
    </style:style>
    <style:style style:name="T225" style:family="text">
      <style:text-properties officeooo:rsid="00d6277b"/>
    </style:style>
    <style:style style:name="T226" style:family="text">
      <style:text-properties officeooo:rsid="00d97b8e"/>
    </style:style>
    <style:style style:name="T227" style:family="text">
      <style:text-properties fo:color="#ccff00"/>
    </style:style>
    <style:style style:name="T228" style:family="text">
      <style:text-properties fo:color="#ccff00" officeooo:rsid="00d97b8e"/>
    </style:style>
    <style:style style:name="T229" style:family="text">
      <style:text-properties fo:color="#ccff00" officeooo:rsid="00da071e"/>
    </style:style>
    <style:style style:name="T230" style:family="text">
      <style:text-properties fo:color="#ccff00" officeooo:rsid="00daa9a5"/>
    </style:style>
    <style:style style:name="T231" style:family="text">
      <style:text-properties fo:color="#ccff00" officeooo:rsid="00e13408"/>
    </style:style>
    <style:style style:name="T232" style:family="text">
      <style:text-properties officeooo:rsid="00daa9a5"/>
    </style:style>
    <style:style style:name="T233" style:family="text">
      <style:text-properties officeooo:rsid="00de4952"/>
    </style:style>
    <style:style style:name="T234" style:family="text">
      <style:text-properties officeooo:rsid="00e0b4aa"/>
    </style:style>
    <style:style style:name="T235" style:family="text">
      <style:text-properties officeooo:rsid="00e13408"/>
    </style:style>
    <style:style style:name="T236" style:family="text">
      <style:text-properties officeooo:rsid="00e38b1e"/>
    </style:style>
    <style:style style:name="T237" style:family="text">
      <style:text-properties officeooo:rsid="00e5f708"/>
    </style:style>
    <style:style style:name="T238" style:family="text">
      <style:text-properties officeooo:rsid="00e661e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77">Sustav za arhivu i <text:line-break/>reprodukciju tonskih zapisa</text:span><text:span text:style-name="T70"> </text:span></text:p>
      <text:p text:style-name="P5">Dokumentacija, revizija 1.0</text:p>
      <text:p text:style-name="P4"/>
      <text:p text:style-name="P4"/>
      <text:p text:style-name="P6"><text:span text:style-name="T78"><text:line-break/><text:line-break/><text:line-break/>Grupa: </text:span><text:span text:style-name="T79">BananaBlade<text:line-break/></text:span><text:span text:style-name="T78">Voditelj: </text:span><text:span text:style-name="T79">Zvonimir Jurelinac<text:line-break/><text:line-break/></text:span><text:span text:style-name="T78">Datum predaje: </text:span><text:span text:style-name="T81">20. studeni 2015.</text:span><text:span text:style-name="T79"><text:line-break/><text:line-break/></text:span><text:span text:style-name="T131">Asistent: </text:span><text:span text:style-name="T80">Miljenko Krhen<text:line-break/></text:span><text:span text:style-name="T131">Nastavnik: </text:span><text:span text:style-name="T80">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Sadržaj</text:p>
          </text:index-title>
          <text:p text:style-name="P193"><text:a xlink:type="simple" xlink:href="#__RefHeading___Toc196_1769527897" text:style-name="Index_20_Link" text:visited-style-name="Index_20_Link">1. Dnevnik promjene dokumentacije<text:tab/>3</text:a></text:p>
          <text:p text:style-name="P193"><text:a xlink:type="simple" xlink:href="#__RefHeading___Toc198_1769527897" text:style-name="Index_20_Link" text:visited-style-name="Index_20_Link">2. Opis projektnog zadatka<text:tab/>4</text:a></text:p>
          <text:p text:style-name="P193"><text:a xlink:type="simple" xlink:href="#__RefHeading___Toc200_1769527897" text:style-name="Index_20_Link" text:visited-style-name="Index_20_Link">3. Rječnik pojmova<text:tab/>8</text:a></text:p>
          <text:p text:style-name="P193"><text:a xlink:type="simple" xlink:href="#__RefHeading___Toc202_1769527897" text:style-name="Index_20_Link" text:visited-style-name="Index_20_Link">4. Funkcionalni zahtjevi<text:tab/>9</text:a></text:p>
          <text:p text:style-name="P194"><text:a xlink:type="simple" xlink:href="#__RefHeading___Toc1317_1463536368" text:style-name="Index_20_Link" text:visited-style-name="Index_20_Link">4.1 Opis obrazaca uporabe<text:tab/>11</text:a></text:p>
          <text:p text:style-name="P194"><text:a xlink:type="simple" xlink:href="#__RefHeading___Toc2745_776402836" text:style-name="Index_20_Link" text:visited-style-name="Index_20_Link">4.2 Sekvencijski dijagrami<text:tab/>25</text:a></text:p>
          <text:p text:style-name="P193"><text:a xlink:type="simple" xlink:href="#__RefHeading___Toc204_1769527897" text:style-name="Index_20_Link" text:visited-style-name="Index_20_Link">5. Ostali zahtjevi<text:tab/>46</text:a></text:p>
          <text:p text:style-name="P193"><text:a xlink:type="simple" xlink:href="#__RefHeading___Toc206_1769527897" text:style-name="Index_20_Link" text:visited-style-name="Index_20_Link">6. Arhitektura i dizajn sustava<text:tab/>47</text:a></text:p>
          <text:p text:style-name="P194"><text:a xlink:type="simple" xlink:href="#__RefHeading___Toc443_1769527897" text:style-name="Index_20_Link" text:visited-style-name="Index_20_Link">6.1. Svrha, opći prioriteti i skica sustava<text:tab/>47</text:a></text:p>
          <text:p text:style-name="P194"><text:a xlink:type="simple" xlink:href="#__RefHeading___Toc445_1769527897" text:style-name="Index_20_Link" text:visited-style-name="Index_20_Link">6.2. Dijagram razreda s opisom<text:tab/>57</text:a></text:p>
          <text:p text:style-name="P194"><text:a xlink:type="simple" xlink:href="#__RefHeading___Toc447_1769527897" text:style-name="Index_20_Link" text:visited-style-name="Index_20_Link">6.3. Dijagram objekata<text:tab/>60</text:a></text:p>
          <text:p text:style-name="P194"><text:a xlink:type="simple" xlink:href="#__RefHeading___Toc449_1769527897" text:style-name="Index_20_Link" text:visited-style-name="Index_20_Link">6.4. Ostali UML dijagrami<text:tab/>61</text:a></text:p>
          <text:p text:style-name="P193"><text:a xlink:type="simple" xlink:href="#__RefHeading___Toc208_1769527897" text:style-name="Index_20_Link" text:visited-style-name="Index_20_Link">7. Implementacija i korisničko sučelje<text:tab/>62</text:a></text:p>
          <text:p text:style-name="P194"><text:a xlink:type="simple" xlink:href="#__RefHeading___Toc451_1769527897" text:style-name="Index_20_Link" text:visited-style-name="Index_20_Link">7.1. Dijagram razmještaja<text:tab/>62</text:a></text:p>
          <text:p text:style-name="P194"><text:a xlink:type="simple" xlink:href="#__RefHeading___Toc453_1769527897" text:style-name="Index_20_Link" text:visited-style-name="Index_20_Link">7.2. Korištene tehnologije i alati<text:tab/>62</text:a></text:p>
          <text:p text:style-name="P194"><text:a xlink:type="simple" xlink:href="#__RefHeading___Toc455_1769527897" text:style-name="Index_20_Link" text:visited-style-name="Index_20_Link">7.3. Isječak programskog koda vezan za temeljnu funkcionalnost sustava<text:tab/>62</text:a></text:p>
          <text:p text:style-name="P194"><text:a xlink:type="simple" xlink:href="#__RefHeading___Toc457_1769527897" text:style-name="Index_20_Link" text:visited-style-name="Index_20_Link">7.4. Ispitivanje programskog rješenja<text:tab/>62</text:a></text:p>
          <text:p text:style-name="P194"><text:a xlink:type="simple" xlink:href="#__RefHeading___Toc459_1769527897" text:style-name="Index_20_Link" text:visited-style-name="Index_20_Link">7.5. Upute za instalaciju<text:tab/>62</text:a></text:p>
          <text:p text:style-name="P194"><text:a xlink:type="simple" xlink:href="#__RefHeading___Toc461_1769527897" text:style-name="Index_20_Link" text:visited-style-name="Index_20_Link">7.6. Korisničke upute<text:tab/>62</text:a></text:p>
          <text:p text:style-name="P193"><text:a xlink:type="simple" xlink:href="#__RefHeading___Toc210_1769527897" text:style-name="Index_20_Link" text:visited-style-name="Index_20_Link">8. Zaključak i budući rad<text:tab/>63</text:a></text:p>
          <text:p text:style-name="P193"><text:a xlink:type="simple" xlink:href="#__RefHeading___Toc421_1769527897" text:style-name="Index_20_Link" text:visited-style-name="Index_20_Link">9. Popis literature<text:tab/>64</text:a></text:p>
          <text:p text:style-name="P193"><text:a xlink:type="simple" xlink:href="#__RefHeading___Toc425_1769527897" text:style-name="Index_20_Link" text:visited-style-name="Index_20_Link">Dodatak A: Dnevnik sastajanja<text:tab/>65</text:a></text:p>
        </text:index-body>
      </text:table-of-content>
      <text:h text:style-name="P262" text:outline-level="1"><text:bookmark-start text:name="__RefHeading___Toc196_1769527897"/><text:soft-page-break/>1. Dnevnik promjene dokumentacije<text:bookmark-end text:name="__RefHeading___Toc196_176952789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5">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9" office:value-type="string">
            <text:p text:style-name="P80">0.1</text:p>
          </table:table-cell>
          <table:table-cell table:style-name="Table1.B19" office:value-type="string">
            <text:p text:style-name="P79">Stvoren predložak za dokumentaciju</text:p>
          </table:table-cell>
          <table:table-cell table:style-name="Table1.C19" office:value-type="string">
            <text:p text:style-name="P79">Jurelinac, <text:span text:style-name="T178">Škalec</text:span></text:p>
          </table:table-cell>
          <table:table-cell table:style-name="Table1.D2" office:value-type="string">
            <text:p text:style-name="P79">25. 10. <text:span text:style-name="T145">20</text:span>15</text:p>
          </table:table-cell>
        </table:table-row>
        <table:table-row>
          <table:table-cell table:style-name="Table1.A19" office:value-type="string">
            <text:p text:style-name="P80">0.1.1</text:p>
          </table:table-cell>
          <table:table-cell table:style-name="Table1.B19" office:value-type="string">
            <text:p text:style-name="P79">Napisan dio opisa<text:line-break/>Dodan rječnik pojmova</text:p>
          </table:table-cell>
          <table:table-cell table:style-name="Table1.C19" office:value-type="string">
            <text:p text:style-name="P79">Jurelinac</text:p>
          </table:table-cell>
          <table:table-cell table:style-name="Table1.D3" office:value-type="string">
            <text:p text:style-name="P79">25. 10. <text:span text:style-name="T145">20</text:span>15</text:p>
          </table:table-cell>
        </table:table-row>
        <table:table-row>
          <table:table-cell table:style-name="Table1.A19" office:value-type="string">
            <text:p text:style-name="P80">0.<text:span text:style-name="T175">2</text:span></text:p>
          </table:table-cell>
          <table:table-cell table:style-name="Table1.B19" office:value-type="string">
            <text:p text:style-name="P79">Proširen opis zadatka</text:p>
          </table:table-cell>
          <table:table-cell table:style-name="Table1.C19" office:value-type="string">
            <text:p text:style-name="P79">Škalec</text:p>
          </table:table-cell>
          <table:table-cell table:style-name="Table1.D4" office:value-type="string">
            <text:p text:style-name="P79">02. 11. <text:span text:style-name="T145">20</text:span>15</text:p>
          </table:table-cell>
        </table:table-row>
        <table:table-row>
          <table:table-cell table:style-name="Table1.A19" office:value-type="string">
            <text:p text:style-name="P80">0.<text:span text:style-name="T175">3</text:span></text:p>
          </table:table-cell>
          <table:table-cell table:style-name="Table1.B19" office:value-type="string">
            <text:p text:style-name="P79">Proširen pojmovnik</text:p>
            <text:p text:style-name="P79">Započeti funkcionalni zahtjevi</text:p>
          </table:table-cell>
          <table:table-cell table:style-name="Table1.C19" office:value-type="string">
            <text:p text:style-name="P79">Škalec</text:p>
          </table:table-cell>
          <table:table-cell table:style-name="Table1.D5" office:value-type="string">
            <text:p text:style-name="P79">05. 11. <text:span text:style-name="T145">20</text:span>15</text:p>
          </table:table-cell>
        </table:table-row>
        <table:table-row>
          <table:table-cell table:style-name="Table1.A19" office:value-type="string">
            <text:p text:style-name="P80">0.<text:span text:style-name="T175">4</text:span></text:p>
          </table:table-cell>
          <table:table-cell table:style-name="Table1.B19" office:value-type="string">
            <text:p text:style-name="P79">Dovršeni funkcionalni zahtjevi</text:p>
            <text:p text:style-name="P79">Manje izmjene</text:p>
          </table:table-cell>
          <table:table-cell table:style-name="Table1.C19" office:value-type="string">
            <text:p text:style-name="P79">Škalec</text:p>
          </table:table-cell>
          <table:table-cell table:style-name="Table1.D6" office:value-type="string">
            <text:p text:style-name="P79">10. 11. <text:span text:style-name="T145">20</text:span>15</text:p>
          </table:table-cell>
        </table:table-row>
        <table:table-row>
          <table:table-cell table:style-name="Table1.A19" office:value-type="string">
            <text:p text:style-name="P81">0.<text:span text:style-name="T175">5</text:span></text:p>
          </table:table-cell>
          <table:table-cell table:style-name="Table1.B19" office:value-type="string">
            <text:p text:style-name="P90">Izmjene dijela opisa, <text:span text:style-name="T148">izmijenjeni neki obrasci upotrebe, dodani neki novi</text:span>, izmijenjen rječnik pojmova</text:p>
          </table:table-cell>
          <table:table-cell table:style-name="Table1.C19" office:value-type="string">
            <text:p text:style-name="P90">Jurelinac</text:p>
          </table:table-cell>
          <table:table-cell table:style-name="Table1.D19" office:value-type="string">
            <text:p text:style-name="P90">14. 11. 2015</text:p>
          </table:table-cell>
        </table:table-row>
        <table:table-row>
          <table:table-cell table:style-name="Table1.A19" office:value-type="string">
            <text:p text:style-name="P82">0.7</text:p>
          </table:table-cell>
          <table:table-cell table:style-name="Table1.B19" office:value-type="string">
            <text:p text:style-name="P124">Dodani dijagrami obrazaca uporabe, započeto opisivanje arhitekture sustava, stavljen ER model i opis relacija u bazi podataka</text:p>
          </table:table-cell>
          <table:table-cell table:style-name="Table1.C19" office:value-type="string">
            <text:p text:style-name="P124">Jurelinac</text:p>
          </table:table-cell>
          <table:table-cell table:style-name="Table1.D19" office:value-type="string">
            <text:p text:style-name="P124">16. 11. 2015. </text:p>
          </table:table-cell>
        </table:table-row>
        <table:table-row>
          <table:table-cell table:style-name="Table1.A19" office:value-type="string">
            <text:p text:style-name="P83">0.8</text:p>
          </table:table-cell>
          <table:table-cell table:style-name="Table1.B19" office:value-type="string">
            <text:p text:style-name="P126">Dodan opis klijentskog dijela i upravitelja</text:p>
          </table:table-cell>
          <table:table-cell table:style-name="Table1.C19" office:value-type="string">
            <text:p text:style-name="P126">Ivošević, Jurelinac</text:p>
          </table:table-cell>
          <table:table-cell table:style-name="Table1.D19" office:value-type="string">
            <text:p text:style-name="P126">17. 11. 2015.</text:p>
          </table:table-cell>
        </table:table-row>
        <table:table-row>
          <table:table-cell table:style-name="Table1.A19" office:value-type="string">
            <text:p text:style-name="P84">0.9</text:p>
          </table:table-cell>
          <table:table-cell table:style-name="Table1.B19" office:value-type="string">
            <text:p text:style-name="P127">Dodani dijagrami razreda</text:p>
          </table:table-cell>
          <table:table-cell table:style-name="Table1.C19" office:value-type="string">
            <text:p text:style-name="P127">Jurelinac</text:p>
          </table:table-cell>
          <table:table-cell table:style-name="Table1.D19" office:value-type="string">
            <text:p text:style-name="P127">18. 11. 2015.</text:p>
          </table:table-cell>
        </table:table-row>
        <table:table-row>
          <table:table-cell table:style-name="Table1.A19" office:value-type="string">
            <text:p text:style-name="P85">0.9.1</text:p>
          </table:table-cell>
          <table:table-cell table:style-name="Table1.B19" office:value-type="string">
            <text:p text:style-name="P128">Dodani neki od sekvencijskih dijagrama</text:p>
          </table:table-cell>
          <table:table-cell table:style-name="Table1.C19" office:value-type="string">
            <text:p text:style-name="P128">Mašić, Jerković, Jurelinac</text:p>
          </table:table-cell>
          <table:table-cell table:style-name="Table1.D19" office:value-type="string">
            <text:p text:style-name="P128">19. 11. 2015.</text:p>
          </table:table-cell>
        </table:table-row>
        <table:table-row>
          <table:table-cell table:style-name="Table1.A19" office:value-type="string">
            <text:p text:style-name="P86">0.10</text:p>
          </table:table-cell>
          <table:table-cell table:style-name="Table1.B19" office:value-type="string">
            <text:p text:style-name="P129">Dodan dijagram objekata</text:p>
          </table:table-cell>
          <table:table-cell table:style-name="Table1.C19" office:value-type="string">
            <text:p text:style-name="P129">Škalec</text:p>
          </table:table-cell>
          <table:table-cell table:style-name="Table1.D19" office:value-type="string">
            <text:p text:style-name="P129">20. 11. 2015.</text:p>
          </table:table-cell>
        </table:table-row>
        <table:table-row>
          <table:table-cell table:style-name="Table1.A19" office:value-type="string">
            <text:p text:style-name="P86">0.11</text:p>
          </table:table-cell>
          <table:table-cell table:style-name="Table1.B19" office:value-type="string">
            <text:p text:style-name="P129">Dodani svi sekvencijski dijagrami i njihovi opisi</text:p>
          </table:table-cell>
          <table:table-cell table:style-name="Table1.C19" office:value-type="string">
            <text:p text:style-name="P129">Peroš, <text:s/>Mašić, Jerković, Jurelinac</text:p>
          </table:table-cell>
          <table:table-cell table:style-name="Table1.D19" office:value-type="string">
            <text:p text:style-name="P129">20. 11. 2015.</text:p>
          </table:table-cell>
        </table:table-row>
        <table:table-row>
          <table:table-cell table:style-name="Table1.A19" office:value-type="string">
            <text:p text:style-name="P86">1.0</text:p>
          </table:table-cell>
          <table:table-cell table:style-name="Table1.B19" office:value-type="string">
            <text:p text:style-name="P129">Provjera prije predaje prve revizije</text:p>
          </table:table-cell>
          <table:table-cell table:style-name="Table1.C19" office:value-type="string">
            <text:p text:style-name="P130">Svi</text:p>
          </table:table-cell>
          <table:table-cell table:style-name="Table1.D19" office:value-type="string">
            <text:p text:style-name="P129">20. 11. 2015.</text:p>
          </table:table-cell>
        </table:table-row>
        <table:table-row>
          <table:table-cell table:style-name="Table1.A19" office:value-type="string">
            <text:p text:style-name="P87">1.1</text:p>
          </table:table-cell>
          <table:table-cell table:style-name="Table1.B19" office:value-type="string">
            <text:p text:style-name="P131">Sitni popravci nakon dobivene povratne informacije</text:p>
          </table:table-cell>
          <table:table-cell table:style-name="Table1.C19" office:value-type="string">
            <text:p text:style-name="P131">Jurelinac</text:p>
          </table:table-cell>
          <table:table-cell table:style-name="Table1.D19" office:value-type="string">
            <text:p text:style-name="P131">01. 01. 2016.</text:p>
          </table:table-cell>
        </table:table-row>
        <table:table-row>
          <table:table-cell table:style-name="Table1.A19" office:value-type="string">
            <text:p text:style-name="P88">1.2</text:p>
          </table:table-cell>
          <table:table-cell table:style-name="Table1.B19" office:value-type="string">
            <text:p text:style-name="P132">Dodani dijagram stanja i aktivnosti</text:p>
          </table:table-cell>
          <table:table-cell table:style-name="Table1.C19" office:value-type="string">
            <text:p text:style-name="P132">Škalec, Peroš</text:p>
          </table:table-cell>
          <table:table-cell table:style-name="Table1.D19" office:value-type="string">
            <text:p text:style-name="P132">12. 01. 2016.</text:p>
          </table:table-cell>
        </table:table-row>
        <table:table-row>
          <table:table-cell table:style-name="Table1.A19" office:value-type="string">
            <text:p text:style-name="P88">1.3</text:p>
          </table:table-cell>
          <table:table-cell table:style-name="Table1.B19" office:value-type="string">
            <text:p text:style-name="P134">Dodan dijagram razmještaja, <text:span text:style-name="T237">korištene tehnologije</text:span> <text:span text:style-name="T221">i upute za instalaciju</text:span></text:p>
          </table:table-cell>
          <table:table-cell table:style-name="Table1.C19" office:value-type="string">
            <text:p text:style-name="P132">Jurelinac</text:p>
          </table:table-cell>
          <table:table-cell table:style-name="Table1.D19" office:value-type="string">
            <text:p text:style-name="P132">12. 01. 2016.</text:p>
          </table:table-cell>
        </table:table-row>
        <table:table-row>
          <table:table-cell table:style-name="Table1.A19" office:value-type="string">
            <text:p text:style-name="P89"/>
          </table:table-cell>
          <table:table-cell table:style-name="Table1.B19" office:value-type="string">
            <text:p text:style-name="P133"/>
          </table:table-cell>
          <table:table-cell table:style-name="Table1.C19" office:value-type="string">
            <text:p text:style-name="P134"/>
          </table:table-cell>
          <table:table-cell table:style-name="Table1.D19" office:value-type="string">
            <text:p text:style-name="P134"/>
          </table:table-cell>
        </table:table-row>
        <text:soft-page-break/>
        <table:table-row>
          <table:table-cell table:style-name="Table1.A19" office:value-type="string">
            <text:p text:style-name="P89"/>
          </table:table-cell>
          <table:table-cell table:style-name="Table1.B19" office:value-type="string">
            <text:p text:style-name="P133"/>
          </table:table-cell>
          <table:table-cell table:style-name="Table1.C19" office:value-type="string">
            <text:p text:style-name="P134"/>
          </table:table-cell>
          <table:table-cell table:style-name="Table1.D19" office:value-type="string">
            <text:p text:style-name="P134"/>
          </table:table-cell>
        </table:table-row>
      </table:table>
      <text:p text:style-name="P12"/>
      <text:h text:style-name="P264" text:outline-level="1"><text:bookmark-start text:name="__RefHeading___Toc198_1769527897"/>2. Opis projektnog zadatka<text:bookmark-end text:name="__RefHeading___Toc198_1769527897"/></text:h>
      <text:p text:style-name="P18"><text:line-break/>Cilj ovog projekta jest razviti informacijski sustav u obliku web aplikacij<text:span text:style-name="T206">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78">kako bi </text:span>se njome <text:span text:style-name="T203">mogli</text:span> služiti i korisnici bez velikog informatičkog znanja. Također, bilo bi poželjno da dizajn aplikacije bude privlačan i moderan.</text:p>
      <text:p text:style-name="P18"><text:span text:style-name="T142">Detaljniji rad ove aplikacije je sljedeći: Za svaki dan unaprijed će se stvarati nova glazbena lista radio postaje, i to na način da će svaki </text:span>glazbeni uredni<text:span text:style-name="T143">k</text:span> stvarati<text:span text:style-name="T143"> </text:span>liste za nj<text:span text:style-name="T143">emu</text:span> dodijeljen<text:span text:style-name="T206">e</text:span> <text:span text:style-name="T178">termine unutar toga dana (jedan dodijeljeni termin traje sat vremena).</text:span> <text:span text:style-name="T146">Svi zapisi za reprodukciju moraju biti poznati najmanje 24 sata prije vremena njihove reprodukcije. R</text:span>egistrirani <text:span text:style-name="T143">će</text:span> korisnici stvaranjem lista želja, <text:span text:style-name="T143">u </text:span>koje <text:span text:style-name="T143">će</text:span> urednici <text:span text:style-name="T143">i</text:span>ma<text:span text:style-name="T143">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78">terminima</text:span> te <text:span text:style-name="T178">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78">(posjetitelj)</text:span>. </text:p>
      <text:p text:style-name="P19">Vlasnik je sustava odgovoran za definiranje administratora, te upisivanje kontakt podataka i podataka o radio postaji. </text:p>
      <text:p text:style-name="P19">Administrator sustava, <text:span text:style-name="T143">kao što je već rečeno,</text:span> određuje glazbene urednike, u<text:span text:style-name="T178">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44">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78">dostupna i</text:span> upravljačka stranica sa svim njemu dostupnim mogućnostima, ovisno o vrsti korisničkog računa. <text:span text:style-name="T178">Svi</text:span> korisni<text:span text:style-name="T178">ci</text:span> kao ponuđen<text:span text:style-name="T178">u</text:span> mogućnost ima<text:span text:style-name="T178">ju</text:span> upravljanje vlastitim računom: pregled i izmjena osobnih podataka, promjena lozinke te brisanje korisničkog računa. <text:span text:style-name="T178">Obični korisnici imaju mogućnost </text:span>stvaranj<text:span text:style-name="T178">a</text:span> i pregled<text:span text:style-name="T178">a svoje</text:span> liste želja. Glazbeni urednik ima prikazan<text:span text:style-name="T204">u</text:span> mogućnost slanja zahtjeva za dodjelom termina za uređivanje, te stvaranje i uređivanje lista za reprodukciju u dodijeljenim mu terminima. Administra<text:span text:style-name="T178">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44">L</text:span>iste <text:span text:style-name="T144">korisničkih</text:span> glazbenih želja sastoje se od maksimalno deset zapisa. <text:span text:style-name="T178">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45">Glazbeni urednici uvidom u globalnu listu želja dobivaju povratnu informaciju od korisnika o traženosti pojedinih zapisa, što im omogućava da se bolje prilagode interesima slušatelja.</text:span></text:p>
      <text:p text:style-name="P17">Za uspjeh <text:span text:style-name="T146">ovog </text:span>projekta ključno je da glazbeni urednici redovito <text:span text:style-name="T146">koriste</text:span> sustav i kreiraju nove glazbene liste za reprodukciju. <text:span text:style-name="T145">Ako</text:span> <text:span text:style-name="T145">neki</text:span> glazbeni urednik ne kreira <text:span text:style-name="T145">svoju</text:span> listu na vrijeme, ponovit će se reprodukcija <text:span text:style-name="T146">liste</text:span> od <text:span text:style-name="T145">njegovog </text:span>prethodnog <text:span text:style-name="T145">termina</text:span>. Problem nastaje ako se to događa prečesto, ili više dana za redom; korisnici ne žele slušati iste pjesme iz dana u dan, <text:span text:style-name="T145">te bi u tom slučaju sustav trebao reagirati na odgovarajući način. Također je </text:span><text:soft-page-break/><text:span text:style-name="T145">moguće da, propustom administratora, neki termin ostane neodi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46">količine podataka,</text:span> kako bi se poboljšala <text:span text:style-name="T146">brzina i</text:span> kvaliteta usluge korisniku.</text:p>
      <text:p text:style-name="P14">Osobni podaci svakog korisnika <text:span text:style-name="T178">koji su pohranjeni u </text:span>sustav<text:span text:style-name="T178">u</text:span> uključuju:</text:p>
      <text:list xml:id="list8271405966159796283" text:style-name="L1">
        <text:list-item>
          <text:p text:style-name="P204">ime</text:p>
        </text:list-item>
        <text:list-item>
          <text:p text:style-name="P207">prezime</text:p>
        </text:list-item>
        <text:list-item>
          <text:p text:style-name="P204">e-mail adres<text:span text:style-name="T146">u</text:span></text:p>
        </text:list-item>
        <text:list-item>
          <text:p text:style-name="P209">godinu rođenja</text:p>
        </text:list-item>
        <text:list-item>
          <text:p text:style-name="P207">lozinku</text:p>
        </text:list-item>
        <text:list-item>
          <text:p text:style-name="P207">zanimanje</text:p>
        </text:list-item>
      </text:list>
      <text:p text:style-name="P14">Svi se podaci naknadno mogu promijeniti. <text:span text:style-name="T178">Ispravnost email adrese je bitna jer će se putem nje korisnici obavještavati o svim bitnim događajima i promjenama.</text:span></text:p>
      <text:p text:style-name="P21">Postaja ima arhivu tonskih zapis<text:span text:style-name="T146">a koji su dostupni za reprodukciju</text:span>. <text:span text:style-name="T146">Za svaki su zvučni zapis poznati sljedeći podaci:</text:span></text:p>
      <text:list xml:id="list2396512495553323850" text:style-name="L2">
        <text:list-item>
          <text:p text:style-name="P205">ime glazbenog zapisa</text:p>
        </text:list-item>
        <text:list-item>
          <text:p text:style-name="P205">ime izvođača</text:p>
        </text:list-item>
        <text:list-item>
          <text:p text:style-name="P208">putanja do datoteke zvučnog zapisa</text:p>
        </text:list-item>
        <text:list-item>
          <text:p text:style-name="P206">album </text:p>
        </text:list-item>
        <text:list-item>
          <text:p text:style-name="P206">nakladnik</text:p>
        </text:list-item>
        <text:list-item>
          <text:p text:style-name="P205">glazbeni žanr</text:p>
        </text:list-item>
        <text:list-item>
          <text:p text:style-name="P205">godina izdanja</text:p>
        </text:list-item>
        <text:list-item>
          <text:p text:style-name="P205">tip nosača</text:p>
        </text:list-item>
        <text:list-item>
          <text:p text:style-name="P205"><text:soft-page-break/>trajanje zapisa</text:p>
        </text:list-item>
        <text:list-item>
          <text:p text:style-name="P205">frekvencija uzorkovanja</text:p>
        </text:list-item>
        <text:list-item>
          <text:p text:style-name="P205">format zapisa</text:p>
        </text:list-item>
        <text:list-item>
          <text:p text:style-name="P205">broj bitova kvantizacije</text:p>
        </text:list-item>
      </text:list>
      <text:p text:style-name="P14">Svi ovi podaci bit će pohranjeni u bazi podataka na poslužitelju. </text:p>
      <text:p text:style-name="P15">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6">Detalji sustava i njegove implementacije navedeni su u nastavku ovog dokumenta.</text:p>
      <text:h text:style-name="P264" text:outline-level="1"><text:bookmark-start text:name="__RefHeading___Toc200_1769527897"/>3. Rječnik pojmova<text:bookmark-end text:name="__RefHeading___Toc200_1769527897"/></text:h>
      <text:p text:style-name="P10"><text:span text:style-name="T25"><text:line-break/></text:span><text:span text:style-name="T37">Flask</text:span><text:span text:style-name="T25"> – Framework za izradu web aplikacija u programskom jeziku Python, popularan zbog svoje jednostavnosti i lakoće korištenja, kao i male veličine</text:span></text:p>
      <text:p text:style-name="P33"><text:span text:style-name="T37">Peewee</text:span><text:span text:style-name="T25"> </text:span><text:span text:style-name="T39">ORM</text:span><text:span text:style-name="T28"> </text:span><text:span text:style-name="T25">– Python biblioteka koja olakšava dizajn i korištenje baze podataka</text:span></text:p>
      <text:p text:style-name="P10"><text:span text:style-name="T37">AngularJS</text:span><text:span text:style-name="T25"> – </text:span><text:span text:style-name="T30">JavaScript</text:span><text:span text:style-name="T25"> framework za izradu web aplikacija, omogućuje njihov brz i intuitivan razvoj</text:span></text:p>
      <text:p text:style-name="P10"><text:span text:style-name="T37">REST</text:span><text:span text:style-name="T25"> – </text:span><text:span text:style-name="T3">Representational State Transfer –</text:span><text:span text:style-name="T25"> stil arhitekture mrežnih aplikacija koja komunikaciju između klijenta i servera ostvaruje putem HTTP zahtjeva</text:span></text:p>
      <text:p text:style-name="P10"><text:span text:style-name="T37">SASS</text:span><text:span text:style-name="T25"> – </text:span><text:span text:style-name="T3">Syntactically Awesome Style Sheets</text:span><text:span text:style-name="T25"> – proširenje CSS jezika koje dodaje brojne mogućnosti i bitno olakšava pisanje stilskih datoteka, kao i snalaženje u njima</text:span></text:p>
      <text:p text:style-name="P33"><text:span text:style-name="T37">JADE</text:span><text:span text:style-name="T25"> – strukturirani predlošci koji olakšavaju pisanje i održavanje HTML koda</text:span></text:p>
      <text:p text:style-name="P10"><text:span text:style-name="T37">MVC</text:span><text:span text:style-name="T25"> – </text:span><text:span text:style-name="T3">Model/View/Controller</text:span><text:span text:style-name="T25"> – obrazac arhitekture programske podrške, razdvaja sustav na </text:span><text:span text:style-name="T37">modele</text:span><text:span text:style-name="T25"> koji opisuju podatke i njihove operacije, </text:span><text:span text:style-name="T37">p</text:span><text:span text:style-name="T39">o</text:span><text:span text:style-name="T37">glede</text:span><text:span text:style-name="T25"> koji vrše interakciju s krajnjim korisnicima (prikaz sučelja i podataka), te </text:span><text:span text:style-name="T37">uprav</text:span><text:span text:style-name="T39">itelje</text:span><text:span text:style-name="T25"> koje povezuju modele s p</text:span><text:span text:style-name="T28">ogl</text:span><text:span text:style-name="T25">edima</text:span></text:p>
      <text:p text:style-name="P10"><text:span text:style-name="T133">Type</text:span><text:span text:style-name="T137">S</text:span><text:span text:style-name="T133">cript</text:span> – <text:span text:style-name="T147">Nadgradnja programskog jezika JavaScript koja podržava statičke tipove podataka i potpuni OO model programiranja te olakšava samo pisanje koda</text:span></text:p>
      <text:p text:style-name="P34"><text:span text:style-name="T133">AJAX</text:span> – <text:span text:style-name="T3">Asynchronous Javascript And XML</text:span> – vrsta komunikacije između web preglednika i poslužitelja koja omogućava asinkrone web aplikacije <text:span text:style-name="T179">(promjena sadržaja bez potrebe za ponovnim učitavanjem stranice)</text:span></text:p>
      <text:p text:style-name="P36"><text:span text:style-name="T133">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6"><text:span text:style-name="T133">JSON</text:span> – <text:span text:style-name="T3">Javascript</text:span> <text:span text:style-name="T3">Object</text:span> <text:span text:style-name="T3">Notation</text:span> – format za prijenos podataka prikladan za korištenje pri prijenosu preko HTTP protokola</text:p>
      <text:h text:style-name="P263" text:outline-level="1"><text:bookmark-start text:name="__RefHeading___Toc202_1769527897"/>4. Funkcionalni zahtjevi<text:bookmark-end text:name="__RefHeading___Toc202_1769527897"/></text:h>
      <text:p text:style-name="P136"><text:line-break/>Dionici našeg sustava, odnosno osobe koje u njemu imaju interes, su:</text:p>
      <text:list xml:id="list8686031844511402482" text:style-name="WW8Num7">
        <text:list-item>
          <text:p text:style-name="P291">vlasnik sustava</text:p>
        </text:list-item>
        <text:list-item>
          <text:p text:style-name="P291">administrator</text:p>
        </text:list-item>
        <text:list-item>
          <text:p text:style-name="P291">glazbeni urednik</text:p>
        </text:list-item>
        <text:list-item>
          <text:p text:style-name="P291">registrirani korisnik</text:p>
        </text:list-item>
        <text:list-item>
          <text:p text:style-name="P291"><text:span text:style-name="T179">posjetitelj (</text:span>neregistrirani korisnik<text:span text:style-name="T179">)</text:span></text:p>
        </text:list-item>
        <text:list-item>
          <text:p text:style-name="P301">korisnik <text:span text:style-name="T179">(zajednički naziv za sve registrirane korisnike, urednike, administratore i vlasnika)</text:span></text:p>
        </text:list-item>
      </text:list>
      <text:p text:style-name="P136"/>
      <text:p text:style-name="P136">Aktorima se nazivaju oni koje vrše direktnu komunikaciju sa sustavom. To mogu biti inicijatori, koji pokreću procese u sustavu, ili sudionici, koji obavljaju zadane poslove.</text:p>
      <text:p text:style-name="P136"/>
      <text:p text:style-name="P136">Aktori i njihovi funkcionalni zahtjevi su:</text:p>
      <text:list xml:id="list8077737874878239088" text:style-name="WW8Num8">
        <text:list-item>
          <text:p text:style-name="P362"><text:span text:style-name="T41">vlasnik sustava</text:span><text:span text:style-name="T43">, inicijator:</text:span></text:p>
          <text:list>
            <text:list-item>
              <text:p text:style-name="P292">može uređivati podatke o postaji</text:p>
            </text:list-item>
            <text:list-item>
              <text:p text:style-name="P293">može postavljati administratore</text:p>
            </text:list-item>
            <text:list-item>
              <text:p text:style-name="P302">može uređivati osobne podatke</text:p>
            </text:list-item>
            <text:list-item>
              <text:p text:style-name="P293">može slušati <text:span text:style-name="T147">program radio stanice</text:span></text:p>
            </text:list-item>
          </text:list>
        </text:list-item>
        <text:list-item>
          <text:p text:style-name="P362"><text:span text:style-name="T41">administrator</text:span><text:span text:style-name="T43">, inicijator:</text:span></text:p>
          <text:list>
            <text:list-item>
              <text:p text:style-name="P292">može <text:span text:style-name="T147">upravljati glazbenim urednicima</text:span></text:p>
            </text:list-item>
            <text:list-item>
              <text:p text:style-name="P303">može upravljati zvučnim zapisima</text:p>
            </text:list-item>
            <text:list-item>
              <text:p text:style-name="P302">može uređivati osobne podatke</text:p>
            </text:list-item>
            <text:list-item>
              <text:p text:style-name="P303">može upravljati podacima drugih korisnika</text:p>
            </text:list-item>
            <text:list-item>
              <text:p text:style-name="P303">može slušati program radio stanice</text:p>
            </text:list-item>
          </text:list>
        </text:list-item>
        <text:list-item>
          <text:p text:style-name="P362"><text:soft-page-break/><text:span text:style-name="T41">glazbeni urednik</text:span><text:span text:style-name="T43">, inicijator:</text:span></text:p>
          <text:list>
            <text:list-item>
              <text:p text:style-name="P292">može slagati liste za izvođenje</text:p>
            </text:list-item>
            <text:list-item>
              <text:p text:style-name="P303">može tražiti termine za reprodukciju</text:p>
            </text:list-item>
            <text:list-item>
              <text:p text:style-name="P302">može uređivati osobne podatke</text:p>
            </text:list-item>
            <text:list-item>
              <text:p text:style-name="P303">može slušati program radio stanice</text:p>
            </text:list-item>
          </text:list>
        </text:list-item>
        <text:list-item>
          <text:p text:style-name="P362"><text:span text:style-name="T41">registrirani korisnik</text:span><text:span text:style-name="T43">, inicijator:</text:span></text:p>
          <text:list>
            <text:list-item>
              <text:p text:style-name="P293">može slagati listu želja<text:bookmark-start text:name="__DdeLink__2443_778054024"/></text:p>
            </text:list-item>
            <text:list-item>
              <text:p text:style-name="P302">može uređivati osobne podatke<text:bookmark-end text:name="__DdeLink__2443_778054024"/></text:p>
            </text:list-item>
            <text:list-item>
              <text:p text:style-name="P302">može slušati <text:span text:style-name="T147">program radio stanice</text:span></text:p>
            </text:list-item>
          </text:list>
        </text:list-item>
        <text:list-item>
          <text:p text:style-name="P302"><text:span text:style-name="T133">korisnik</text:span>, inicijator</text:p>
          <text:list>
            <text:list-item>
              <text:p text:style-name="P374">apstraktni aktor, stvoren radi nasljeđivanja</text:p>
            </text:list-item>
            <text:list-item>
              <text:p text:style-name="P302">može uređivati osobne podatke</text:p>
            </text:list-item>
            <text:list-item>
              <text:p text:style-name="P302">može slušati <text:span text:style-name="T147">program radio stanice</text:span></text:p>
            </text:list-item>
          </text:list>
        </text:list-item>
        <text:list-item>
          <text:p text:style-name="P362"><text:span text:style-name="T42">posjetitelj</text:span><text:span text:style-name="T44">,</text:span><text:span text:style-name="T43"> inicijator:</text:span></text:p>
          <text:list>
            <text:list-item>
              <text:p text:style-name="P292">može se registrirati</text:p>
            </text:list-item>
            <text:list-item>
              <text:p text:style-name="P292">može slušati <text:span text:style-name="T147">program radio stanice</text:span></text:p>
            </text:list-item>
          </text:list>
        </text:list-item>
        <text:list-item>
          <text:p text:style-name="P362"><text:span text:style-name="T41">baza podataka</text:span><text:span text:style-name="T43">, sudionik:</text:span></text:p>
          <text:list>
            <text:list-item>
              <text:p text:style-name="P292"><text:span text:style-name="T147">pohranjuje</text:span> podatke o <text:span text:style-name="T147">zvučnim</text:span> zapisima</text:p>
            </text:list-item>
            <text:list-item>
              <text:p text:style-name="P292"><text:span text:style-name="T147">pohranjuje</text:span> podatke o korisnicima</text:p>
            </text:list-item>
            <text:list-item>
              <text:p text:style-name="P304">pohranjuje podatke o terminima izvođenja i zahtjevima za iste</text:p>
            </text:list-item>
          </text:list>
        </text:list-item>
      </text:list>
      <text:p text:style-name="P150"/>
      <text:p text:style-name="P150"/>
      <text:h text:style-name="P277" text:outline-level="2"><text:bookmark-start text:name="__RefHeading___Toc1317_1463536368"/><text:span text:style-name="T150">4.1 </text:span>Opis obrazaca uporabe<text:bookmark-end text:name="__RefHeading___Toc1317_1463536368"/></text:h>
      <text:p text:style-name="P152"/>
      <text:p text:style-name="P153"><text:span text:style-name="T73">Napomena: Kako se radi o web aplikaciji, za sve obrasce uporabe nužan je preduvjet pristup Internetu</text:span><text:span text:style-name="T67"><text:line-break/></text:span></text:p>
      <text:h text:style-name="Heading_20_4" text:outline-level="4"><text:span text:style-name="T70">UC</text:span><text:span text:style-name="T71">1</text:span><text:span text:style-name="T70"> – </text:span><text:span text:style-name="T73">RegistrirajNovogKorisnika</text:span></text:h>
      <text:list xml:id="list5044713177249167355" text:style-name="WW8Num9">
        <text:list-item>
          <text:p text:style-name="P363"><text:span text:style-name="T41">Glavni sudionik:</text:span><text:span text:style-name="T45"> </text:span><text:span text:style-name="T63">posjetitelj (neregistrirani korisnik)</text:span></text:p>
        </text:list-item>
        <text:list-item>
          <text:p text:style-name="P363"><text:span text:style-name="T41">Cilj:</text:span><text:span text:style-name="T45"> </text:span><text:span text:style-name="T46">stvoriti novi korisnički račun</text:span></text:p>
        </text:list-item>
        <text:list-item>
          <text:p text:style-name="P363"><text:span text:style-name="T41">Sudionici:</text:span><text:span text:style-name="T45"> baza podataka</text:span></text:p>
        </text:list-item>
        <text:list-item>
          <text:p text:style-name="P363"><text:span text:style-name="T41">Preduvjeti:</text:span><text:span text:style-name="T45"> nema ih</text:span></text:p>
        </text:list-item>
        <text:list-item>
          <text:p text:style-name="P363"><text:span text:style-name="T41">Rezultat: </text:span><text:span text:style-name="T46">stvoren</text:span><text:span text:style-name="T45"> je novi korisnički račun</text:span></text:p>
        </text:list-item>
        <text:list-item>
          <text:p text:style-name="P325">Željeni scenarij: </text:p>
        </text:list-item>
      </text:list>
      <text:list xml:id="list169402730998713516" text:style-name="WW8Num15">
        <text:list-item>
          <text:list>
            <text:list-item>
              <text:p text:style-name="P305"><text:span text:style-name="T149">K</text:span>orisnik u odgovarajuća polja unosi svoje osobne podatke i email adresu te izabire lozinku</text:p>
            </text:list-item>
            <text:list-item>
              <text:p text:style-name="P305"><text:span text:style-name="T149">S</text:span>ustav provjerava točnost unesenih podataka, te<text:span text:style-name="T180"> koristi</text:span> li se već odabrana email adresa</text:p>
            </text:list-item>
            <text:list-item>
              <text:p text:style-name="P305"><text:span text:style-name="T149">A</text:span>ko ne postoji, stvara se novi korisnički račun i na uneseni email se šalje pozdravna poruka s aktivacijskim linkom</text:p>
            </text:list-item>
            <text:list-item>
              <text:p text:style-name="P305"><text:span text:style-name="T149">K</text:span>likom na taj link korisnik aktivira svoj račun te se sada može prijaviti u sustav</text:p>
            </text:list-item>
          </text:list>
        </text:list-item>
      </text:list>
      <text:list xml:id="list164315666066647" text:continue-list="list5044713177249167355" text:style-name="WW8Num9">
        <text:list-item>
          <text:p text:style-name="P325">Mogući drugi scenariji:</text:p>
        </text:list-item>
      </text:list>
      <text:list xml:id="list4031428194303204895" text:style-name="WW8Num23">
        <text:list-item>
          <text:list>
            <text:list-item>
              <text:p text:style-name="P306"><text:span text:style-name="T149">U</text:span>nesena email adresa se već koristi</text:p>
            </text:list-item>
          </text:list>
        </text:list-item>
      </text:list>
      <text:list xml:id="list9210218594718267636" text:style-name="L3">
        <text:list-item>
          <text:p text:style-name="P375"><text:span text:style-name="T83">K</text:span><text:span text:style-name="T82">orisniku se dojavljuje greška i od njega se zahtjeva da odabere drugu email adresu</text:span></text:p>
        </text:list-item>
      </text:list>
      <text:p text:style-name="P136"/>
      <text:h text:style-name="P281" text:outline-level="4"><text:soft-page-break/>UC<text:span text:style-name="T146">2 </text:span>– <text:span text:style-name="T152">PrijaviKorisnikaUSustav</text:span></text:h>
      <text:list xml:id="list164315524361093" text:continue-list="list164315666066647" text:style-name="WW8Num9">
        <text:list-item>
          <text:p text:style-name="P363"><text:span text:style-name="T41">Glavni sudionik:</text:span><text:span text:style-name="T45"> </text:span><text:span text:style-name="T63">korisnik</text:span></text:p>
        </text:list-item>
        <text:list-item>
          <text:p text:style-name="P363"><text:span text:style-name="T41">Cilj:</text:span><text:span text:style-name="T45"> prijava u sustav</text:span></text:p>
        </text:list-item>
        <text:list-item>
          <text:p text:style-name="P363"><text:span text:style-name="T41">Sudionici:</text:span><text:span text:style-name="T45"> baza podataka</text:span></text:p>
        </text:list-item>
        <text:list-item>
          <text:p text:style-name="P363"><text:span text:style-name="T41">Preduvjeti:</text:span><text:span text:style-name="T45"> korisnik je </text:span><text:span text:style-name="T47">registriran</text:span></text:p>
        </text:list-item>
        <text:list-item>
          <text:p text:style-name="P363"><text:span text:style-name="T41">Rezultat: </text:span><text:span text:style-name="T45">korisnik je prijavljen u sustav </text:span><text:span text:style-name="T60">i sada su mu dostupne sve njegove mogućnosti</text:span></text:p>
        </text:list-item>
        <text:list-item>
          <text:p text:style-name="P326">Željeni scenarij: </text:p>
        </text:list-item>
      </text:list>
      <text:list xml:id="list3626058960114381692" text:style-name="L4">
        <text:list-item>
          <text:list>
            <text:list-item>
              <text:p text:style-name="P338"><text:span text:style-name="T149">K</text:span>orisnik unosi svoju email adresu i lozinku</text:p>
            </text:list-item>
            <text:list-item>
              <text:p text:style-name="P338"><text:span text:style-name="T149">S</text:span>ustav provjerava ispravnost unesenih podataka</text:p>
            </text:list-item>
            <text:list-item>
              <text:p text:style-name="P338"><text:span text:style-name="T149">A</text:span>ko uneseni podaci odgovaraju podacima korisničkog računa, korisnik se prijavljuje u sustav</text:p>
            </text:list-item>
          </text:list>
        </text:list-item>
      </text:list>
      <text:list xml:id="list164315138697909" text:continue-list="list164315524361093" text:style-name="WW8Num9">
        <text:list-item>
          <text:p text:style-name="P325">Mogući drugi scenariji:</text:p>
        </text:list-item>
      </text:list>
      <text:list xml:id="list6323849978253115337" text:style-name="L5">
        <text:list-item>
          <text:p text:style-name="P308">Uneseni su neispravni podaci</text:p>
        </text:list-item>
      </text:list>
      <text:list xml:id="list6898492777380616861" text:style-name="L6">
        <text:list-item>
          <text:p text:style-name="P307">Korisniku se prikazuje odgovarajuća poruka o grešci i vraća ga se na prijavni obrazac</text:p>
        </text:list-item>
      </text:list>
      <text:p text:style-name="P137"/>
      <text:h text:style-name="Heading_20_4" text:outline-level="4">UC<text:span text:style-name="T146">3</text:span> – <text:span text:style-name="T148">UrediOsobnePodatke</text:span></text:h>
      <text:list xml:id="list164314426802111" text:continue-list="list164315138697909" text:style-name="WW8Num9">
        <text:list-item>
          <text:p text:style-name="P364"><text:span text:style-name="T41">Glavni sudionik:</text:span><text:span text:style-name="T45"> korisnik</text:span></text:p>
        </text:list-item>
        <text:list-item>
          <text:p text:style-name="P364"><text:span text:style-name="T41">Cilj:</text:span><text:span text:style-name="T45"> </text:span><text:span text:style-name="T48">urediti osobne podatke</text:span></text:p>
        </text:list-item>
        <text:list-item>
          <text:p text:style-name="P364"><text:span text:style-name="T41">Sudionici:</text:span><text:span text:style-name="T45"> baza podataka</text:span></text:p>
        </text:list-item>
        <text:list-item>
          <text:p text:style-name="P364"><text:span text:style-name="T41">Preduvjeti:</text:span><text:span text:style-name="T45"> korisnik je </text:span><text:span text:style-name="T61">prijavljen u sustav</text:span></text:p>
        </text:list-item>
        <text:list-item>
          <text:p text:style-name="P340"><text:span text:style-name="T133">Rezultat: </text:span><text:span text:style-name="T149">korisnik je izmijenio svoje osobne podatke</text:span></text:p>
        </text:list-item>
        <text:list-item>
          <text:p text:style-name="P331">Željeni scenarij:</text:p>
        </text:list-item>
      </text:list>
      <text:list xml:id="list2845113134514848396" text:style-name="L7">
        <text:list-item>
          <text:list>
            <text:list-item>
              <text:p text:style-name="P342">Korisniku se prikažu njegovi osobni podaci s mogućnošću promjene</text:p>
            </text:list-item>
            <text:list-item>
              <text:p text:style-name="P342">Korisnik mijenja neke od podataka te inicira pohranjivanje promjena</text:p>
            </text:list-item>
            <text:list-item>
              <text:p text:style-name="P342">Sustav vrši provjeru ispravnosti unesenih podataka</text:p>
            </text:list-item>
            <text:list-item>
              <text:p text:style-name="P342"><text:soft-page-break/>Ako su uneseni podaci ispravni, pohranjuju se u sustav i korisniku se prikazuje poruka o uspjehu</text:p>
            </text:list-item>
          </text:list>
        </text:list-item>
      </text:list>
      <text:list xml:id="list164315506651210" text:continue-list="list164314426802111" text:style-name="WW8Num9">
        <text:list-item>
          <text:p text:style-name="P377"><text:span text:style-name="T90">Mogući drugi scenariji</text:span><text:span text:style-name="T89">:</text:span></text:p>
        </text:list-item>
      </text:list>
      <text:list xml:id="list5357661291258101627" text:style-name="L8">
        <text:list-item>
          <text:p text:style-name="P343">Neki od unesenih podataka su neispravni</text:p>
        </text:list-item>
      </text:list>
      <text:list xml:id="list188753410096388294" text:style-name="L9">
        <text:list-item>
          <text:p text:style-name="P344">Korisniku se prikazuje poruka o grešci i od njega se traži da unese ispravne podatke</text:p>
        </text:list-item>
      </text:list>
      <text:p text:style-name="P143"/>
      <text:h text:style-name="Heading_20_4" text:outline-level="4">UC4 – PromijeniLozinku</text:h>
      <text:list xml:id="list164315856220917" text:continue-list="list164315506651210" text:style-name="WW8Num9">
        <text:list-item>
          <text:p text:style-name="P365"><text:span text:style-name="T41">Glavni sudionik: </text:span><text:span text:style-name="T45">korisnik</text:span></text:p>
        </text:list-item>
        <text:list-item>
          <text:p text:style-name="P365"><text:span text:style-name="T41">Cilj:</text:span><text:span text:style-name="T45"> </text:span><text:span text:style-name="T49">promijeniti lozinku</text:span></text:p>
        </text:list-item>
        <text:list-item>
          <text:p text:style-name="P365"><text:span text:style-name="T41">Sudionici:</text:span><text:span text:style-name="T45"> baza podataka</text:span></text:p>
        </text:list-item>
        <text:list-item>
          <text:p text:style-name="P365"><text:span text:style-name="T41">Preduvjeti:</text:span><text:span text:style-name="T45"> korisnik je </text:span><text:span text:style-name="T61">prijavljen u sustav</text:span></text:p>
        </text:list-item>
        <text:list-item>
          <text:p text:style-name="P341"><text:span text:style-name="T133">Rezultat: </text:span><text:span text:style-name="T150">korisnik je promijenio svoju lozinku</text:span></text:p>
        </text:list-item>
        <text:list-item>
          <text:p text:style-name="P332">Željeni scenarij:</text:p>
        </text:list-item>
      </text:list>
      <text:list xml:id="list164314348630428" text:continue-list="list2845113134514848396" text:style-name="L7">
        <text:list-item>
          <text:list>
            <text:list-item text:start-value="1">
              <text:p text:style-name="P342">Korisnik unosi redom svoju staru lozinku, <text:span text:style-name="T207">novoizabranu</text:span> lozinku, te još jednom novo<text:span text:style-name="T207">iza</text:span>branu lozinku kako bi potvrdio <text:span text:style-name="T181">promjenu</text:span></text:p>
            </text:list-item>
            <text:list-item>
              <text:p text:style-name="P342">Sustav provjerava ispravnost stare lozinke, kao i jednakost dviju unesenih novih lozinki</text:p>
            </text:list-item>
            <text:list-item>
              <text:p text:style-name="P342">Ako su svi uneseni podaci ispravni, sustav pohranjuje <text:span text:style-name="T205">promijenjenu</text:span> lozinku</text:p>
            </text:list-item>
          </text:list>
        </text:list-item>
      </text:list>
      <text:list xml:id="list164314762145448" text:continue-list="list164315856220917" text:style-name="WW8Num9">
        <text:list-item>
          <text:p text:style-name="P332"><text:span text:style-name="T150">Mogući drugi scenariji</text:span>:</text:p>
        </text:list-item>
      </text:list>
      <text:list xml:id="list5023532747400556738" text:style-name="L10">
        <text:list-item>
          <text:list>
            <text:list-item text:start-value="1">
              <text:p text:style-name="P345">Nisu uneseni ispravni podaci</text:p>
            </text:list-item>
          </text:list>
        </text:list-item>
      </text:list>
      <text:list xml:id="list8951974444347575090" text:style-name="L11">
        <text:list-item>
          <text:list>
            <text:list-item>
              <text:p text:style-name="P376"><text:span text:style-name="T85">Korisniku se prikazuje </text:span><text:span text:style-name="T87">odgovarajuća </text:span><text:span text:style-name="T85">poruka o grešci i od njega se traži da unese valjan</text:span><text:span text:style-name="T86">e</text:span><text:span text:style-name="T85"> podatk</text:span><text:span text:style-name="T86">e</text:span></text:p>
            </text:list-item>
          </text:list>
        </text:list-item>
      </text:list>
      <text:p text:style-name="P144"/>
      <text:h text:style-name="Heading_20_4" text:outline-level="4">UC5 – <text:span text:style-name="T152">IzbrišiKorisničkiRačun</text:span></text:h>
      <text:list xml:id="list164315043745374" text:continue-list="list164314762145448" text:style-name="WW8Num9">
        <text:list-item>
          <text:p text:style-name="P365"><text:span text:style-name="T41">Glavni sudionik:</text:span><text:span text:style-name="T45"> korisnik</text:span></text:p>
        </text:list-item>
        <text:list-item>
          <text:p text:style-name="P365"><text:span text:style-name="T41">Cilj:</text:span><text:span text:style-name="T45"> </text:span><text:span text:style-name="T50">izbrisati korisnički račun</text:span></text:p>
        </text:list-item>
        <text:list-item>
          <text:p text:style-name="P365"><text:soft-page-break/><text:span text:style-name="T41">Sudionici:</text:span><text:span text:style-name="T45"> baza podataka</text:span></text:p>
        </text:list-item>
        <text:list-item>
          <text:p text:style-name="P365"><text:span text:style-name="T41">Preduvjeti:</text:span><text:span text:style-name="T45"> korisnik je </text:span><text:span text:style-name="T61">prijavljen u sustav</text:span><text:span text:style-name="T47">, </text:span><text:span text:style-name="T50">korisnik nije vlasnik sustava</text:span></text:p>
        </text:list-item>
        <text:list-item>
          <text:p text:style-name="P341"><text:span text:style-name="T133">Rezultat: </text:span><text:span text:style-name="T151">korisnički račun više ne postoji</text:span></text:p>
        </text:list-item>
        <text:list-item>
          <text:p text:style-name="P332">Željeni scenarij:</text:p>
        </text:list-item>
      </text:list>
      <text:list xml:id="list164314839001679" text:continue-list="list164314348630428" text:style-name="L7">
        <text:list-item>
          <text:list>
            <text:list-item text:start-value="1">
              <text:p text:style-name="P346">Korisnika <text:span text:style-name="T181">u</text:span>n<text:span text:style-name="T181">osi svoju</text:span> lozink<text:span text:style-name="T181">u (sigurnosna mjera)</text:span></text:p>
            </text:list-item>
            <text:list-item>
              <text:p text:style-name="P348">Korisnik inicira brisanje korisničkog računa</text:p>
            </text:list-item>
            <text:list-item>
              <text:p text:style-name="P346">Ako je lozinka ispravna, korisnički se račun zauvijek briše</text:p>
            </text:list-item>
          </text:list>
        </text:list-item>
      </text:list>
      <text:list xml:id="list164315070750932" text:continue-list="list164315043745374" text:style-name="WW8Num9">
        <text:list-item>
          <text:p text:style-name="P377"><text:span text:style-name="T90">Mogući drugi scenariji</text:span><text:span text:style-name="T89">:</text:span></text:p>
        </text:list-item>
      </text:list>
      <text:list xml:id="list535691145906796906" text:style-name="L12">
        <text:list-item>
          <text:p text:style-name="P378"><text:span text:style-name="T85">K</text:span><text:span text:style-name="T84">orisnik nije unio ispravnu lozinku</text:span></text:p>
        </text:list-item>
      </text:list>
      <text:list xml:id="list5629065067854191349" text:style-name="L13">
        <text:list-item>
          <text:p text:style-name="P347">U tom slučaju prikazuje mu se odgovarajuća poruka o grešci i od njega se traži da unese ispravnu lozinku</text:p>
        </text:list-item>
      </text:list>
      <text:p text:style-name="P141"/>
      <text:h text:style-name="Heading_20_4" text:outline-level="4">UC6 – SastaviListuŽelja</text:h>
      <text:list xml:id="list164314986970734" text:continue-list="list164315070750932" text:style-name="WW8Num9">
        <text:list-item>
          <text:p text:style-name="P363"><text:span text:style-name="T41">Glavni sudionik:</text:span><text:span text:style-name="T45"> registrirani korisnik</text:span></text:p>
        </text:list-item>
        <text:list-item>
          <text:p text:style-name="P363"><text:span text:style-name="T41">Cilj:</text:span><text:span text:style-name="T45"> izrada liste glazbenih želja</text:span></text:p>
        </text:list-item>
        <text:list-item>
          <text:p text:style-name="P363"><text:span text:style-name="T41">Sudionici:</text:span><text:span text:style-name="T45"> baza podataka</text:span></text:p>
        </text:list-item>
        <text:list-item>
          <text:p text:style-name="P363"><text:span text:style-name="T41">Preduvjeti:</text:span><text:span text:style-name="T45"> korisnik </text:span><text:span text:style-name="T50">je </text:span><text:span text:style-name="T45">prijavljen u sustav</text:span></text:p>
        </text:list-item>
        <text:list-item>
          <text:p text:style-name="P366"><text:span text:style-name="T41">Rezultat: </text:span><text:span text:style-name="T51">korisnik je sastavio </text:span><text:span text:style-name="T61">i pohranio </text:span><text:span text:style-name="T51">listu želja </text:span></text:p>
        </text:list-item>
        <text:list-item>
          <text:p text:style-name="P325">Željeni scenarij: </text:p>
        </text:list-item>
      </text:list>
      <text:list xml:id="list361329746112964051" text:style-name="WW8Num11">
        <text:list-item>
          <text:list>
            <text:list-item>
              <text:p text:style-name="P309">Korisnik pregledava svoju listu želja (ako već postoji, ako ne, onda je prazna) te u nju unosi izmjene (dodaje ili briše pjesme, pri čemu se može služiti pretraživanjem pjesama)</text:p>
            </text:list-item>
            <text:list-item>
              <text:p text:style-name="P309">Kada je napravio sve planirane izmjene, inicira pohranjivanje</text:p>
            </text:list-item>
            <text:list-item>
              <text:p text:style-name="P309">Sustav pohranjuje korisnikovu listu želja</text:p>
            </text:list-item>
          </text:list>
        </text:list-item>
      </text:list>
      <text:p text:style-name="P138"/>
      <text:h text:style-name="Heading_20_4" text:outline-level="4">UC7 – PotvrdiListuŽelja</text:h>
      <text:list xml:id="list164314098125220" text:continue-list="list164314986970734" text:style-name="WW8Num9">
        <text:list-item>
          <text:p text:style-name="P367"><text:span text:style-name="T41">Glavni sudionik:</text:span><text:span text:style-name="T45"> </text:span><text:span text:style-name="T58">r</text:span><text:span text:style-name="T51">egistrirani korisnik</text:span></text:p>
        </text:list-item>
        <text:list-item>
          <text:p text:style-name="P367"><text:soft-page-break/><text:span text:style-name="T41">Cilj:</text:span><text:span text:style-name="T45"> </text:span><text:span text:style-name="T51">potvrditi listu želja i time ju učiniti globalno dostupnom</text:span></text:p>
        </text:list-item>
        <text:list-item>
          <text:p text:style-name="P367"><text:span text:style-name="T41">Sudionici:</text:span><text:span text:style-name="T45"> </text:span><text:span text:style-name="T51">baza podataka</text:span></text:p>
        </text:list-item>
        <text:list-item>
          <text:p text:style-name="P367"><text:span text:style-name="T41">Preduvjeti:</text:span><text:span text:style-name="T45"> </text:span><text:span text:style-name="T51">korisnik je prijavljen u sustav, korisnik u protekla 24 sata već nije potvrđivao listu želja</text:span></text:p>
        </text:list-item>
        <text:list-item>
          <text:p text:style-name="P367"><text:span text:style-name="T41">Rezultat:</text:span><text:span text:style-name="T45"> </text:span><text:span text:style-name="T51">lista želja je potvrđena, želje za pjesmama na listi su sada vidljive glazbenim urednicima i administratorima</text:span></text:p>
        </text:list-item>
        <text:list-item>
          <text:p text:style-name="P327">Željeni scenarij: </text:p>
        </text:list-item>
      </text:list>
      <text:list xml:id="list382149069171566847" text:style-name="WW8Num31">
        <text:list-item>
          <text:list>
            <text:list-item>
              <text:p text:style-name="P310">Korisnik pregledava svoju listu želja</text:p>
            </text:list-item>
            <text:list-item>
              <text:p text:style-name="P310">Ako je zadovoljan s njome, potvrđuje ju</text:p>
            </text:list-item>
            <text:list-item>
              <text:p text:style-name="P310">Sustav <text:span text:style-name="T181">pohranjuje</text:span> korisnikove želje <text:span text:style-name="T181">u globalnu listu</text:span></text:p>
            </text:list-item>
          </text:list>
        </text:list-item>
      </text:list>
      <text:list xml:id="list1279800820643186141" text:style-name="WW8Num32">
        <text:list-item>
          <text:list>
            <text:list-header>
              <text:p text:style-name="P311"/>
            </text:list-header>
          </text:list>
        </text:list-item>
      </text:list>
      <text:h text:style-name="Heading_20_4" text:outline-level="4">UC8 – ZatražiTerminZaReprodukciju</text:h>
      <text:list xml:id="list164314243782222" text:continue-list="list164314098125220" text:style-name="WW8Num9">
        <text:list-item>
          <text:p text:style-name="P368"><text:span text:style-name="T41">Glavni sudionik:</text:span><text:span text:style-name="T45"> glazbeni urednik</text:span></text:p>
        </text:list-item>
        <text:list-item>
          <text:p text:style-name="P368"><text:span text:style-name="T41">Cilj:</text:span><text:span text:style-name="T45"> </text:span><text:span text:style-name="T50">zatražiti dodjelu termina (jednog ili više) za repr</text:span><text:span text:style-name="T61">od</text:span><text:span text:style-name="T50">ukciju od administratora</text:span></text:p>
        </text:list-item>
        <text:list-item>
          <text:p text:style-name="P368"><text:span text:style-name="T41">Sudionici:</text:span><text:span text:style-name="T45"> baza podataka</text:span></text:p>
        </text:list-item>
        <text:list-item>
          <text:p text:style-name="P368"><text:span text:style-name="T41">Preduvjeti:</text:span><text:span text:style-name="T45"> glazbeni urednik </text:span><text:span text:style-name="T61">je</text:span><text:span text:style-name="T45"> prijavljen u sustav</text:span></text:p>
        </text:list-item>
        <text:list-item>
          <text:p text:style-name="P368"><text:span text:style-name="T41">Rezultat: </text:span><text:span text:style-name="T50">zahtjev </text:span><text:span text:style-name="T61">za dodjelom termina</text:span><text:span text:style-name="T50"> je uspješno pohranjen u sustav</text:span></text:p>
        </text:list-item>
        <text:list-item>
          <text:p text:style-name="P328">Željeni scenarij: </text:p>
        </text:list-item>
      </text:list>
      <text:list xml:id="list3625017296243676257" text:style-name="WW8Num13">
        <text:list-item>
          <text:list>
            <text:list-item>
              <text:p text:style-name="P294"><text:span text:style-name="T152">G</text:span>lazbeni urednik <text:span text:style-name="T152">pregledava kalendar sa označenim slobodnim terminima</text:span></text:p>
            </text:list-item>
            <text:list-item>
              <text:p text:style-name="P312">Urednik odabire termin(e) koji mu odgovara(ju) i šalje zahtjev za njima</text:p>
            </text:list-item>
            <text:list-item>
              <text:p text:style-name="P312">Sustav pohranjuje urednikov zahtjev</text:p>
            </text:list-item>
          </text:list>
        </text:list-item>
      </text:list>
      <text:p text:style-name="P145"/>
      <text:h text:style-name="Heading_20_4" text:outline-level="4">UC<text:span text:style-name="T152">9</text:span> – <text:span text:style-name="T152">SastaviListuZaReprodukciju</text:span></text:h>
      <text:list xml:id="list164315266022519" text:continue-list="list164314243782222" text:style-name="WW8Num9">
        <text:list-item>
          <text:p text:style-name="P363"><text:span text:style-name="T41">Glavni sudionik:</text:span><text:span text:style-name="T45"> glazbeni urednik</text:span></text:p>
        </text:list-item>
        <text:list-item>
          <text:p text:style-name="P363"><text:span text:style-name="T41">Cilj:</text:span><text:span text:style-name="T45"> sastaviti listu pjesama za reprodukciju </text:span><text:span text:style-name="T51">za dani termin </text:span><text:span text:style-name="T52">(trajanje 1 sat)</text:span></text:p>
        </text:list-item>
        <text:list-item>
          <text:p text:style-name="P363"><text:span text:style-name="T41">Sudionici:</text:span><text:span text:style-name="T45"> baza podataka</text:span></text:p>
        </text:list-item>
        <text:list-item>
          <text:p text:style-name="P363"><text:soft-page-break/><text:span text:style-name="T41">Preduvjeti:</text:span><text:span text:style-name="T45"> glazbeni urednik </text:span><text:span text:style-name="T61">je </text:span><text:span text:style-name="T45">prijavljen u sustav, </text:span><text:span text:style-name="T52">dodijeljen mu je termin, do trenutka emitiranja ima više od 24 sata vremena</text:span></text:p>
        </text:list-item>
        <text:list-item>
          <text:p text:style-name="P363"><text:span text:style-name="T41">Rezultat: </text:span><text:span text:style-name="T52">lista zapisa za dani termin je sastavljena</text:span></text:p>
        </text:list-item>
        <text:list-item>
          <text:p text:style-name="P325">Željeni scenarij: </text:p>
        </text:list-item>
      </text:list>
      <text:list xml:id="list164316085051331" text:continue-list="list3625017296243676257" text:style-name="WW8Num13">
        <text:list-item>
          <text:list>
            <text:list-item text:start-value="1">
              <text:p text:style-name="P313">Urednik pregledava i pretražuje pjesme, uzimajući u obzir korisničke želje</text:p>
            </text:list-item>
            <text:list-item>
              <text:p text:style-name="P313">Urednik odabire pjesme koje će se reproducirati u danom terminu</text:p>
            </text:list-item>
            <text:list-item>
              <text:p text:style-name="P313">Urednik inicira pohranu liste</text:p>
            </text:list-item>
            <text:list-item>
              <text:p text:style-name="P313">Sustav ispituje ispravnost sastavljene liste (trajanje najmanje 1 sat, zadnja pjesma ne počinje unutar 15 sekundi od kraja termina)</text:p>
            </text:list-item>
            <text:list-item>
              <text:p text:style-name="P313">Ako su uvjeti zadovoljeni, lista se pohranjuje u sustav</text:p>
            </text:list-item>
          </text:list>
        </text:list-item>
      </text:list>
      <text:list xml:id="list164315678479569" text:continue-list="list164315266022519" text:style-name="WW8Num9">
        <text:list-item>
          <text:p text:style-name="P325">Mogući drugi scenariji:</text:p>
        </text:list-item>
      </text:list>
      <text:list xml:id="list1268740790936849737" text:style-name="WW8Num14">
        <text:list-item>
          <text:list>
            <text:list-item text:start-value="1">
              <text:p text:style-name="P314">Nisu zadovoljeni uvjeti za listu</text:p>
            </text:list-item>
          </text:list>
        </text:list-item>
      </text:list>
      <text:list xml:id="list8360330665602500057" text:style-name="L14">
        <text:list-item>
          <text:list>
            <text:list-item>
              <text:p text:style-name="P315">Korisniku se prikazuje odgovarajuća poruka o pogrešci i od njega se traži da sastavi ispravnu listu</text:p>
            </text:list-item>
          </text:list>
        </text:list-item>
      </text:list>
      <text:p text:style-name="P140"/>
      <text:h text:style-name="Heading_20_4" text:outline-level="4"><text:span text:style-name="T70">UC</text:span><text:span text:style-name="T73">10</text:span><text:span text:style-name="T70"> – </text:span><text:span text:style-name="T73">DodajZvučniZapis</text:span></text:h>
      <text:list xml:id="list164314211044553" text:continue-list="list164315678479569" text:style-name="WW8Num9">
        <text:list-item>
          <text:p text:style-name="P369"><text:span text:style-name="T41">Glavni sudionik:</text:span><text:span text:style-name="T45"> </text:span><text:span text:style-name="T52">administrator</text:span></text:p>
        </text:list-item>
        <text:list-item>
          <text:p text:style-name="P369"><text:span text:style-name="T41">Cilj:</text:span><text:span text:style-name="T45"> </text:span><text:span text:style-name="T52">u sustav dodati novi zvučni zapis</text:span></text:p>
        </text:list-item>
        <text:list-item>
          <text:p text:style-name="P369"><text:span text:style-name="T41">Sudionici:</text:span><text:span text:style-name="T45"> </text:span><text:span text:style-name="T52">baza podataka</text:span></text:p>
        </text:list-item>
        <text:list-item>
          <text:p text:style-name="P369"><text:span text:style-name="T41">Preduvjeti:</text:span><text:span text:style-name="T45"> </text:span><text:span text:style-name="T52">administrator je prijavljen u sustav</text:span></text:p>
        </text:list-item>
        <text:list-item>
          <text:p text:style-name="P369"><text:span text:style-name="T41">Rezultat:</text:span><text:span text:style-name="T45"> </text:span><text:span text:style-name="T52">u sustav je dodan novi glazbeni zapis sa svim </text:span><text:span text:style-name="T66">potrebnim</text:span><text:span text:style-name="T52"> podacima</text:span></text:p>
        </text:list-item>
        <text:list-item>
          <text:p text:style-name="P329">Željeni scenarij: </text:p>
        </text:list-item>
      </text:list>
      <text:list xml:id="list164315609066907" text:continue-list="list382149069171566847" text:style-name="WW8Num31">
        <text:list-item>
          <text:list>
            <text:list-item text:start-value="1">
              <text:p text:style-name="P316">Administrator unosi sve bitne podatke o zvučnom zapisu</text:p>
            </text:list-item>
            <text:list-item>
              <text:p text:style-name="P316">Administrator prilaže datoteku zvučnog zapisa</text:p>
            </text:list-item>
            <text:list-item>
              <text:p text:style-name="P316">Sustav provjerava ispravnost unesenih podataka</text:p>
            </text:list-item>
            <text:list-item>
              <text:p text:style-name="P316">Ako su podaci ispravni, pohranjuju se u sustav zajedno sa samom datotekom zapisa</text:p>
            </text:list-item>
          </text:list>
        </text:list-item>
      </text:list>
      <text:list xml:id="list164315582859710" text:continue-list="list164314211044553" text:style-name="WW8Num9">
        <text:list-item>
          <text:p text:style-name="P329"><text:soft-page-break/>Mogući drugi scenariji:</text:p>
        </text:list-item>
      </text:list>
      <text:list xml:id="list164314649098449" text:continue-list="list1279800820643186141" text:style-name="WW8Num32">
        <text:list-item>
          <text:list>
            <text:list-item text:start-value="1">
              <text:p text:style-name="P350">Uneseni su neispravni podaci</text:p>
            </text:list-item>
          </text:list>
        </text:list-item>
      </text:list>
      <text:list xml:id="list8103345064926058895" text:style-name="L15">
        <text:list-item>
          <text:list>
            <text:list-item>
              <text:p text:style-name="P351">Prikazuje se odgovarajuća poruka o grešci i od administratora se traži da unese ispravne podatke</text:p>
            </text:list-item>
          </text:list>
        </text:list-item>
      </text:list>
      <text:p text:style-name="P147"/>
      <text:list xml:id="list164314237025393" text:continue-list="list164314649098449" text:style-name="WW8Num32">
        <text:list-item>
          <text:list>
            <text:list-item text:start-value="1">
              <text:p text:style-name="P350">Slanje datoteke zvučnog zapisa na sustav nije uspjelo</text:p>
            </text:list-item>
          </text:list>
        </text:list-item>
      </text:list>
      <text:list xml:id="list2856554866507416382" text:style-name="L16">
        <text:list-item>
          <text:list>
            <text:list-item>
              <text:p text:style-name="P352">Prikazuje se odgovarajuća poruka o pogrešci i traži se ponovno obavljanje akcije</text:p>
            </text:list-item>
          </text:list>
        </text:list-item>
      </text:list>
      <text:p text:style-name="P147"/>
      <text:h text:style-name="Heading_20_4" text:outline-level="4">UC<text:span text:style-name="T152">11</text:span> – <text:span text:style-name="T152">UrediZvučniZapis</text:span></text:h>
      <text:list xml:id="list164315181567536" text:continue-list="list164315582859710" text:style-name="WW8Num9">
        <text:list-item>
          <text:p text:style-name="P369"><text:span text:style-name="T41">Glavni sudionik:</text:span><text:span text:style-name="T45"> </text:span><text:span text:style-name="T52">administrator</text:span></text:p>
        </text:list-item>
        <text:list-item>
          <text:p text:style-name="P369"><text:span text:style-name="T41">Cilj:</text:span><text:span text:style-name="T45"> </text:span><text:span text:style-name="T52">urediti podatke o zvučnom zapisu</text:span></text:p>
        </text:list-item>
        <text:list-item>
          <text:p text:style-name="P369"><text:span text:style-name="T41">Sudionici:</text:span><text:span text:style-name="T45"> </text:span><text:span text:style-name="T52">baza podataka</text:span></text:p>
        </text:list-item>
        <text:list-item>
          <text:p text:style-name="P369"><text:span text:style-name="T41">Preduvjeti:</text:span><text:span text:style-name="T45"> </text:span><text:span text:style-name="T52">administrator je prijavljen u sustav</text:span></text:p>
        </text:list-item>
        <text:list-item>
          <text:p text:style-name="P369"><text:span text:style-name="T41">Rezultat:</text:span><text:span text:style-name="T45"> </text:span><text:span text:style-name="T52">podaci o zvučnom zapisu su izmijenjeni</text:span></text:p>
        </text:list-item>
        <text:list-item>
          <text:p text:style-name="P329">Željeni scenarij: </text:p>
        </text:list-item>
      </text:list>
      <text:list xml:id="list164314840841226" text:continue-list="list164315609066907" text:style-name="WW8Num31">
        <text:list-item>
          <text:list>
            <text:list-item text:start-value="1">
              <text:p text:style-name="P317">Administrator odabire zvučni zapis kojeg želi izmijeniti</text:p>
            </text:list-item>
            <text:list-item>
              <text:p text:style-name="P318">Administrator pregledava podatke o zvučnom zapisu i po želji ih mijenja</text:p>
            </text:list-item>
            <text:list-item>
              <text:p text:style-name="P318">Administrator inicira pohranu podataka</text:p>
            </text:list-item>
            <text:list-item>
              <text:p text:style-name="P318">Sustav ispituje ispravnost unesenih podataka</text:p>
            </text:list-item>
            <text:list-item>
              <text:p text:style-name="P318">Ako su podaci ispravni, pohranjuju se u sustav</text:p>
            </text:list-item>
          </text:list>
        </text:list-item>
      </text:list>
      <text:list xml:id="list164315404150098" text:continue-list="list164315181567536" text:style-name="WW8Num9">
        <text:list-item>
          <text:p text:style-name="P329">Mogući drugi scenariji:</text:p>
        </text:list-item>
      </text:list>
      <text:list xml:id="list164314956485552" text:continue-list="list164314237025393" text:style-name="WW8Num32">
        <text:list-item>
          <text:list>
            <text:list-item text:start-value="1">
              <text:p text:style-name="P353">Uneseni su neispravni podaci</text:p>
            </text:list-item>
          </text:list>
        </text:list-item>
      </text:list>
      <text:list xml:id="list6615117877931746611" text:style-name="L17">
        <text:list-item>
          <text:list>
            <text:list-item>
              <text:p text:style-name="P354">Prikazuje se odgovarajuća poruka o grešci, te se od administratora traži unos ispravnih podataka</text:p>
            </text:list-item>
          </text:list>
        </text:list-item>
      </text:list>
      <text:p text:style-name="P146"/>
      <text:h text:style-name="Heading_20_4" text:outline-level="4"><text:soft-page-break/>UC12 – ObrišiZvučniZapis</text:h>
      <text:list xml:id="list164316101611194" text:continue-list="list164315404150098" text:style-name="WW8Num9">
        <text:list-item>
          <text:p text:style-name="P370"><text:span text:style-name="T41">Glavni sudionik:</text:span><text:span text:style-name="T45"> administrator</text:span></text:p>
        </text:list-item>
        <text:list-item>
          <text:p text:style-name="P370"><text:span text:style-name="T41">Cilj:</text:span><text:span text:style-name="T45"> </text:span><text:span text:style-name="T53">obrisati zvučni zapis</text:span></text:p>
        </text:list-item>
        <text:list-item>
          <text:p text:style-name="P370"><text:span text:style-name="T41">Sudionici:</text:span><text:span text:style-name="T45"> baza podataka</text:span></text:p>
        </text:list-item>
        <text:list-item>
          <text:p text:style-name="P370"><text:span text:style-name="T41">Preduvjeti:</text:span><text:span text:style-name="T45"> </text:span><text:span text:style-name="T53">administrator je prijavljen u sustav</text:span></text:p>
        </text:list-item>
        <text:list-item>
          <text:p text:style-name="P370"><text:span text:style-name="T41">Rezultat: </text:span><text:span text:style-name="T53">zvučni zapis je zauvijek izbrisan</text:span></text:p>
        </text:list-item>
        <text:list-item>
          <text:p text:style-name="P333">Željeni scenarij: </text:p>
        </text:list-item>
      </text:list>
      <text:list xml:id="list6073739045518613967" text:style-name="L18">
        <text:list-item>
          <text:list>
            <text:list-item>
              <text:p text:style-name="P349">Administrator odabire zvučni zapis kojeg želi izbrisati</text:p>
            </text:list-item>
            <text:list-item>
              <text:p text:style-name="P355">Administrator inicira brisanje zvučnog zapisa</text:p>
            </text:list-item>
            <text:list-item>
              <text:p text:style-name="P355">Sustav briše zvučni zapis</text:p>
            </text:list-item>
          </text:list>
        </text:list-item>
      </text:list>
      <text:p text:style-name="P151"/>
      <text:h text:style-name="Heading_20_4" text:outline-level="4">UC1<text:span text:style-name="T156">3</text:span> – <text:span text:style-name="T156">UrediPodatkeKorisnika</text:span></text:h>
      <text:list xml:id="list164315728073067" text:continue-list="list164316101611194" text:style-name="WW8Num9">
        <text:list-item>
          <text:p text:style-name="P371"><text:span text:style-name="T41">Glavni sudionik:</text:span><text:span text:style-name="T45"> administrator</text:span></text:p>
        </text:list-item>
        <text:list-item>
          <text:p text:style-name="P371"><text:span text:style-name="T41">Cilj:</text:span><text:span text:style-name="T45"> </text:span><text:span text:style-name="T59">urediti podatke korisnika</text:span></text:p>
        </text:list-item>
        <text:list-item>
          <text:p text:style-name="P371"><text:span text:style-name="T41">Sudionici:</text:span><text:span text:style-name="T45"> baza podataka</text:span></text:p>
        </text:list-item>
        <text:list-item>
          <text:p text:style-name="P371"><text:span text:style-name="T41">Preduvjeti:</text:span><text:span text:style-name="T45"> </text:span><text:span text:style-name="T53">administrator je prijavljen u sustav, </text:span><text:span text:style-name="T59">korisnik čiji se podaci uređuju nije vlasnik niti administrator</text:span></text:p>
        </text:list-item>
        <text:list-item>
          <text:p text:style-name="P371"><text:span text:style-name="T41">Rezultat: </text:span><text:span text:style-name="T59">korisnikovi podaci su uređeni</text:span></text:p>
        </text:list-item>
        <text:list-item>
          <text:p text:style-name="P334">Željeni scenarij: </text:p>
        </text:list-item>
      </text:list>
      <text:list xml:id="list164315996864483" text:continue-list="list6073739045518613967" text:style-name="L18">
        <text:list-item>
          <text:list>
            <text:list-item text:start-value="1">
              <text:p text:style-name="P349">Administrator odabire korisnika kojem želi izmijeniti podatke</text:p>
            </text:list-item>
            <text:list-item>
              <text:p text:style-name="P356">Administrator pregledava podatke korisnika i po želji unosi promjene</text:p>
            </text:list-item>
            <text:list-item>
              <text:p text:style-name="P356">Administrator inicira spremanje promjena</text:p>
            </text:list-item>
            <text:list-item>
              <text:p text:style-name="P356">Sustav pohranjuje promjene</text:p>
            </text:list-item>
          </text:list>
        </text:list-item>
      </text:list>
      <text:p text:style-name="P143"/>
      <text:h text:style-name="Heading_20_4" text:outline-level="4"><text:span text:style-name="T72">UC1</text:span><text:span text:style-name="T74">4</text:span><text:span text:style-name="T70"> – </text:span><text:span text:style-name="T73">PostaviGlazbenogUrednika</text:span></text:h>
      <text:list xml:id="list164314890952561" text:continue-list="list164315728073067" text:style-name="WW8Num9">
        <text:list-item>
          <text:p text:style-name="P363"><text:span text:style-name="T41">Glavni sudionik:</text:span><text:span text:style-name="T45"> administrator</text:span></text:p>
        </text:list-item>
        <text:list-item>
          <text:p text:style-name="P363"><text:span text:style-name="T41">Cilj:</text:span><text:span text:style-name="T45"> postaviti novog urednika</text:span></text:p>
        </text:list-item>
        <text:list-item>
          <text:p text:style-name="P363"><text:soft-page-break/><text:span text:style-name="T41">Sudionici:</text:span><text:span text:style-name="T45"> baza podataka</text:span></text:p>
        </text:list-item>
        <text:list-item>
          <text:p text:style-name="P363"><text:span text:style-name="T41">Preduvjeti:</text:span><text:span text:style-name="T45"> administrator mora biti prijavljen u sustav</text:span></text:p>
        </text:list-item>
        <text:list-item>
          <text:p text:style-name="P363"><text:span text:style-name="T41">Rezultat: </text:span><text:span text:style-name="T45">postavljen je novi urednik</text:span></text:p>
        </text:list-item>
        <text:list-item>
          <text:p text:style-name="P325">Željeni scenarij: </text:p>
        </text:list-item>
      </text:list>
      <text:list xml:id="list308254469434772240" text:style-name="WW8Num25">
        <text:list-item>
          <text:list>
            <text:list-item>
              <text:p text:style-name="P295"><text:span text:style-name="T153">A</text:span>dministrator <text:span text:style-name="T153">pregledava popis korisnika</text:span></text:p>
            </text:list-item>
            <text:list-item>
              <text:p text:style-name="P319">Odabire jednog od korisnika i postavlja ga za glazbenog urednika</text:p>
            </text:list-item>
            <text:list-item>
              <text:p text:style-name="P319">Sustav bilježi promjene i mijenja tip korisničkog računa odabranog korisnika</text:p>
            </text:list-item>
          </text:list>
        </text:list-item>
      </text:list>
      <text:p text:style-name="P139"/>
      <text:h text:style-name="Heading_20_4" text:outline-level="4">UC1<text:span text:style-name="T156">5</text:span> – <text:span text:style-name="T152">UkloniGlazbenogUrednika</text:span></text:h>
      <text:list xml:id="list164315637078094" text:continue-list="list164314890952561" text:style-name="WW8Num9">
        <text:list-item>
          <text:p text:style-name="P372"><text:span text:style-name="T41">Glavni sudionik:</text:span><text:span text:style-name="T45"> administrator</text:span></text:p>
        </text:list-item>
        <text:list-item>
          <text:p text:style-name="P372"><text:span text:style-name="T41">Cilj:</text:span><text:span text:style-name="T45"> </text:span><text:span text:style-name="T54">ukloni</text:span><text:span text:style-name="T56">ti</text:span><text:span text:style-name="T45"> </text:span><text:span text:style-name="T54">glazbenog</text:span><text:span text:style-name="T45"> urednika</text:span></text:p>
        </text:list-item>
        <text:list-item>
          <text:p text:style-name="P372"><text:span text:style-name="T41">Sudionici:</text:span><text:span text:style-name="T45"> baza podataka</text:span></text:p>
        </text:list-item>
        <text:list-item>
          <text:p text:style-name="P372"><text:span text:style-name="T41">Preduvjeti:</text:span><text:span text:style-name="T45"> administrator mora biti prijavljen u sustav</text:span></text:p>
        </text:list-item>
        <text:list-item>
          <text:p text:style-name="P372"><text:span text:style-name="T41">Rezultat: </text:span><text:span text:style-name="T62">glazbenom uredniku odu</text:span><text:span text:style-name="T65">z</text:span><text:span text:style-name="T62">ima se urednički status</text:span></text:p>
        </text:list-item>
        <text:list-item>
          <text:p text:style-name="P330">Željeni scenarij: </text:p>
        </text:list-item>
      </text:list>
      <text:list xml:id="list164314643914739" text:continue-list="list308254469434772240" text:style-name="WW8Num25">
        <text:list-item>
          <text:list>
            <text:list-item text:start-value="1">
              <text:p text:style-name="P339"><text:span text:style-name="T153">A</text:span>dministrator <text:span text:style-name="T157">određuje urednika kojem želi oduzeti uredničke ovlasti</text:span></text:p>
            </text:list-item>
            <text:list-item>
              <text:p text:style-name="P357">Sustav bilježi promjene i mijenja tip korisničkog računa odabranog urednika</text:p>
            </text:list-item>
          </text:list>
        </text:list-item>
      </text:list>
      <text:p text:style-name="P143"/>
      <text:h text:style-name="Heading_20_4" text:outline-level="4">UC<text:span text:style-name="T152">16</text:span> – <text:span text:style-name="T174">OdlučiOZahtjevuZaTerminom</text:span></text:h>
      <text:list xml:id="list164315819018429" text:continue-list="list164315637078094" text:style-name="WW8Num9">
        <text:list-item>
          <text:p text:style-name="P372"><text:span text:style-name="T41">Glavni sudionik:</text:span><text:span text:style-name="T45"> administrator</text:span></text:p>
        </text:list-item>
        <text:list-item>
          <text:p text:style-name="P372"><text:span text:style-name="T41">Cilj:</text:span><text:span text:style-name="T45"> </text:span><text:span text:style-name="T56">odlučiti o uredničkom zahtjevu za terminom</text:span></text:p>
        </text:list-item>
        <text:list-item>
          <text:p text:style-name="P372"><text:span text:style-name="T41">Sudionici:</text:span><text:span text:style-name="T45"> baza podataka</text:span></text:p>
        </text:list-item>
        <text:list-item>
          <text:p text:style-name="P372"><text:span text:style-name="T41">Preduvjeti:</text:span><text:span text:style-name="T45"> administrator mora biti prijavljen u sustav</text:span></text:p>
        </text:list-item>
        <text:list-item>
          <text:p text:style-name="P372"><text:span text:style-name="T41">Rezultat: </text:span><text:span text:style-name="T56">urednički zahtjev je ili prihvaćen i time je taj termin </text:span><text:span text:style-name="T65">dodijeljen</text:span><text:span text:style-name="T56"> tom uredniku, ili je odbijen</text:span></text:p>
        </text:list-item>
        <text:list-item>
          <text:p text:style-name="P335">Željeni scenarij: </text:p>
        </text:list-item>
      </text:list>
      <text:list xml:id="list2810934998844634991" text:style-name="L19">
        <text:list-item>
          <text:list>
            <text:list-item>
              <text:p text:style-name="P358">Administrator odlučuje o prihvaćanju ili odbijanju zahtjeva</text:p>
            </text:list-item>
            <text:list-item>
              <text:p text:style-name="P358"><text:soft-page-break/>Ako je zahtjev prihvaćen, taj se termin dodjeljuje uredniku, <text:span text:style-name="T182">što se bilježi u sustavu</text:span></text:p>
            </text:list-item>
          </text:list>
        </text:list-item>
      </text:list>
      <text:p text:style-name="P148"/>
      <text:h text:style-name="Heading_20_4" text:outline-level="4">UC17 – PrikažiStatistiku</text:h>
      <text:list xml:id="list164314531447148" text:continue-list="list164315819018429" text:style-name="WW8Num9">
        <text:list-item>
          <text:p text:style-name="P373"><text:span text:style-name="T41">Glavni sudionik:</text:span><text:span text:style-name="T45"> </text:span><text:span text:style-name="T57">administrator</text:span></text:p>
        </text:list-item>
        <text:list-item>
          <text:p text:style-name="P373"><text:span text:style-name="T41">Cilj:</text:span><text:span text:style-name="T45"> p</text:span><text:span text:style-name="T57">regledati statistik</text:span><text:span text:style-name="T62">e</text:span><text:span text:style-name="T57"> o radu postaje</text:span></text:p>
        </text:list-item>
        <text:list-item>
          <text:p text:style-name="P373"><text:span text:style-name="T41">Sudionici:</text:span><text:span text:style-name="T45"> baza podataka</text:span></text:p>
        </text:list-item>
        <text:list-item>
          <text:p text:style-name="P373"><text:span text:style-name="T41">Preduvjeti:</text:span><text:span text:style-name="T45"> </text:span><text:span text:style-name="T57">administrator </text:span><text:span text:style-name="T62">je </text:span><text:span text:style-name="T57">prijavljen u sustav</text:span></text:p>
        </text:list-item>
        <text:list-item>
          <text:p text:style-name="P373"><text:span text:style-name="T41">Rezultat: </text:span><text:span text:style-name="T57">administrator</text:span><text:span text:style-name="T62"> je dobio uvid u statistike radio postaje</text:span></text:p>
        </text:list-item>
        <text:list-item>
          <text:p text:style-name="P336">Željeni scenarij: </text:p>
        </text:list-item>
      </text:list>
      <text:list xml:id="list4069136001594865237" text:style-name="L20">
        <text:list-item>
          <text:list>
            <text:list-item>
              <text:p text:style-name="P359">Administrator odabire jednu od ponuđenih statistika</text:p>
            </text:list-item>
            <text:list-item>
              <text:p text:style-name="P359">Administratoru se prikazuje odabrana statistika</text:p>
            </text:list-item>
          </text:list>
        </text:list-item>
      </text:list>
      <text:p text:style-name="P140"/>
      <text:h text:style-name="Heading_20_4" text:outline-level="4">UC<text:span text:style-name="T148">18</text:span> –<text:span text:style-name="T152">PostaviAdministratora</text:span></text:h>
      <text:list xml:id="list164314797877553" text:continue-list="list164314531447148" text:style-name="WW8Num9">
        <text:list-item>
          <text:p text:style-name="P363"><text:span text:style-name="T41">Glavni sudionik:</text:span><text:span text:style-name="T45"> vlasnik postaje</text:span></text:p>
        </text:list-item>
        <text:list-item>
          <text:p text:style-name="P363"><text:span text:style-name="T41">Cilj:</text:span><text:span text:style-name="T45"> postaviti novog administratora</text:span></text:p>
        </text:list-item>
        <text:list-item>
          <text:p text:style-name="P363"><text:span text:style-name="T41">Sudionici:</text:span><text:span text:style-name="T45"> baza podataka</text:span></text:p>
        </text:list-item>
        <text:list-item>
          <text:p text:style-name="P363"><text:span text:style-name="T41">Preduvjeti:</text:span><text:span text:style-name="T45"> ne smije biti postavljeno više od </text:span><text:span text:style-name="T54">deset</text:span><text:span text:style-name="T45"> administratora, vlasnik </text:span><text:span text:style-name="T62">je</text:span><text:span text:style-name="T45"> prijavljen u sustav</text:span></text:p>
        </text:list-item>
        <text:list-item>
          <text:p text:style-name="P363"><text:span text:style-name="T41">Rezultat: </text:span><text:span text:style-name="T45">postavljen je novi administrator</text:span></text:p>
        </text:list-item>
        <text:list-item>
          <text:p text:style-name="P325">Željeni scenarij: </text:p>
        </text:list-item>
      </text:list>
      <text:list xml:id="list3509697142305805391" text:style-name="WW8Num27">
        <text:list-item>
          <text:list>
            <text:list-item>
              <text:p text:style-name="P296"><text:span text:style-name="T157">V</text:span>lasnik <text:span text:style-name="T157">odabire jednog od korisnika i dodjeljuje mu administratorske ovlasti</text:span></text:p>
            </text:list-item>
            <text:list-item>
              <text:p text:style-name="P320">Sustav bilježi promjene i mijenja tip korisničkog računa odabranog korisnika</text:p>
            </text:list-item>
          </text:list>
        </text:list-item>
      </text:list>
      <text:list xml:id="list164314795641341" text:continue-list="list164314797877553" text:style-name="WW8Num9">
        <text:list-item>
          <text:p text:style-name="P325">Mogući drugi scenariji:</text:p>
        </text:list-item>
      </text:list>
      <text:list xml:id="list1804941537624269028" text:style-name="WW8Num28">
        <text:list-item>
          <text:list>
            <text:list-item>
              <text:p text:style-name="P321">U sustavu već postoji 10 administratora</text:p>
            </text:list-item>
          </text:list>
        </text:list-item>
      </text:list>
      <text:list xml:id="list4300439738300230970" text:style-name="L21">
        <text:list-item>
          <text:list>
            <text:list-item>
              <text:list>
                <text:list-item>
                  <text:p text:style-name="P322">Akcija se ne dozvoljava, ispisuje se odgovarajuća poruka o grešci</text:p>
                </text:list-item>
              </text:list>
            </text:list-item>
          </text:list>
        </text:list-item>
      </text:list>
      <text:p text:style-name="P137"/>
      <text:h text:style-name="Heading_20_4" text:outline-level="4"><text:soft-page-break/>UC1<text:span text:style-name="T158">9 </text:span>– <text:span text:style-name="T152">UkloniAdministratora</text:span></text:h>
      <text:list xml:id="list164314724933402" text:continue-list="list164314795641341" text:style-name="WW8Num9">
        <text:list-item>
          <text:p text:style-name="P372"><text:span text:style-name="T41">Glavni sudionik:</text:span><text:span text:style-name="T45"> </text:span><text:span text:style-name="T56">vlasnik postaje</text:span></text:p>
        </text:list-item>
        <text:list-item>
          <text:p text:style-name="P372"><text:span text:style-name="T41">Cilj:</text:span><text:span text:style-name="T45"> </text:span><text:span text:style-name="T56">ukloniti administratora</text:span></text:p>
        </text:list-item>
        <text:list-item>
          <text:p text:style-name="P372"><text:span text:style-name="T41">Sudionici:</text:span><text:span text:style-name="T45"> </text:span><text:span text:style-name="T56">baza podataka</text:span></text:p>
        </text:list-item>
        <text:list-item>
          <text:p text:style-name="P372"><text:span text:style-name="T41">Preduvjeti: </text:span><text:span text:style-name="T56">vlasnik postaje je prijavljen</text:span><text:span text:style-name="T45"> </text:span><text:span text:style-name="T56">u sustav</text:span></text:p>
        </text:list-item>
        <text:list-item>
          <text:p text:style-name="P372"><text:span text:style-name="T41">Rezultat:</text:span><text:span text:style-name="T45"> </text:span><text:span text:style-name="T56">odabranom korisniku ukinute su administratorske ovlasti</text:span></text:p>
        </text:list-item>
        <text:list-item>
          <text:p text:style-name="P330">Željeni scenarij: </text:p>
        </text:list-item>
      </text:list>
      <text:list xml:id="list164315912336629" text:continue-list="list164314840841226" text:style-name="WW8Num31">
        <text:list-item>
          <text:list>
            <text:list-item text:start-value="1">
              <text:p text:style-name="P323">Vlasnik postaje odabire jednog od administratora i uklanja mu administratorske ovlasti</text:p>
            </text:list-item>
            <text:list-item>
              <text:p text:style-name="P323">Sustav bilježi promjene i mijenja tip korisničkog računa odabranog korisnka</text:p>
            </text:list-item>
          </text:list>
        </text:list-item>
      </text:list>
      <text:p text:style-name="P142"/>
      <text:h text:style-name="Heading_20_4" text:outline-level="4">UC<text:span text:style-name="T158">20</text:span> – <text:span text:style-name="T152">UrediPodatkeOPostaji</text:span></text:h>
      <text:list xml:id="list164314652188533" text:continue-list="list164314724933402" text:style-name="WW8Num9">
        <text:list-item>
          <text:p text:style-name="P363"><text:span text:style-name="T41">Glavni sudionik:</text:span><text:span text:style-name="T45"> vlasnik postaje</text:span></text:p>
        </text:list-item>
        <text:list-item>
          <text:p text:style-name="P363"><text:span text:style-name="T41">Cilj:</text:span><text:span text:style-name="T45"> un</text:span><text:span text:style-name="T64">j</text:span><text:span text:style-name="T45">eti ili urediti podatke</text:span></text:p>
        </text:list-item>
        <text:list-item>
          <text:p text:style-name="P363"><text:span text:style-name="T41">Sudionici:</text:span><text:span text:style-name="T45"> baza podataka</text:span></text:p>
        </text:list-item>
        <text:list-item>
          <text:p text:style-name="P363"><text:span text:style-name="T41">Preduvjeti:</text:span><text:span text:style-name="T45"> vlasnik </text:span><text:span text:style-name="T62">je</text:span><text:span text:style-name="T45"> prijavljen u sustav</text:span></text:p>
        </text:list-item>
        <text:list-item>
          <text:p text:style-name="P363"><text:span text:style-name="T41">Rezultat:</text:span><text:span text:style-name="T45"> uneseni su novi podaci o postaji</text:span></text:p>
        </text:list-item>
        <text:list-item>
          <text:p text:style-name="P325">Željeni scenarij: </text:p>
        </text:list-item>
      </text:list>
      <text:list xml:id="list6368079014495204172" text:style-name="WW8Num29">
        <text:list-item>
          <text:list>
            <text:list-item>
              <text:p text:style-name="P298"><text:span text:style-name="T192">V</text:span>lasnik<text:span text:style-name="T193">u se prikazuju podaci o radio postaji s mogućnošću promjena</text:span></text:p>
            </text:list-item>
            <text:list-item>
              <text:p text:style-name="P324">Vlasnik unosi izmjene i inicira spremanje</text:p>
            </text:list-item>
            <text:list-item>
              <text:p text:style-name="P297"><text:span text:style-name="T192">B</text:span>aza podataka <text:span text:style-name="T182">pohranjuje</text:span> i čuva nove podatke</text:p>
            </text:list-item>
          </text:list>
        </text:list-item>
      </text:list>
      <text:p text:style-name="P136"/>
      <text:h text:style-name="Heading_20_4" text:outline-level="4">UC2<text:span text:style-name="T158">1</text:span> – SlušajRadioPostaju</text:h>
      <text:list xml:id="list164315844322929" text:continue-list="list164314652188533" text:style-name="WW8Num9">
        <text:list-item>
          <text:p text:style-name="P371"><text:span text:style-name="T41">Glavni sudionik:</text:span><text:span text:style-name="T45"> </text:span><text:span text:style-name="T55">korisnik</text:span></text:p>
        </text:list-item>
        <text:list-item>
          <text:p text:style-name="P371"><text:span text:style-name="T41">Cilj:</text:span><text:span text:style-name="T45"> </text:span><text:span text:style-name="T55">slušati </text:span><text:span text:style-name="T62">program </text:span><text:span text:style-name="T55">radio postaj</text:span><text:span text:style-name="T62">e</text:span></text:p>
        </text:list-item>
        <text:list-item>
          <text:p text:style-name="P371"><text:span text:style-name="T41">Sudionici:</text:span><text:span text:style-name="T45"> baza podataka</text:span></text:p>
        </text:list-item>
        <text:list-item>
          <text:p text:style-name="P371"><text:span text:style-name="T41">Preduvjeti:</text:span><text:span text:style-name="T45"> </text:span><text:span text:style-name="T55">nema</text:span></text:p>
        </text:list-item>
        <text:list-item>
          <text:p text:style-name="P371"><text:soft-page-break/><text:span text:style-name="T41">Rezultat:</text:span><text:span text:style-name="T45"> </text:span><text:span text:style-name="T55">korisnik uživa u programu radio postaje</text:span></text:p>
        </text:list-item>
        <text:list-item>
          <text:p text:style-name="P337">Željeni scenarij: </text:p>
        </text:list-item>
      </text:list>
      <text:list xml:id="list6239334804301514458" text:style-name="L22">
        <text:list-item>
          <text:list>
            <text:list-item>
              <text:list>
                <text:list-item>
                  <text:p text:style-name="P360">Korisnik otvara web stranicu radio postaje</text:p>
                </text:list-item>
                <text:list-item>
                  <text:p text:style-name="P360">Pokreće glazbeni player na početnoj stranici i započinje slušati program radio postaje</text:p>
                </text:list-item>
              </text:list>
            </text:list-item>
          </text:list>
        </text:list-item>
      </text:list>
      <text:p text:style-name="P149"/>
      <text:p text:style-name="P75"><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F1B726FA00FEEB13.png" xlink:type="simple" xlink:show="embed" xlink:actuate="onLoad"/></draw:frame>Slika <text:sequence text:ref-name="refSlika0" text:name="Slika" text:formula="ooow:Slika+1" style:num-format="1">1</text:sequence>: Dijagram obrazaca <text:span text:style-name="T187">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BFBBDD7FC51906E2.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A9B52DC9D9822AD8.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76"><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80BC5C1D237E872A.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C5F620EA866E24FB.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278" text:outline-level="2"><text:bookmark-start text:name="__RefHeading___Toc2745_776402836"/>4.2 Sekvencijski dijagrami<text:bookmark-end text:name="__RefHeading___Toc2745_776402836"/></text:h>
      <text:p text:style-name="Standard"/>
      <text:h text:style-name="P282" text:outline-level="4">UC1: RegistrirajNovogKorisnika</text:h>
      <text:p text:style-name="P59">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08">se</text:span> stvara novi korisnički račun i podaci o njemu pohranjuju se u bazu podataka. Korisniku se na kraju dojavljuje poruka o <text:span text:style-name="T205">uspješnoj</text:span> registracij<text:span text:style-name="T205">i</text:span>.</text:p>
      <text:p text:style-name="P51"><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33">UC1:</text:span> <text:span text:style-name="T133">RegistrirajNovogKorisnika</text:span></text:p></draw:text-box></draw:frame></text:p>
      <text:p text:style-name="Text_20_body"/>
      <text:p text:style-name="Text_20_body"/>
      <text:h text:style-name="P288" text:outline-level="4">UC2: PrijaviKorisnikaUSustav</text:h>
      <text:p text:style-name="P59">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33">UC2: PrijavaKorisnikaUSustav</text:span></text:p></draw:text-box></draw:frame></text:p>
      <text:p text:style-name="Text_20_body"/>
      <text:p text:style-name="Text_20_body"/>
      <text:h text:style-name="P288" text:outline-level="4">UC3: UrediOsobnePodatke</text:h>
      <text:p text:style-name="P53">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2"><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33">UC3: UrediOsobnePodatke</text:span></text:p></draw:text-box></draw:frame></text:p>
      <text:p text:style-name="Text_20_body"/>
      <text:h text:style-name="P288" text:outline-level="4">UC4: PromijeniLozinku</text:h>
      <text:p text:style-name="P53">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2"><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5728DE6C2819D100.png" xlink:type="simple" xlink:show="embed" xlink:actuate="onLoad"/></draw:frame>Slika <text:sequence text:ref-name="refSlika9" text:name="Slika" text:formula="ooow:Slika+1" style:num-format="1">10</text:sequence>: Sekvencijski dijagram za <text:span text:style-name="T133">UC4: </text:span><text:span text:style-name="T135">PromijeniLozinku</text:span></text:p></draw:text-box></draw:frame></text:p>
      <text:p text:style-name="Text_20_body"/>
      <text:h text:style-name="P288" text:outline-level="4">UC5: IzbrišiKorisničkiRačun</text:h>
      <text:p text:style-name="P58">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95">i ako je ona ispravna, iz baze podataka brišu se podaci o korisniku, te mu se prikazuje odgovarajuća poruka. Ako lozinka nije ispravna, korisniku se prikazuje poruka o pogrešci.</text:span></text:p>
      <text:p text:style-name="P54"><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73CC0D0EBA7A541B.png" xlink:type="simple" xlink:show="embed" xlink:actuate="onLoad"/></draw:frame>Slika <text:sequence text:ref-name="refSlika10" text:name="Slika" text:formula="ooow:Slika+1" style:num-format="1">11</text:sequence>: Sekvencijski dijagram za <text:span text:style-name="T133">UC5: Izbriš</text:span><text:span text:style-name="T135">iKorisničkiRačun</text:span></text:p></draw:text-box></draw:frame></text:p>
      <text:p text:style-name="Text_20_body"/>
      <text:h text:style-name="P287" text:outline-level="4">U<text:span text:style-name="T194">C6: SastaviListuŽelja</text:span></text:h>
      <text:p text:style-name="P57">Korisnik želi sastaviti listu želja. Odabire tu mogućnost iz popisa ponuđenih, na što mu sustav prikazuje njegovu dosadašnju listu želja (ako postoji, ako ne, prazna je), s mogućnostima izmjena. Korisnik unosi izmjene i nakon što s nj<text:span text:style-name="T206">i</text:span>ma završi, inicira pohranjivanje liste. Sustav prima novu listu od korisnika, pohranjuje ju u bazu podataka te korisniku prikazuje poruku o uspjehu.</text:p>
      <text:p text:style-name="P54"><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33">UC6: SastaviListuŽelja</text:span></text:p></draw:text-box></draw:frame></text:p>
      <text:p text:style-name="Text_20_body"/>
      <text:p text:style-name="Text_20_body"/>
      <text:h text:style-name="P287" text:outline-level="4">UC7: PotvrdiListuŽelja</text:h>
      <text:p text:style-name="P57">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35">UC7: PotvrdiListuŽelja</text:span></text:p></draw:text-box></draw:frame></text:p>
      <text:p text:style-name="Text_20_body"/>
      <text:h text:style-name="P288" text:outline-level="4">UC8: ZatražiTerminZaReprodukciju</text:h>
      <text:p text:style-name="P57">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4"><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466912C224E23033.png" xlink:type="simple" xlink:show="embed" xlink:actuate="onLoad"/></draw:frame>Slika <text:sequence text:ref-name="refSlika13" text:name="Slika" text:formula="ooow:Slika+1" style:num-format="1">14</text:sequence>: Sekvencijski dijagram za <text:span text:style-name="T133">UC8: </text:span><text:span text:style-name="T135">ZatražiTerminZaReprodukciju</text:span></text:p></draw:text-box></draw:frame></text:p>
      <text:p text:style-name="Text_20_body"/>
      <text:h text:style-name="P288" text:outline-level="4">UC9: SastaviListuZaReprodukciju</text:h>
      <text:p text:style-name="P165"><text:span text:style-name="T197">Glazbeni urednik želi sastaviti listu za reprodukciju </text:span><text:span text:style-name="T198">za neki od svojih termina</text:span><text:span text:style-name="T197">. Urednik odabere tu mogućnost iz popisa. </text:span><text:span text:style-name="T198">Sustav mu omogućuje</text:span><text:span text:style-name="T197"> pregledava</text:span><text:span text:style-name="T198">nje</text:span><text:span text:style-name="T197"> i pretraž</text:span><text:span text:style-name="T198">ivanje</text:span><text:span text:style-name="T197"> </text:span><text:span text:style-name="T198">zapisa</text:span><text:span text:style-name="T197">, </text:span><text:span text:style-name="T198">pomoću kojih urednik sastavlja svoju listu, </text:span><text:span text:style-name="T197">uzimajući u obzir korisničke želje. Kada je zadovoljan listom urednik inicira pohranu liste. Sustav ispituje ispravnost sastavljene liste, </text:span><text:span text:style-name="T198">i </text:span><text:span text:style-name="T197">ako su uvjeti zadovoljeni lista se pohranjuje u sustav. Inače </text:span><text:span text:style-name="T200">se </text:span><text:span text:style-name="T197">uredniku prikazuje odgovarajuća poruka o pogrešci i od njega se traži da sastavi ispravnu listu.</text:span></text:p>
      <text:p text:style-name="P166"/>
      <text:p text:style-name="P54"><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23DB512F2A560386.png" xlink:type="simple" xlink:show="embed" xlink:actuate="onLoad"/></draw:frame>Slika <text:sequence text:ref-name="refSlika14" text:name="Slika" text:formula="ooow:Slika+1" style:num-format="1">15</text:sequence>: Sekvencijski dijagram za <text:span text:style-name="T135">UC9: SastaviListuZaReprodukciju</text:span></text:p></draw:text-box></draw:frame></text:p>
      <text:p text:style-name="Text_20_body"/>
      <text:h text:style-name="P287" text:outline-level="4">UC10: DodajZvučniZapis</text:h>
      <text:p text:style-name="P166">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66"/>
      <text:p text:style-name="P54"><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BC2F29DE74D839B2.png" xlink:type="simple" xlink:show="embed" xlink:actuate="onLoad"/></draw:frame>Slika <text:sequence text:ref-name="refSlika15" text:name="Slika" text:formula="ooow:Slika+1" style:num-format="1">16</text:sequence>: Sekvencijski dijagram za <text:span text:style-name="T133">UC10: </text:span><text:span text:style-name="T135">DodajZvučniZapis</text:span></text:p></draw:text-box></draw:frame></text:p>
      <text:p text:style-name="Text_20_body"/>
      <text:h text:style-name="P287" text:outline-level="4">UC11: UrediZvučniZapis</text:h>
      <text:p text:style-name="P166">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66"/>
      <text:p text:style-name="P54"><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33">UC11: UrediZvučniZapis</text:span></text:p></draw:text-box></draw:frame></text:p>
      <text:p text:style-name="Text_20_body"/>
      <text:h text:style-name="P287" text:outline-level="4">UC12: ObrišiZvučniZapis</text:h>
      <text:p text:style-name="P167">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69"/>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33">UC12: ObrišiZvučniZapis</text:span></text:p></draw:text-box></draw:frame></text:p>
      <text:h text:style-name="P287" text:outline-level="4">UC13: UrediPodatkeKorisnika</text:h>
      <text:p text:style-name="P158"><text:span text:style-name="T197">Administrator želi urediti podatke </text:span><text:span text:style-name="T199">o nekog </text:span><text:span text:style-name="T197">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199">te </text:span><text:span text:style-name="T197">kada je zadovoljan </text:span><text:span text:style-name="T199">izmjenama</text:span><text:span text:style-name="T197"> inicira spremanje promjena. Sustav </text:span><text:span text:style-name="T199">ispituje ispravnost podataka, potom </text:span><text:span text:style-name="T197">pohranjuje promjene u bazu podataka, </text:span><text:span text:style-name="T199">te</text:span><text:span text:style-name="T197"> dojavljuje administratoru da </text:span><text:span text:style-name="T199">su</text:span><text:span text:style-name="T197"> promjene uspješno obavljenje.</text:span></text:p>
      <text:p text:style-name="P169"/>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5ACC933A3711CBA8.png" xlink:type="simple" xlink:show="embed" xlink:actuate="onLoad"/></draw:frame>Slika <text:sequence text:ref-name="refSlika18" text:name="Slika" text:formula="ooow:Slika+1" style:num-format="1">19</text:sequence>: Sekvencijski dijagram za <text:span text:style-name="T133">UC13: UrediPodatkeKorisnika</text:span></text:p></draw:text-box></draw:frame></text:p>
      <text:h text:style-name="P287" text:outline-level="4">UC14: PostaviGlazbenogUrednika</text:h>
      <text:p text:style-name="P167">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69"/>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47E642A645541060.png" xlink:type="simple" xlink:show="embed" xlink:actuate="onLoad"/></draw:frame>Slika <text:sequence text:ref-name="refSlika19" text:name="Slika" text:formula="ooow:Slika+1" style:num-format="1">20</text:sequence>: Sekvencijski dijagram za <text:span text:style-name="T133">UC14: PostaviGlazbenogUrednika</text:span></text:p></draw:text-box></draw:frame></text:p>
      <text:h text:style-name="P287" text:outline-level="4">UC15: UkloniGlazbenogUrednika</text:h>
      <text:p text:style-name="P167">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69"/>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33">UC15: UkloniGlazbenogUrednika</text:span></text:p></draw:text-box></draw:frame></text:p>
      <text:h text:style-name="P287" text:outline-level="4">UC16: OdlučiOZahtjevuZaTerminom</text:h>
      <text:p text:style-name="P167">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67"/>
      <text:p text:style-name="P169"><draw:frame draw:style-name="fr4" draw:name="Frame34" text:anchor-type="paragraph" svg:width="17cm" draw:z-index="58"><draw:text-box fo:min-height="10.014cm"><text:p text:style-name="P155"><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33">UC16: OdlučiOZahtjevuZaTerminom</text:span></text:p></draw:text-box></draw:frame></text:p>
      <text:p text:style-name="Text_20_body"/>
      <text:h text:style-name="P287" text:outline-level="4">UC17: PrikažiStatistiku</text:h>
      <text:p text:style-name="P168">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67"/>
      <text:p text:style-name="P167"><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D96ACCE031F2A5EB.png" xlink:type="simple" xlink:show="embed" xlink:actuate="onLoad"/></draw:frame>Slika <text:sequence text:ref-name="refSlika22" text:name="Slika" text:formula="ooow:Slika+1" style:num-format="1">23</text:sequence>: Sekvencijski dijagram za <text:span text:style-name="T133">UC17: PrikažiStatistiku</text:span></text:p></draw:text-box></draw:frame></text:p>
      <text:p text:style-name="Text_20_body"/>
      <text:h text:style-name="P287" text:outline-level="4">UC18: PostaviAdministratora</text:h>
      <text:p text:style-name="P167">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69"/>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4FB7851453152165.png" xlink:type="simple" xlink:show="embed" xlink:actuate="onLoad"/></draw:frame>Slika <text:sequence text:ref-name="refSlika23" text:name="Slika" text:formula="ooow:Slika+1" style:num-format="1">24</text:sequence>: Sekvencijski dijagram za <text:span text:style-name="T133">UC18: PostaviAdministratora</text:span></text:p></draw:text-box></draw:frame></text:p>
      <text:h text:style-name="P287" text:outline-level="4">UC19: UkloniAdministratora</text:h>
      <text:p text:style-name="P167">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69"/>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7282EAC9DACD7415.png" xlink:type="simple" xlink:show="embed" xlink:actuate="onLoad"/></draw:frame>Slika <text:sequence text:ref-name="refSlika24" text:name="Slika" text:formula="ooow:Slika+1" style:num-format="1">25</text:sequence>: Sekvencijski dijagram za <text:span text:style-name="T133">UC19: UkloniAdministratora</text:span></text:p></draw:text-box></draw:frame></text:p>
      <text:h text:style-name="P287" text:outline-level="4">UC20: UrediPodatkeOPostaji</text:h>
      <text:p text:style-name="P181">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81"/>
      <text:p text:style-name="P181"><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33">UC20: </text:span><text:span text:style-name="T136">Uredi</text:span><text:span text:style-name="T133">PodatkeOPostaji</text:span></text:p></draw:text-box></draw:frame></text:p>
      <text:p text:style-name="P169"/>
      <text:p text:style-name="Text_20_body"/>
      <text:h text:style-name="P287" text:outline-level="4">UC21: SlušajRadioPostaju</text:h>
      <text:p text:style-name="P158">Korisnik želi slušati radio postaju. Korisnik otvara web stranicu radio postaje. Sustav mu prika<text:span text:style-name="T196">zuje koja pjesma trenutno</text:span> svira. Korisnik zatim odabere opciju slušanja pjesme. Sustav <text:span text:style-name="T196">nalazi</text:span> pjesmu u bazi podataka <text:span text:style-name="T196">te</text:span> <text:span text:style-name="T196">je pušta korisniku. Kada trenutna pjesma završi, sustav korisniku pušta iduću.</text:span></text:p>
      <text:p text:style-name="P158"/>
      <text:p text:style-name="P158"><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33">UC21: SlušajRadioPostaju</text:span></text:p></draw:text-box></draw:frame></text:p>
      <text:p text:style-name="P164"/>
      <text:p text:style-name="P164"/>
      <text:p text:style-name="P164"/>
      <text:h text:style-name="P263" text:outline-level="1"><text:bookmark-start text:name="__RefHeading___Toc204_1769527897"/>5. Ostali zahtjevi<text:bookmark-end text:name="__RefHeading___Toc204_1769527897"/></text:h>
      <text:h text:style-name="P273" text:outline-level="2">Nefunkcionalni zahtjevi</text:h>
      <text:list xml:id="list7791006622587458008" text:style-name="WW8Num21">
        <text:list-item>
          <text:p text:style-name="P300">Sustav mora podržavati neograničen broj registriranih korisnika.</text:p>
        </text:list-item>
        <text:list-item>
          <text:p text:style-name="P299"><text:span text:style-name="T153">Ve</text:span>oma je poželjna zastupljenost što više glazbenih žanrova, kako bi postaja privukla što više slušatelja.</text:p>
        </text:list-item>
        <text:list-item>
          <text:p text:style-name="P299"><text:span text:style-name="T153">P</text:span>odaci o glazbenim zapisima moraju biti točni i pravilno uneseni.</text:p>
        </text:list-item>
        <text:list-item>
          <text:p text:style-name="P299"><text:span text:style-name="T153">S</text:span>ustav mora biti jasan i pregledan, kako bi se korisnici lako snašli i mogli iskoristiti sve funkcionalnosti sustava bez obzira na razinu informatičke pismenosti.</text:p>
        </text:list-item>
        <text:list-item>
          <text:p text:style-name="P361"><text:span text:style-name="T155">S</text:span><text:span text:style-name="T154">ustav mora svim aktorima omogućavati istovremeno korištenje svih funkcionalnosti; korisničko iskustvo ne smije biti ometeno zbog održavanja baze ili unošenja promjena u nju.</text:span></text:p>
        </text:list-item>
      </text:list>
      <text:p text:style-name="P136"/>
      <text:h text:style-name="P273" text:outline-level="2">Zahtjevi domene primjene</text:h>
      <text:list xml:id="list164316526879247" text:continue-list="list7791006622587458008" text:style-name="WW8Num21">
        <text:list-item text:start-value="1">
          <text:p text:style-name="P300"><text:span text:style-name="T148">P</text:span>ostaja mora poštovati autorska prava i emitirati samo zapise koji su legalno dostupni.</text:p>
        </text:list-item>
      </text:list>
      <text:h text:style-name="P263" text:outline-level="1"><text:bookmark-start text:name="__RefHeading___Toc206_1769527897"/>6. Arhitektura i dizajn sustava<text:bookmark-end text:name="__RefHeading___Toc206_1769527897"/></text:h>
      <text:h text:style-name="P274" text:outline-level="2"><text:bookmark-start text:name="__RefHeading___Toc443_1769527897"/>6.1. Svrha, opći prioriteti i skica sustava<text:bookmark-end text:name="__RefHeading___Toc443_1769527897"/></text:h>
      <text:p text:style-name="P40"><text:span text:style-name="T25">Kako je cilj ovog projekta napraviti informacijski sustav za internetsku radio postaju, prirodno se nameće ideja da se isti izradi u obliku </text:span><text:span text:style-name="T37">web aplikacije</text:span><text:span text:style-name="T25">. Prednosti takve arhitekture sustava nad primjerice arhitekturom </text:span><text:span text:style-name="T37">desktop klijent–poslužitelj</text:span><text:span text:style-name="T67">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69">daljnjeg</text:span><text:span text:style-name="T67"> razvoja aplikacije, zbog centraliziranosti neće doći do problema s fragmentacijom – svi će korisnici koristiti istu, najnoviju inačicu aplikacije.</text:span></text:p>
      <text:p text:style-name="P35"><text:span text:style-name="T67">Aplikacija će biti pod</text:span><text:span text:style-name="T69">i</text:span><text:span text:style-name="T67">jeljena u dva dijela, jedan koji će se pokretati unutar web preglednika te drugi koji će se pokretati na poslužitelju i komunicirati s bazom podataka. Komunikacija između ta dva dijela aplikacije vršit će se putem AJAX zahtjeva, </text:span><text:span text:style-name="T68">prema modelu REST sučelja.</text:span></text:p>
      <text:p text:style-name="P32"><draw:frame draw:style-name="fr4" draw:name="Frame1" text:anchor-type="paragraph" svg:width="13.513cm" draw:z-index="3"><draw:text-box fo:min-height="7.472cm"><text:p text:style-name="P154"><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265" text:outline-level="3"><text:bookmark-start text:name="__RefHeading___Toc2331_778054024"/>Klijentski dio<text:bookmark-end text:name="__RefHeading___Toc2331_778054024"/></text:h>
      <text:p text:style-name="P50">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0"><text:span text:style-name="T3">Angular2</text:span> karakterizira <text:span text:style-name="T183">razdjeljivanje</text:span> aplikacije u module koji se mogu smatrati <text:span text:style-name="T183">zasebnim</text:span> cjelinama te se uklapaju jedni u druge. Svaki modul ima svoj djelomični pogled koji se umeće u vanjski predložak <text:span text:style-name="T183">na odgovarajuće mjesto</text:span> i može imati svoj zaseban dizajn i logiku. Za interoperabilnost modula se koristi <text:span text:style-name="T11">dependency injection</text:span> mehanizam.</text:p>
      <text:p text:style-name="P50"><text:span text:style-name="Default_20_Paragraph_20_Font"><text:span text:style-name="T31">Za dizajniranje korisničkog sučelja koristit </text:span></text:span><text:span text:style-name="Default_20_Paragraph_20_Font"><text:span text:style-name="T29">ćemo </text:span></text:span><text:span text:style-name="Default_20_Paragraph_20_Font"><text:span text:style-name="T16">SASS</text:span></text:span><text:span text:style-name="Default_20_Paragraph_20_Font"><text:span text:style-name="T31"> koji je </text:span></text:span><text:span text:style-name="Default_20_Paragraph_20_Font"><text:span text:style-name="T29">nadgradnja</text:span></text:span><text:span text:style-name="Default_20_Paragraph_20_Font"><text:span text:style-name="T31"> </text:span></text:span><text:span text:style-name="Default_20_Paragraph_20_Font"><text:span text:style-name="T16">CSS</text:span></text:span><text:span text:style-name="Default_20_Paragraph_20_Font"><text:span text:style-name="T31">-a i nudi </text:span></text:span><text:span text:style-name="Default_20_Paragraph_20_Font"><text:span text:style-name="T29">brojne</text:span></text:span><text:span text:style-name="Default_20_Paragraph_20_Font"><text:span text:style-name="T31"> napredne funkcionalnosti, </text:span></text:span><text:span text:style-name="Default_20_Paragraph_20_Font"><text:span text:style-name="T29">poput</text:span></text:span><text:span text:style-name="Default_20_Paragraph_20_Font"><text:span text:style-name="T31"> varijabl</text:span></text:span><text:span text:style-name="Default_20_Paragraph_20_Font"><text:span text:style-name="T29">i</text:span></text:span><text:span text:style-name="Default_20_Paragraph_20_Font"><text:span text:style-name="T31">, hijerarhija elemenata, petlj</text:span></text:span><text:span text:style-name="Default_20_Paragraph_20_Font"><text:span text:style-name="T29">i</text:span></text:span><text:span text:style-name="Default_20_Paragraph_20_Font"><text:span text:style-name="T31"> i funkcij</text:span></text:span><text:span text:style-name="Default_20_Paragraph_20_Font"><text:span text:style-name="T29">a</text:span></text:span><text:span text:style-name="Default_20_Paragraph_20_Font"><text:span text:style-name="T31">. Za </text:span></text:span><text:span text:style-name="Default_20_Paragraph_20_Font"><text:span text:style-name="T29">strukturiranje</text:span></text:span><text:span text:style-name="Default_20_Paragraph_20_Font"><text:span text:style-name="T31"> korisničkog sučelja koristit </text:span></text:span><text:span text:style-name="Default_20_Paragraph_20_Font"><text:span text:style-name="T29">će se</text:span></text:span><text:span text:style-name="Default_20_Paragraph_20_Font"><text:span text:style-name="T31"> </text:span></text:span><text:span text:style-name="Default_20_Paragraph_20_Font"><text:span text:style-name="T11">JADE</text:span></text:span><text:span text:style-name="Default_20_Paragraph_20_Font"><text:span text:style-name="T31">, a to je jezik koji se komp</text:span></text:span><text:span text:style-name="Default_20_Paragraph_20_Font"><text:span text:style-name="T29">i</text:span></text:span><text:span text:style-name="Default_20_Paragraph_20_Font"><text:span text:style-name="T31">lira u </text:span></text:span><text:span text:style-name="Default_20_Paragraph_20_Font"><text:span text:style-name="T16">HTML</text:span></text:span><text:span text:style-name="Default_20_Paragraph_20_Font"><text:span text:style-name="T31">. On također predstavlja dodatan sloj funkcionalnosti </text:span></text:span><text:span text:style-name="Default_20_Paragraph_20_Font"><text:span text:style-name="T29">te</text:span></text:span><text:span text:style-name="Default_20_Paragraph_20_Font"><text:span text:style-name="T31"> omogućava petlje, </text:span></text:span><text:span text:style-name="Default_20_Paragraph_20_Font"><text:span text:style-name="T29">funkcije</text:span></text:span><text:span text:style-name="Default_20_Paragraph_20_Font"><text:span text:style-name="T31"> jednostavniju sintaksu, i još mnogo toga.</text:span></text:span></text:p>
      <text:p text:style-name="P49">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06">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283" text:outline-level="4">Komponente</text:h>
      <text:p text:style-name="P180"><text:span text:style-name="T184">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36">Nadkomponente će biti </text:span></text:span><text:span text:style-name="Default_20_Paragraph_20_Font"><text:span text:style-name="T21">User</text:span></text:span><text:span text:style-name="Default_20_Paragraph_20_Font"><text:span text:style-name="T36">, </text:span></text:span><text:span text:style-name="Default_20_Paragraph_20_Font"><text:span text:style-name="T22">Administrator</text:span></text:span><text:span text:style-name="Default_20_Paragraph_20_Font"><text:span text:style-name="T36">, </text:span></text:span><text:span text:style-name="Default_20_Paragraph_20_Font"><text:span text:style-name="T21">Owner</text:span></text:span><text:span text:style-name="Default_20_Paragraph_20_Font"><text:span text:style-name="T36"> ... , a komponente će biti </text:span></text:span><text:span text:style-name="Default_20_Paragraph_20_Font"><text:span text:style-name="T22">Listen</text:span></text:span><text:span text:style-name="Default_20_Paragraph_20_Font"><text:span text:style-name="T36">, </text:span></text:span><text:span text:style-name="Default_20_Paragraph_20_Font"><text:span text:style-name="T22">Settings</text:span></text:span><text:span text:style-name="Default_20_Paragraph_20_Font"><text:span text:style-name="T36">¸ </text:span></text:span><text:span text:style-name="Default_20_Paragraph_20_Font"><text:span text:style-name="T22">Wishlist</text:span></text:span><text:span text:style-name="Default_20_Paragraph_20_Font"><text:span text:style-name="T36"> od </text:span></text:span><text:span text:style-name="Default_20_Paragraph_20_Font"><text:span text:style-name="T21">User</text:span></text:span><text:span text:style-name="Default_20_Paragraph_20_Font"><text:span text:style-name="T36">, i tako dalje će se poklapati s funkcijskim zahtjevima i za ostale nadkomponente.</text:span></text:span></text:p>
      <text:p text:style-name="P180"><text:span text:style-name="Default_20_Paragraph_20_Font"><text:span text:style-name="T36"/></text:span></text:p>
      <text:h text:style-name="P271" text:outline-level="3"><text:bookmark-start text:name="__RefHeading___Toc2333_778054024"/>Poslužiteljski dio<text:bookmark-end text:name="__RefHeading___Toc2333_778054024"/></text:h>
      <text:p text:style-name="P41">Poslužiteljski dio aplikacije bit će oblikovan kao <text:span text:style-name="T3">REST</text:span> sučelje koje će primati zahtjeve od klijentskog dijela, obaviti odgovarajuće akcije i potom vratiti rezultate klijentskom dijelu koji će ih prikazati korisniku. <text:span text:style-name="T159">Ta komunikacija obavljat će se putem </text:span><text:span text:style-name="T4">HTTP</text:span><text:span text:style-name="T159"> zahtjeva i odgovora, unutar kojih će podaci biti zapisani u </text:span><text:span text:style-name="T4">JSON</text:span><text:span text:style-name="T159"> formatu.</text:span></text:p>
      <text:p text:style-name="P42">Ovaj dio aplikacije bit će također razdijeljen prema MVC obrascu, no kako u općenitom slučaju on neće biti zadužen za prikaz podataka korisniku, uglavnom će sadržavati samo modele i upravitelje. <text:span text:style-name="T173">Ulogu korisnika u interakciji s njime imat će klijentski dio aplikacije.</text:span></text:p>
      <text:p text:style-name="P37">Poslužiteljski dio aplikacije vršit će i komunikaciju s bazom podataka, u koju će se pohranjivati svi podaci o korisnicima, zvučnim zapisima, listama želja i listama za reprodukciju, <text:span text:style-name="T160">i svemu ostalom što je potrebno za rad aplikacije. No ta komunikacija neće biti izravna, već će se za nju pobrinuti </text:span><text:span text:style-name="T5">Peewee ORM</text:span><text:span text:style-name="T160">, biblioteka koja će iz entiteta definiranih kao razredi u programskom jeziku </text:span><text:span text:style-name="T5">Python</text:span><text:span text:style-name="T160"> generirati odgovarajuće </text:span><text:span text:style-name="T5">SQL</text:span><text:span text:style-name="T160"> tablice, kao i metode kojima će se implicitno vršiti spremanje, dohvaćanje i izmjena podataka u tablici.</text:span></text:p>
      <text:p text:style-name="P38">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2"><text:span text:style-name="T172">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27">Značenje njihovih atributa opisano je prilikom definiranja strukture baze podataka, dok su sve moguće akcije odgovarajućeg modela opisane u odjeljku 6.2, prilikom opisa dijagrama razreda.</text:span></text:p>
      <text:h text:style-name="P284" text:outline-level="4"><text:soft-page-break/>Baza podataka</text:h>
      <text:p text:style-name="P55"><draw:frame draw:style-name="fr1" draw:name="Frame2" text:anchor-type="paragraph" svg:x="0.053cm" svg:y="2.626cm" svg:width="17cm" draw:z-index="40"><draw:text-box fo:min-height="13.056cm"><text:p text:style-name="P154"><draw:frame draw:style-name="fr6" draw:name="Image2" text:anchor-type="paragraph" svg:width="17cm" svg:height="13.056cm" style:rel-height="scale" draw:z-index="41"><draw:image xlink:href="Pictures/100002010000035E000002964795FB981AA8F75C.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61">Izgled nastale sheme baze podataka dan je na slici:</text:span></text:p>
      <text:p text:style-name="P56"/>
      <text:p text:style-name="P39">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99">User</text:p>
          </table:table-cell>
          <table:table-cell table:style-name="Table2.B1" office:value-type="string">
            <text:p text:style-name="P121">Korisnik aplikacije</text:p>
          </table:table-cell>
        </table:table-row>
        <table:table-row>
          <table:table-cell table:style-name="Table2.A2" office:value-type="string">
            <text:p text:style-name="P103">Id, <text:span text:style-name="T40">INTEGER</text:span></text:p>
          </table:table-cell>
          <table:table-cell table:style-name="Table2.B7" office:value-type="string">
            <text:p text:style-name="P110">ID korisnika, <text:span text:style-name="T133">primarni ključ</text:span></text:p>
          </table:table-cell>
        </table:table-row>
        <table:table-row>
          <table:table-cell table:style-name="Table2.A2" office:value-type="string">
            <text:p text:style-name="P97">first_name, <text:span text:style-name="T40">VARCHAR(255)</text:span></text:p>
          </table:table-cell>
          <table:table-cell table:style-name="Table2.B7" office:value-type="string">
            <text:p text:style-name="P110">Ime <text:span text:style-name="T163">korisnika</text:span></text:p>
          </table:table-cell>
        </table:table-row>
        <table:table-row>
          <table:table-cell table:style-name="Table2.A2" office:value-type="string">
            <text:p text:style-name="P97">last_name, <text:span text:style-name="T40">VARCHAR(255)</text:span></text:p>
          </table:table-cell>
          <table:table-cell table:style-name="Table2.B7" office:value-type="string">
            <text:p text:style-name="P111">Prezime <text:span text:style-name="T163">korisnika</text:span></text:p>
          </table:table-cell>
        </table:table-row>
        <table:table-row>
          <table:table-cell table:style-name="Table2.A2" office:value-type="string">
            <text:p text:style-name="P97"><text:span text:style-name="T210">e</text:span>mail, <text:span text:style-name="T40">VARCHAR(255)</text:span></text:p>
          </table:table-cell>
          <table:table-cell table:style-name="Table2.B7" office:value-type="string">
            <text:p text:style-name="P110">Adresa e-pošte, <text:span text:style-name="T134">alternativni ključ</text:span></text:p>
          </table:table-cell>
        </table:table-row>
        <text:soft-page-break/>
        <table:table-row>
          <table:table-cell table:style-name="Table2.A2" office:value-type="string">
            <text:p text:style-name="P92">Occupation, <text:span text:style-name="T40">VARCHAR(255)</text:span></text:p>
          </table:table-cell>
          <table:table-cell table:style-name="Table2.B7" office:value-type="string">
            <text:p text:style-name="P110">Zanimanje <text:span text:style-name="T163">korisnika</text:span></text:p>
          </table:table-cell>
        </table:table-row>
        <table:table-row>
          <table:table-cell table:style-name="Table2.A2" office:value-type="string">
            <text:p text:style-name="P92">password_hash, <text:span text:style-name="T40">VARCHAR(255)</text:span></text:p>
          </table:table-cell>
          <table:table-cell table:style-name="Table2.B7" office:value-type="string">
            <text:p text:style-name="P109">Hash vrijednost lozinke</text:p>
          </table:table-cell>
        </table:table-row>
        <table:table-row>
          <table:table-cell table:style-name="Table2.A2" office:value-type="string">
            <text:p text:style-name="P91">account_type, <text:span text:style-name="T138">INTEGER</text:span></text:p>
          </table:table-cell>
          <table:table-cell table:style-name="Table2.B11" office:value-type="string">
            <text:p text:style-name="P112"><text:span text:style-name="T162">Tip korisničkog računa, </text:span><text:span text:style-name="T26">(</text:span><text:span text:style-name="T38">1</text:span><text:span text:style-name="T26"> – reg. <text:s/>korisnik, </text:span><text:span text:style-name="T38">2</text:span><text:span text:style-name="T26"> – urednik, </text:span><text:span text:style-name="T38">3</text:span><text:span text:style-name="T26"> - administrator, </text:span><text:span text:style-name="T38">4</text:span><text:span text:style-name="T26"> – vlasnik)</text:span></text:p>
          </table:table-cell>
        </table:table-row>
        <table:table-row>
          <table:table-cell table:style-name="Table2.A2" office:value-type="string">
            <text:p text:style-name="P93"><text:span text:style-name="T210">a</text:span>ctivated, <text:span text:style-name="T138">BOOLEAN</text:span></text:p>
          </table:table-cell>
          <table:table-cell table:style-name="Table2.B11" office:value-type="string">
            <text:p text:style-name="P114">Je li korisnički račun aktiviran</text:p>
          </table:table-cell>
        </table:table-row>
        <table:table-row>
          <table:table-cell table:style-name="Table2.A2" office:value-type="string">
            <text:p text:style-name="P93">activation_code, <text:span text:style-name="T138">VARCHAR(255)</text:span></text:p>
          </table:table-cell>
          <table:table-cell table:style-name="Table2.B11" office:value-type="string">
            <text:p text:style-name="P114"><text:span text:style-name="T133">Jedinstveni</text:span> kod kojim se vrši aktivacija korisničkog računa</text:p>
          </table:table-cell>
        </table:table-row>
        <table:table-row>
          <table:table-cell table:style-name="Table2.A11" office:value-type="string">
            <text:p text:style-name="P93">last_active, <text:span text:style-name="T138">DATETIME</text:span></text:p>
          </table:table-cell>
          <table:table-cell table:style-name="Table2.B11" office:value-type="string">
            <text:p text:style-name="P114">Vrijeme zadnje aktivnosti, potrebno za statistiku</text:p>
          </table:table-cell>
        </table:table-row>
      </table:table>
      <text:p text:style-name="P171"/>
      <table:table table:name="Table3" table:style-name="Table3">
        <table:table-column table:style-name="Table3.A"/>
        <table:table-column table:style-name="Table3.B"/>
        <table:table-row>
          <table:table-cell table:style-name="Table3.A1" office:value-type="string">
            <text:p text:style-name="P100">Track</text:p>
          </table:table-cell>
          <table:table-cell table:style-name="Table3.B1" office:value-type="string">
            <text:p text:style-name="P122">Zvučni zapis</text:p>
          </table:table-cell>
        </table:table-row>
        <table:table-row>
          <table:table-cell table:style-name="Table3.A2" office:value-type="string">
            <text:p text:style-name="P102">Id, <text:span text:style-name="T138">INTEGER</text:span></text:p>
          </table:table-cell>
          <table:table-cell table:style-name="Table3.B7" office:value-type="string">
            <text:p text:style-name="P113"><text:span text:style-name="T70">ID</text:span><text:span text:style-name="T133"> </text:span><text:span text:style-name="T70">zapisa, </text:span><text:span text:style-name="T133">primarni ključ</text:span></text:p>
          </table:table-cell>
        </table:table-row>
        <table:table-row>
          <table:table-cell table:style-name="Table3.A2" office:value-type="string">
            <text:p text:style-name="P94">title, <text:span text:style-name="T138">VARCHAR(255)</text:span></text:p>
          </table:table-cell>
          <table:table-cell table:style-name="Table3.B7" office:value-type="string">
            <text:p text:style-name="P113">Naziv zvučnog zapisa</text:p>
          </table:table-cell>
        </table:table-row>
        <table:table-row>
          <table:table-cell table:style-name="Table3.A2" office:value-type="string">
            <text:p text:style-name="P94"><text:span text:style-name="T210">p</text:span>ath, <text:span text:style-name="T138">VARCHAR(255)</text:span></text:p>
          </table:table-cell>
          <table:table-cell table:style-name="Table3.B7" office:value-type="string">
            <text:p text:style-name="P113">Putanja do datoteke na poslužitelju</text:p>
          </table:table-cell>
        </table:table-row>
        <table:table-row>
          <table:table-cell table:style-name="Table3.A2" office:value-type="string">
            <text:p text:style-name="P94">artist, <text:span text:style-name="T138">VARCHAR(255)</text:span></text:p>
          </table:table-cell>
          <table:table-cell table:style-name="Table3.B7" office:value-type="string">
            <text:p text:style-name="P117">Umjetnik – autor zapisa</text:p>
          </table:table-cell>
        </table:table-row>
        <table:table-row>
          <table:table-cell table:style-name="Table3.A2" office:value-type="string">
            <text:p text:style-name="P94">album, <text:span text:style-name="T138">VARCHAR(255)</text:span></text:p>
          </table:table-cell>
          <table:table-cell table:style-name="Table3.B7" office:value-type="string">
            <text:p text:style-name="P113">Album na kojemu je zvučni zapis</text:p>
          </table:table-cell>
        </table:table-row>
        <table:table-row>
          <table:table-cell table:style-name="Table3.A2" office:value-type="string">
            <text:p text:style-name="P93">duration, <text:span text:style-name="T138">INTEGER</text:span></text:p>
          </table:table-cell>
          <table:table-cell table:style-name="Table3.B7" office:value-type="string">
            <text:p text:style-name="P113">Trajanje zvučnog zapisa u sekundama</text:p>
          </table:table-cell>
        </table:table-row>
        <table:table-row>
          <table:table-cell table:style-name="Table3.A2" office:value-type="string">
            <text:p text:style-name="P94">file_format, <text:span text:style-name="T138">VARCHAR(255)</text:span></text:p>
          </table:table-cell>
          <table:table-cell table:style-name="Table3.B14" office:value-type="string">
            <text:p text:style-name="P113">Format u kojemu je pohranjen zapis (MP3, WAV, OGG...)</text:p>
          </table:table-cell>
        </table:table-row>
        <table:table-row>
          <table:table-cell table:style-name="Table3.A2" office:value-type="string">
            <text:p text:style-name="P93">sample_rate, <text:span text:style-name="T138">FLOAT</text:span></text:p>
          </table:table-cell>
          <table:table-cell table:style-name="Table3.B14" office:value-type="string">
            <text:p text:style-name="P113">Učestalost uzorkovanja</text:p>
          </table:table-cell>
        </table:table-row>
        <table:table-row>
          <table:table-cell table:style-name="Table3.A2" office:value-type="string">
            <text:p text:style-name="P93">bits_per_sample, <text:span text:style-name="T138">INTEGER</text:span></text:p>
          </table:table-cell>
          <table:table-cell table:style-name="Table3.B14" office:value-type="string">
            <text:p text:style-name="P113">Broj bitova po uzorku</text:p>
          </table:table-cell>
        </table:table-row>
        <table:table-row>
          <table:table-cell table:style-name="Table3.A2" office:value-type="string">
            <text:p text:style-name="P94">genre, <text:span text:style-name="T138">VARCHAR(255)</text:span></text:p>
          </table:table-cell>
          <table:table-cell table:style-name="Table3.B14" office:value-type="string">
            <text:p text:style-name="P113">Žanr kojem pripada glazbeni zapis</text:p>
          </table:table-cell>
        </table:table-row>
        <table:table-row>
          <table:table-cell table:style-name="Table3.A2" office:value-type="string">
            <text:p text:style-name="P94">publisher, <text:span text:style-name="T138">VARCHAR(255)</text:span></text:p>
          </table:table-cell>
          <table:table-cell table:style-name="Table3.B14" office:value-type="string">
            <text:p text:style-name="P113">Izdavač zapisa</text:p>
          </table:table-cell>
        </table:table-row>
        <table:table-row>
          <table:table-cell table:style-name="Table3.A2" office:value-type="string">
            <text:p text:style-name="P94">carrier_type, <text:span text:style-name="T138">VARCHAR(255)</text:span></text:p>
          </table:table-cell>
          <table:table-cell table:style-name="Table3.B14" office:value-type="string">
            <text:p text:style-name="P113">Vrsta nosača zvuka</text:p>
          </table:table-cell>
        </table:table-row>
        <table:table-row>
          <table:table-cell table:style-name="Table3.A14" office:value-type="string">
            <text:p text:style-name="P93">year, <text:span text:style-name="T138">INTEGER</text:span></text:p>
          </table:table-cell>
          <table:table-cell table:style-name="Table3.B14" office:value-type="string">
            <text:p text:style-name="P113">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00">Slot</text:p>
          </table:table-cell>
          <table:table-cell table:style-name="Table4.B1" office:value-type="string">
            <text:p text:style-name="P122">Urednički termin</text:p>
          </table:table-cell>
        </table:table-row>
        <table:table-row>
          <table:table-cell table:style-name="Table4.A2" office:value-type="string">
            <text:p text:style-name="P106">Id, <text:span text:style-name="T138">INTEGER</text:span></text:p>
          </table:table-cell>
          <table:table-cell table:style-name="Table4.B2" office:value-type="string">
            <text:p text:style-name="P119">ID termina, <text:span text:style-name="T133">primarni ključ</text:span></text:p>
          </table:table-cell>
        </table:table-row>
        <table:table-row>
          <table:table-cell table:style-name="Table4.A2" office:value-type="string">
            <text:p text:style-name="P125"><text:span text:style-name="T165">t</text:span><text:span text:style-name="T164">ime, </text:span><text:span text:style-name="T166">TIME</text:span></text:p>
          </table:table-cell>
          <table:table-cell table:style-name="Table4.B4" office:value-type="string">
            <text:p text:style-name="P113"><text:span text:style-name="T70">Datum i vrijeme početka termina,</text:span><text:span text:style-name="T133"> </text:span><text:span text:style-name="T134">alternativni ključ</text:span></text:p>
          </table:table-cell>
        </table:table-row>
        <table:table-row>
          <table:table-cell table:style-name="Table4.A4" office:value-type="string">
            <text:p text:style-name="P93">editor_id, <text:span text:style-name="T138">INTEGER</text:span></text:p>
          </table:table-cell>
          <table:table-cell table:style-name="Table4.B4" office:value-type="string">
            <text:p text:style-name="P113">ID urednika kojemu je dodijeljen taj termin, <text:span text:style-name="T133">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00">SlotRequest</text:p>
          </table:table-cell>
          <table:table-cell table:style-name="Table5.B1" office:value-type="string">
            <text:p text:style-name="P122">Zahtjev za terminom</text:p>
          </table:table-cell>
        </table:table-row>
        <table:table-row>
          <table:table-cell table:style-name="Table5.A2" office:value-type="string">
            <text:p text:style-name="P104">Id, <text:span text:style-name="T138">INTEGER</text:span></text:p>
          </table:table-cell>
          <table:table-cell table:style-name="Table5.B7" office:value-type="string">
            <text:p text:style-name="P113"><text:span text:style-name="T70">ID zahtjeva, </text:span><text:span text:style-name="T133">primarni ključ</text:span></text:p>
          </table:table-cell>
        </table:table-row>
        <table:table-row>
          <table:table-cell table:style-name="Table5.A2" office:value-type="string">
            <text:p text:style-name="P95">time, <text:span text:style-name="T138">TIME</text:span></text:p>
          </table:table-cell>
          <table:table-cell table:style-name="Table5.B7" office:value-type="string">
            <text:p text:style-name="P115">Vrijeme termina u danu, obavezno počinje na puni sat</text:p>
          </table:table-cell>
        </table:table-row>
        <table:table-row>
          <table:table-cell table:style-name="Table5.A2" office:value-type="string">
            <text:p text:style-name="P93">editor_id, <text:span text:style-name="T138">INTEGER</text:span></text:p>
          </table:table-cell>
          <table:table-cell table:style-name="Table5.B7" office:value-type="string">
            <text:p text:style-name="P113">ID urednika koj<text:span text:style-name="T167">i je zatražio</text:span> taj termin, <text:span text:style-name="T133">strani ključ</text:span></text:p>
          </table:table-cell>
        </table:table-row>
        <text:soft-page-break/>
        <table:table-row>
          <table:table-cell table:style-name="Table5.A2" office:value-type="string">
            <text:p text:style-name="P95">start_date, <text:span text:style-name="T138">DATE</text:span></text:p>
          </table:table-cell>
          <table:table-cell table:style-name="Table5.B7" office:value-type="string">
            <text:p text:style-name="P115">Početni datum od kojega bi započinjao dodijeljeni termin</text:p>
          </table:table-cell>
        </table:table-row>
        <table:table-row>
          <table:table-cell table:style-name="Table5.A2" office:value-type="string">
            <text:p text:style-name="P95">end_date, <text:span text:style-name="T138">DATE</text:span></text:p>
          </table:table-cell>
          <table:table-cell table:style-name="Table5.B7" office:value-type="string">
            <text:p text:style-name="P115">Konačni datum do kojega bi termin bio dodijeljen</text:p>
          </table:table-cell>
        </table:table-row>
        <table:table-row>
          <table:table-cell table:style-name="Table5.A7" office:value-type="string">
            <text:p text:style-name="P95">days_bit_mask, <text:span text:style-name="T138">INTEGER</text:span></text:p>
          </table:table-cell>
          <table:table-cell table:style-name="Table5.B7" office:value-type="string">
            <text:p text:style-name="P115">Za koje sve dane u tjednu je zatražen termin (enkodirano kao bit-maska, spremljena kao cijeli broj, npr. <text:span text:style-name="T67">19 = 0010011</text:span><text:span text:style-name="T169">2</text:span><text:span text:style-name="T168"> </text:span><text:span text:style-name="T25">= pon., uto. i pet.</text:span>)</text:p>
          </table:table-cell>
        </table:table-row>
      </table:table>
      <text:p text:style-name="P156"/>
      <table:table table:name="Table6" table:style-name="Table6">
        <table:table-column table:style-name="Table6.A"/>
        <table:table-column table:style-name="Table6.B"/>
        <table:table-row>
          <table:table-cell table:style-name="Table6.A1" office:value-type="string">
            <text:p text:style-name="P100">Wish</text:p>
          </table:table-cell>
          <table:table-cell table:style-name="Table6.B1" office:value-type="string">
            <text:p text:style-name="P122">Korisnička želja</text:p>
          </table:table-cell>
        </table:table-row>
        <table:table-row>
          <table:table-cell table:style-name="Table6.A2" office:value-type="string">
            <text:p text:style-name="P105">Id, <text:span text:style-name="T138">INTEGER</text:span></text:p>
          </table:table-cell>
          <table:table-cell table:style-name="Table6.B6" office:value-type="string">
            <text:p text:style-name="P113"><text:span text:style-name="T75">ID želje</text:span><text:span text:style-name="T70">, </text:span><text:span text:style-name="T133">primarni ključ</text:span></text:p>
          </table:table-cell>
        </table:table-row>
        <table:table-row>
          <table:table-cell table:style-name="Table6.A2" office:value-type="string">
            <text:p text:style-name="P95">track_id, <text:span text:style-name="T138">INTEGER</text:span></text:p>
          </table:table-cell>
          <table:table-cell table:style-name="Table6.B6" office:value-type="string">
            <text:p text:style-name="P113">ID <text:span text:style-name="T167">zapisa koji je željen</text:span>, <text:span text:style-name="T133">strani ključ</text:span></text:p>
          </table:table-cell>
        </table:table-row>
        <table:table-row>
          <table:table-cell table:style-name="Table6.A2" office:value-type="string">
            <text:p text:style-name="P95">user_id, <text:span text:style-name="T138">INTEGER</text:span></text:p>
          </table:table-cell>
          <table:table-cell table:style-name="Table6.B6" office:value-type="string">
            <text:p text:style-name="P115">ID korisnika koji je izrazio želju, <text:span text:style-name="T133">strani ključ</text:span></text:p>
          </table:table-cell>
        </table:table-row>
        <table:table-row>
          <table:table-cell table:style-name="Table6.A2" office:value-type="string">
            <text:p text:style-name="P95">date_time, <text:span text:style-name="T138">DATETIME</text:span></text:p>
          </table:table-cell>
          <table:table-cell table:style-name="Table6.B6" office:value-type="string">
            <text:p text:style-name="P115">Datum i vrijeme kada je želja izražena</text:p>
          </table:table-cell>
        </table:table-row>
        <table:table-row>
          <table:table-cell table:style-name="Table6.A6" office:value-type="string">
            <text:p text:style-name="P95">is_temporary, <text:span text:style-name="T138">BOOLEAN</text:span></text:p>
          </table:table-cell>
          <table:table-cell table:style-name="Table6.B6" office:value-type="string">
            <text:p text:style-name="P115">Je li ta želja privremena (vidljiva samo korisniku i podložna promjenama), ili je već potvrđena (konačna, vidljiva administratorima i urednicima)</text:p>
          </table:table-cell>
        </table:table-row>
      </table:table>
      <text:p text:style-name="P156"/>
      <table:table table:name="Table7" table:style-name="Table7">
        <table:table-column table:style-name="Table7.A"/>
        <table:table-column table:style-name="Table7.B"/>
        <table:table-row>
          <table:table-cell table:style-name="Table7.A1" office:value-type="string">
            <text:p text:style-name="P100">PlaylistTrack</text:p>
          </table:table-cell>
          <table:table-cell table:style-name="Table7.B1" office:value-type="string">
            <text:p text:style-name="P122">Zapis na listi za reprodukciju</text:p>
          </table:table-cell>
        </table:table-row>
        <table:table-row>
          <table:table-cell table:style-name="Table7.A2" office:value-type="string">
            <text:p text:style-name="P107">track_id, <text:span text:style-name="T138">INTEGER</text:span></text:p>
          </table:table-cell>
          <table:table-cell table:style-name="Table7.B6" office:value-type="string">
            <text:p text:style-name="P118">ID zapisa, <text:span text:style-name="T133">strani ključ</text:span></text:p>
          </table:table-cell>
        </table:table-row>
        <table:table-row>
          <table:table-cell table:style-name="Table7.A2" office:value-type="string">
            <text:p text:style-name="P95">time, <text:span text:style-name="T138">TIME</text:span></text:p>
          </table:table-cell>
          <table:table-cell table:style-name="Table7.B6" office:value-type="string">
            <text:p text:style-name="P118">Vrijeme početka termina, <text:span text:style-name="T133">strani ključ </text:span><text:span text:style-name="T172">relacije</text:span> <text:span text:style-name="T133">Slot</text:span></text:p>
          </table:table-cell>
        </table:table-row>
        <table:table-row>
          <table:table-cell table:style-name="Table7.A2" office:value-type="string">
            <text:p text:style-name="P95">index, <text:span text:style-name="T138">INTEGER</text:span></text:p>
          </table:table-cell>
          <table:table-cell table:style-name="Table7.B6" office:value-type="string">
            <text:p text:style-name="P115">Redni broj pjesme u tom terminu</text:p>
          </table:table-cell>
        </table:table-row>
        <table:table-row>
          <table:table-cell table:style-name="Table7.A5" office:value-type="string">
            <text:p text:style-name="P95">play_duration, <text:span text:style-name="T138">INTEGER</text:span></text:p>
          </table:table-cell>
          <table:table-cell table:style-name="Table7.B6" office:value-type="string">
            <text:p text:style-name="P115">Koliko će se dugo svirati ovaj zapis</text:p>
          </table:table-cell>
        </table:table-row>
        <table:table-row>
          <table:table-cell table:style-name="Table7.A5" office:value-type="string">
            <text:p text:style-name="P101">K = { track_id, time, index }</text:p>
          </table:table-cell>
          <table:table-cell table:style-name="Table7.B6" office:value-type="string">
            <text:p text:style-name="P115">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01">RadioStation</text:p>
          </table:table-cell>
          <table:table-cell table:style-name="Table8.B1" office:value-type="string">
            <text:p text:style-name="P123">Podaci o radio postaji</text:p>
          </table:table-cell>
        </table:table-row>
        <table:table-row>
          <table:table-cell table:style-name="Table8.A2" office:value-type="string">
            <text:p text:style-name="P108">name, <text:span text:style-name="T138">VARCHAR(255)</text:span></text:p>
          </table:table-cell>
          <table:table-cell table:style-name="Table8.B8" office:value-type="string">
            <text:p text:style-name="P118">Naziv radio postaje</text:p>
          </table:table-cell>
        </table:table-row>
        <table:table-row>
          <table:table-cell table:style-name="Table8.A2" office:value-type="string">
            <text:p text:style-name="P98">description, <text:span text:style-name="T133">TEXT </text:span></text:p>
          </table:table-cell>
          <table:table-cell table:style-name="Table8.B8" office:value-type="string">
            <text:p text:style-name="P116">Opis radio postaje</text:p>
          </table:table-cell>
        </table:table-row>
        <table:table-row>
          <table:table-cell table:style-name="Table8.A2" office:value-type="string">
            <text:p text:style-name="P96">oib, <text:span text:style-name="T138">VARCHAR(255)</text:span></text:p>
          </table:table-cell>
          <table:table-cell table:style-name="Table8.B4" office:value-type="string">
            <text:p text:style-name="P115"><text:span text:style-name="T70">OIB radio postaje kao pravne osobe</text:span><text:span text:style-name="T133"> </text:span></text:p>
          </table:table-cell>
        </table:table-row>
        <table:table-row>
          <table:table-cell table:style-name="Table8.A2" office:value-type="string">
            <text:p text:style-name="P96">address, <text:span text:style-name="T138">VARCHAR(255)</text:span></text:p>
          </table:table-cell>
          <table:table-cell table:style-name="Table8.B8" office:value-type="string">
            <text:p text:style-name="P115">Adresa</text:p>
          </table:table-cell>
        </table:table-row>
        <table:table-row>
          <table:table-cell table:style-name="Table8.A2" office:value-type="string">
            <text:p text:style-name="P96">email, <text:span text:style-name="T138">VARCHAR(255)</text:span></text:p>
          </table:table-cell>
          <table:table-cell table:style-name="Table8.B8" office:value-type="string">
            <text:p text:style-name="P115">Adresa e-pošte</text:p>
          </table:table-cell>
        </table:table-row>
        <table:table-row>
          <table:table-cell table:style-name="Table8.A7" office:value-type="string">
            <text:p text:style-name="P95">frequency, <text:span text:style-name="T139">FLOAT</text:span></text:p>
          </table:table-cell>
          <table:table-cell table:style-name="Table8.B8" office:value-type="string">
            <text:p text:style-name="P115">Frekvencija na kojoj se odašilje program radio postaje</text:p>
          </table:table-cell>
        </table:table-row>
        <table:table-row>
          <table:table-cell table:style-name="Table8.A8" office:value-type="string">
            <text:p text:style-name="P95"/>
          </table:table-cell>
          <table:table-cell table:style-name="Table8.B8" office:value-type="string">
            <text:p text:style-name="P120">Napomene: </text:p>
            <text:list xml:id="list7890205703982576984" text:style-name="L23">
              <text:list-item>
                <text:p text:style-name="P289">U ovoj se tablici smije nalaziti samo jedan redak</text:p>
              </text:list-item>
              <text:list-item>
                <text:p text:style-name="P290"><text:span text:style-name="T171">T</text:span><text:span text:style-name="T170">ablica stoga nema primarni ključ</text:span></text:p>
              </text:list-item>
            </text:list>
          </table:table-cell>
        </table:table-row>
      </table:table>
      <text:p text:style-name="P157"/>
      <text:p text:style-name="P157"><text:soft-page-break/><text:span text:style-name="T172">Za potrebe ove web aplikacije konkretno ćemo koristiti </text:span><text:span text:style-name="T6">SQLite</text:span><text:span text:style-name="T172"> bazu podataka, koja je prikladna za manje aplikacije s ograničenom količinom prometa. No zbog korištenja </text:span><text:span text:style-name="T6">Peewee</text:span><text:span text:style-name="T172"> biblioteke, ako se u budućnosti pojavi potreba za podržavanjem mnogo većeg prometa, moguć je vrlo jednostavan prijelaz na neki od moćnijih sustava kao što je </text:span><text:span text:style-name="T6">PostgreSQL</text:span><text:span text:style-name="T172">, bez ikakvih promjena koda same aplikacije.</text:span></text:p>
      <text:p text:style-name="Text_20_body"/>
      <text:h text:style-name="P285" text:outline-level="4">Upravitelji</text:h>
      <text:p text:style-name="P44">Za razliku od nekih drugih jezika i frameworka, u Pythonu i Flasku upravitelji su jednostavne funkcije, <text:span text:style-name="T173">te su stoga opisani ovdje, a ne u odjeljku o dijagramima razreda.</text:span></text:p>
      <text:p text:style-name="P43">Kako <text:span text:style-name="T176">je poslužiteljski dio ove aplikacije modeliran kao </text:span><text:span text:style-name="T8">REST</text:span><text:span text:style-name="T176"> sučelje, tako svaki pojedini </text:span><text:span text:style-name="T8">URL</text:span><text:span text:style-name="T176"> koji predstavlja neku akciju ima svog upravitelja, koji prihvaća i obrađuje zahtjeve koje mu klijent pošalje, te na njih odgovara u dogovorenom obliku (JSON format).</text:span></text:p>
      <text:p text:style-name="P46">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7">Upravitelji koje sadrži poslužiteljski dio aplikacije, grupirani prema zajedničkim objektima djelovanja, su <text:span text:style-name="T177">(uz naziv upravitelja nalazi se i njegov relativni </text:span><text:span text:style-name="T9">URL</text:span><text:span text:style-name="T14">)</text:span>:</text:p>
      <text:p text:style-name="P48"/>
      <text:p text:style-name="P48">Općenito, prikaz stranica i slušanje programa radio postaje</text:p>
      <text:list xml:id="list1102733300796684185" text:style-name="L24">
        <text:list-item>
          <text:p text:style-name="P210"><text:span text:style-name="T98">show_index()<text:tab/><text:tab/><text:tab/><text:tab/></text:span><text:span text:style-name="T113">"/"</text:span></text:p>
          <text:list>
            <text:list-item>
              <text:p text:style-name="P221">Prikazuje početnu stranicu, na kojoj su glazbeni player za slušanje radio postaje, obrazac za prijavu i registraciju te osnovni podaci o radio postaji</text:p>
            </text:list-item>
          </text:list>
        </text:list-item>
        <text:list-item>
          <text:p text:style-name="P211"><text:span text:style-name="T97">show_settings() <text:tab/><text:tab/><text:tab/><text:tab/></text:span><text:span text:style-name="T112">"/settings"</text:span></text:p>
          <text:list>
            <text:list-item>
              <text:p text:style-name="P244"><text:span text:style-name="T110">Za registrirane korisnike.</text:span><text:span text:style-name="T97"> Prikazuje glavnu stranicu web aplikaciju, na kojoj su sve postavke i mogućnosti korisnika.</text:span></text:p>
            </text:list-item>
          </text:list>
        </text:list-item>
        <text:list-item>
          <text:p text:style-name="P211"><text:span text:style-name="T97">get_currently_playing_track() <text:tab/><text:tab/></text:span><text:span text:style-name="T112">"/player/get"</text:span></text:p>
          <text:list>
            <text:list-item>
              <text:p text:style-name="P222">Služi za dohvaćanje zvučnog zapisa koji se trenutno pušta na radio postaji</text:p>
            </text:list-item>
          </text:list>
        </text:list-item>
        <text:list-item>
          <text:p text:style-name="P226"><text:span text:style-name="T133">get_currently_playing_track_info() </text:span><text:tab/><text:span text:style-name="T3">"/player/info"</text:span></text:p>
          <text:list>
            <text:list-item>
              <text:p text:style-name="P229">Služi za dohvaćanje informacija o trenutno reproduciranom zapisu</text:p>
            </text:list-item>
          </text:list>
        </text:list-item>
        <text:list-item>
          <text:p text:style-name="P229"><text:soft-page-break/><text:span text:style-name="T133">get_next_on_schedule()</text:span> <text:tab/><text:tab/><text:tab/><text:span text:style-name="T3">"/player/schedule"</text:span></text:p>
          <text:list>
            <text:list-item>
              <text:p text:style-name="P229">Služi za dohvaćanje idućih uredničkih emisija na rasporedu</text:p>
            </text:list-item>
          </text:list>
        </text:list-item>
      </text:list>
      <text:p text:style-name="P172"/>
      <text:p text:style-name="P184">Prijava, registracija i aktivacija korisničkih računa</text:p>
      <text:list xml:id="list5206543516091916256" text:style-name="L25">
        <text:list-item>
          <text:p text:style-name="P247"><text:span text:style-name="T125">process_login() <text:tab/></text:span><text:span text:style-name="T113">"/user/auth/login"</text:span></text:p>
          <text:list>
            <text:list-item>
              <text:p text:style-name="P248"><text:span text:style-name="T122">Obrađuje korisnikov pokušaj prijave u sustav, ako je pokušaj uspješan, prijavljuje korisnika i preusmjerava ga natrag na početnu stranicu</text:span><text:span text:style-name="T124"> </text:span></text:p>
            </text:list-item>
          </text:list>
        </text:list-item>
        <text:list-item>
          <text:p text:style-name="P248"><text:span text:style-name="T124">process_registration() <text:tab/></text:span><text:span text:style-name="T112">"/user/auth/register"</text:span></text:p>
          <text:list>
            <text:list-item>
              <text:p text:style-name="P223">Obrađuje korisnikov zahtjev za registracijom, ako je uspješan, stvara novog korisnika i šalje email s aktivacijskim linkom</text:p>
            </text:list-item>
          </text:list>
        </text:list-item>
        <text:list-item>
          <text:p text:style-name="P248"><text:span text:style-name="T124">process_activation() </text:span><text:span text:style-name="T122"><text:tab/></text:span><text:span text:style-name="T112">"/user/auth/activate"</text:span></text:p>
          <text:list>
            <text:list-item>
              <text:p text:style-name="P223">Aktivira korisnički račun putem aktivacijskog linka, čime omogućuje korisniku da se ubuduće prijavljuje u sustav</text:p>
            </text:list-item>
          </text:list>
        </text:list-item>
        <text:list-item>
          <text:p text:style-name="P248"><text:span text:style-name="T124">process_signout() <text:tab/></text:span><text:span text:style-name="T122"><text:tab/></text:span><text:span text:style-name="T112">"/user/auth/signout"</text:span></text:p>
          <text:list>
            <text:list-item>
              <text:p text:style-name="P223">Odjavljuje korisnika iz sustava</text:p>
            </text:list-item>
          </text:list>
        </text:list-item>
      </text:list>
      <text:p text:style-name="P178"/>
      <text:p text:style-name="P185">Upravljanje vlastitim korisničkim računom</text:p>
      <text:list xml:id="list4721406484124969608" text:style-name="L26">
        <text:list-item>
          <text:p text:style-name="P212"><text:span text:style-name="T97">get_account_data() <text:tab/></text:span><text:span text:style-name="T112">"/user/account/get"</text:span></text:p>
          <text:list>
            <text:list-item>
              <text:p text:style-name="P224">Vraća sve podatke o trenutnom korisniku</text:p>
            </text:list-item>
          </text:list>
        </text:list-item>
        <text:list-item>
          <text:p text:style-name="P212"><text:span text:style-name="T97">modify_account_data()</text:span><text:span text:style-name="T122"> <text:tab/></text:span><text:span text:style-name="T112">"/user/account/modify"</text:span></text:p>
          <text:list>
            <text:list-item>
              <text:p text:style-name="P224">Mijenja korisničke podatke trenutnog korisnika</text:p>
            </text:list-item>
          </text:list>
        </text:list-item>
        <text:list-item>
          <text:p text:style-name="P212"><text:span text:style-name="T97">delete_account() <text:tab/></text:span><text:span text:style-name="T122"><text:tab/></text:span><text:span text:style-name="T112">"/user/account/delete"</text:span></text:p>
          <text:list>
            <text:list-item>
              <text:p text:style-name="P224">Zauvijek briše korisnički račun trenutnog korisnika iz sustava</text:p>
            </text:list-item>
          </text:list>
        </text:list-item>
        <text:list-item>
          <text:p text:style-name="P249"><text:span text:style-name="T125">change_account_password() </text:span><text:span text:style-name="T123"><text:tab/></text:span><text:span text:style-name="T113">"/user/account/change_password"</text:span></text:p>
          <text:list>
            <text:list-item>
              <text:p text:style-name="P224">Mijenja lozinku trenutnog korisnika, uz sigurnosnu provjeru (ispitivanje stare lozinke)</text:p>
            </text:list-item>
          </text:list>
        </text:list-item>
        <text:list-item>
          <text:p text:style-name="P227"><text:span text:style-name="T133">get_account_type() <text:tab/></text:span><text:span text:style-name="T3">"/user/account/type"</text:span></text:p>
          <text:list>
            <text:list-item>
              <text:p text:style-name="P227">Vraća vrstu korisničkog računa trenutno prijavljenog korisnika</text:p>
            </text:list-item>
          </text:list>
        </text:list-item>
      </text:list>
      <text:p text:style-name="P172"/>
      <text:p text:style-name="P188">Korisničko upravljanje listom želja</text:p>
      <text:list xml:id="list164316395323045" text:continue-numbering="true" text:style-name="L26">
        <text:list-item>
          <text:p text:style-name="P213"><text:span text:style-name="T97">get_</text:span><text:span text:style-name="T103">wishlist</text:span><text:span text:style-name="T97">() <text:tab/><text:tab/></text:span><text:span text:style-name="T112">"/user/</text:span><text:span text:style-name="T117">wishlist</text:span><text:span text:style-name="T112">/get"</text:span></text:p>
          <text:list>
            <text:list-item>
              <text:p text:style-name="P225">Vraća <text:span text:style-name="T188">trenutnu listu želja korisnika</text:span></text:p>
            </text:list-item>
          </text:list>
        </text:list-item>
        <text:list-item>
          <text:p text:style-name="P228"><text:soft-page-break/><text:span text:style-name="T133">set_wishlist()</text:span> <text:tab/><text:tab/><text:span text:style-name="T3">"/user/wishlist/set"</text:span></text:p>
          <text:list>
            <text:list-item>
              <text:p text:style-name="P228">Sastavlja novu listu želja korisnika</text:p>
            </text:list-item>
          </text:list>
        </text:list-item>
        <text:list-item>
          <text:p text:style-name="P228"><text:span text:style-name="T133">confirm_wishlist()</text:span> <text:tab/><text:tab/><text:span text:style-name="T3">"/user/wishlist/confirm"</text:span></text:p>
          <text:list>
            <text:list-item>
              <text:p text:style-name="P230">Potvrđuje korisnikovu listu želja</text:p>
              <text:p text:style-name="P225"/>
            </text:list-item>
          </text:list>
        </text:list-item>
      </text:list>
      <text:p text:style-name="P186">Administratorsko upravljanje zvučnim zapisima</text:p>
      <text:list xml:id="list3346967379765726376" text:style-name="L27">
        <text:list-item>
          <text:p text:style-name="P214"><text:span text:style-name="T97">add_track() <text:tab/><text:tab/><text:tab/></text:span><text:span text:style-name="T112">"/admin/tracks/add"</text:span></text:p>
          <text:list>
            <text:list-item>
              <text:p text:style-name="P250"><text:span text:style-name="T97">Doda</text:span><text:span text:style-name="T99">je</text:span><text:span text:style-name="T97"> zvučn</text:span><text:span text:style-name="T104">i</text:span><text:span text:style-name="T97"> zapis u sustav, postavlj</text:span><text:span text:style-name="T99">a</text:span><text:span text:style-name="T97"> datotek</text:span><text:span text:style-name="T99">u</text:span><text:span text:style-name="T97"> na poslužitelj i unos</text:span><text:span text:style-name="T99">i</text:span><text:span text:style-name="T97"> sv</text:span><text:span text:style-name="T99">e</text:span><text:span text:style-name="T97"> bitn</text:span><text:span text:style-name="T99">e</text:span><text:span text:style-name="T97"> podatk</text:span><text:span text:style-name="T99">e</text:span><text:span text:style-name="T97"> o zapisu </text:span><text:span text:style-name="T99">u sustav</text:span></text:p>
            </text:list-item>
          </text:list>
        </text:list-item>
        <text:list-item>
          <text:p text:style-name="P251"><text:span text:style-name="T129">g</text:span><text:span text:style-name="T124">et_track()</text:span><text:span text:style-name="T97"> <text:tab/><text:tab/><text:tab/></text:span><text:span text:style-name="T110">"/admin/tracks/&lt;id&gt;/get"</text:span></text:p>
          <text:list>
            <text:list-item>
              <text:p text:style-name="P231">Vraća podatke o odabranom zvučnom zapisu</text:p>
            </text:list-item>
          </text:list>
        </text:list-item>
        <text:list-item>
          <text:p text:style-name="P250"><text:span text:style-name="T124">edit_track( </text:span><text:span text:style-name="T127">id </text:span><text:span text:style-name="T124">)</text:span><text:span text:style-name="T97"><text:tab/><text:tab/></text:span><text:span text:style-name="T110">"/admin/tracks/&lt;id&gt;/edit"</text:span></text:p>
          <text:list>
            <text:list-item>
              <text:p text:style-name="P250"><text:span text:style-name="T97">Uređ</text:span><text:span text:style-name="T99">uje</text:span><text:span text:style-name="T97"> podatk</text:span><text:span text:style-name="T99">e</text:span><text:span text:style-name="T97"> o zvučnom zapisu s danim ID-om</text:span></text:p>
            </text:list-item>
          </text:list>
        </text:list-item>
        <text:list-item>
          <text:p text:style-name="P260"><text:span text:style-name="T92">delete_track( </text:span><text:span text:style-name="T94">id </text:span><text:span text:style-name="T92">)</text:span><text:span text:style-name="T88"><text:tab/><text:tab/></text:span><text:span text:style-name="T113">"/admin/tracks/&lt;id&gt;/delete"</text:span></text:p>
          <text:list>
            <text:list-item>
              <text:p text:style-name="P245"><text:span text:style-name="T95">Bri</text:span><text:span text:style-name="T96">še </text:span><text:span text:style-name="T95">zvučn</text:span><text:span text:style-name="T96">i</text:span><text:span text:style-name="T95"> zapis s danim ID-om iz sustava</text:span></text:p>
            </text:list-item>
          </text:list>
        </text:list-item>
      </text:list>
      <text:p text:style-name="P175"/>
      <text:p text:style-name="P185">Administratorsko upravljanje urednicima</text:p>
      <text:list xml:id="list164314736553471" text:continue-numbering="true" text:style-name="L27">
        <text:list-item>
          <text:p text:style-name="P215"><text:span text:style-name="T99">list_editors</text:span><text:span text:style-name="T97">() <text:tab/><text:tab/></text:span><text:span text:style-name="T112">"/admin/</text:span><text:span text:style-name="T114">editors</text:span><text:span text:style-name="T112">/</text:span><text:span text:style-name="T114">list</text:span><text:span text:style-name="T112">"</text:span></text:p>
          <text:list>
            <text:list-item>
              <text:p text:style-name="P232">Vraća popisa svih glazbenih urednika u sustavu</text:p>
            </text:list-item>
          </text:list>
        </text:list-item>
        <text:list-item>
          <text:p text:style-name="P252"><text:span text:style-name="T124">add_editor( </text:span><text:span text:style-name="T127">id </text:span><text:span text:style-name="T124">) <text:tab/><text:tab/></text:span><text:span text:style-name="T110">"/admin/editors/add/&lt;id&gt;"</text:span></text:p>
          <text:list>
            <text:list-item>
              <text:p text:style-name="P232">Postavlja jednog od registriranih korisnika (onog s danim ID-om) za novog glazbenog urednika</text:p>
            </text:list-item>
          </text:list>
        </text:list-item>
        <text:list-item>
          <text:p text:style-name="P252"><text:span text:style-name="T124">remove_editor( </text:span><text:span text:style-name="T127">id </text:span><text:span text:style-name="T124">)</text:span><text:span text:style-name="T97"> <text:tab/></text:span><text:span text:style-name="T110">"/admin/editors/&lt;id&gt;/remove"</text:span></text:p>
          <text:list>
            <text:list-item>
              <text:p text:style-name="P232">Ukida urednički status korisniku s danim ID-om</text:p>
              <text:p text:style-name="P233"/>
            </text:list-item>
          </text:list>
        </text:list-item>
      </text:list>
      <text:p text:style-name="P185">Administratorsko upravljanje zahtjevima za terminima</text:p>
      <text:list xml:id="list164315694199766" text:continue-numbering="true" text:style-name="L27">
        <text:list-item>
          <text:p text:style-name="P215"><text:span text:style-name="T99">list_requests</text:span><text:span text:style-name="T97">() <text:tab/><text:tab/></text:span><text:span text:style-name="T112">"/admin/</text:span><text:span text:style-name="T114">requests</text:span><text:span text:style-name="T112">/</text:span><text:span text:style-name="T114">list</text:span><text:span text:style-name="T112">"</text:span></text:p>
          <text:list>
            <text:list-item>
              <text:p text:style-name="P232">Vraća popis svih trenutno aktivnih zahtjeva za dodjelom termina <text:span text:style-name="T190">urednicima</text:span></text:p>
            </text:list-item>
          </text:list>
        </text:list-item>
        <text:list-item>
          <text:p text:style-name="P252"><text:span text:style-name="T124">allow_request( </text:span><text:span text:style-name="T127">id </text:span><text:span text:style-name="T124">) </text:span><text:span text:style-name="T97"><text:tab/></text:span><text:span text:style-name="T110">"/admin/requests/&lt;id&gt;/allow"</text:span></text:p>
          <text:list>
            <text:list-item>
              <text:p text:style-name="P232">Potvrđuje zahtjev urednika za dodjelom nekog termina, taj se termin u sustavu bilježi kao zauzet</text:p>
            </text:list-item>
          </text:list>
        </text:list-item>
        <text:list-item>
          <text:p text:style-name="P252"><text:span text:style-name="T124">deny_request( </text:span><text:span text:style-name="T127">id </text:span><text:span text:style-name="T124">)</text:span><text:span text:style-name="T97"> <text:tab/><text:tab/></text:span><text:span text:style-name="T110">"/admin/requests/&lt;id&gt;/deny"</text:span></text:p>
          <text:list>
            <text:list-item>
              <text:p text:style-name="P232"><text:soft-page-break/>Odbija zahtjev urednika za dodjelom termina</text:p>
              <text:p text:style-name="P233"/>
            </text:list-item>
          </text:list>
        </text:list-item>
      </text:list>
      <text:p text:style-name="P187">Administratorsko upravljanje korisnicima</text:p>
      <text:list xml:id="list164316613973621" text:continue-numbering="true" text:style-name="L27">
        <text:list-item>
          <text:p text:style-name="P220"><text:span text:style-name="T99">l</text:span><text:span text:style-name="T97">ist_users() <text:tab/><text:tab/><text:tab/></text:span><text:span text:style-name="T112">"/admin/users/list"</text:span></text:p>
          <text:list>
            <text:list-item>
              <text:p text:style-name="P234">Vraća popis svih korisnika u sustavu</text:p>
            </text:list-item>
          </text:list>
        </text:list-item>
        <text:list-item>
          <text:p text:style-name="P215"><text:bookmark-start text:name="__DdeLink__5396_1005675542"/><text:span text:style-name="T99">get_user_data</text:span><text:span text:style-name="T97">( </text:span><text:span text:style-name="T102">id </text:span><text:span text:style-name="T97">)<text:tab/><text:tab/></text:span><text:span text:style-name="T112">"/admin/</text:span><text:span text:style-name="T114">users</text:span><text:span text:style-name="T112">/</text:span><text:span text:style-name="T114">&lt;id&gt;/get</text:span><text:span text:style-name="T112">"</text:span></text:p>
          <text:list>
            <text:list-item>
              <text:p text:style-name="P232">Vraća podat<text:span text:style-name="T209">ke</text:span> korisničkog računa s danim ID-om<text:bookmark-end text:name="__DdeLink__5396_1005675542"/></text:p>
            </text:list-item>
          </text:list>
        </text:list-item>
        <text:list-item>
          <text:p text:style-name="P252"><text:span text:style-name="T124">modify_user_data( </text:span><text:span text:style-name="T127">id </text:span><text:span text:style-name="T124">) <text:tab/></text:span><text:span text:style-name="T110">"/admin/users/&lt;id&gt;/modify"</text:span></text:p>
          <text:list>
            <text:list-item>
              <text:p text:style-name="P232">Izmjenjuje podatke korisničkog računa s danim ID-om</text:p>
            </text:list-item>
          </text:list>
        </text:list-item>
        <text:list-item>
          <text:p text:style-name="P252"><text:span text:style-name="T124">delete_user( </text:span><text:span text:style-name="T127">id </text:span><text:span text:style-name="T124">)</text:span><text:span text:style-name="T97"><text:tab/><text:tab/></text:span><text:span text:style-name="T110">"/admin/users/&lt;id&gt;/delete"</text:span></text:p>
          <text:list>
            <text:list-item>
              <text:p text:style-name="P232">Briše korisnika s danim ID-om iz sustava</text:p>
            </text:list-item>
          </text:list>
        </text:list-item>
      </text:list>
      <text:p text:style-name="P173"/>
      <text:p text:style-name="P189">Uredničko upravljanje terminima za reprodukciju</text:p>
      <text:list xml:id="list164315899070596" text:continue-numbering="true" text:style-name="L27">
        <text:list-item>
          <text:p text:style-name="P216"><text:span text:style-name="T100">list_editor_slots</text:span><text:span text:style-name="T97">() <text:tab/><text:tab/></text:span><text:span text:style-name="T112">"/</text:span><text:span text:style-name="T115">editor</text:span><text:span text:style-name="T112">/</text:span><text:span text:style-name="T115">slots</text:span><text:span text:style-name="T112">/</text:span><text:span text:style-name="T115">lis</text:span><text:span text:style-name="T114">t</text:span><text:span text:style-name="T112">"</text:span></text:p>
          <text:list>
            <text:list-item>
              <text:p text:style-name="P235">Vraća popis svih termina dodjeljenih trenutnom korisniku (koji je urednik<text:span text:style-name="T222">), kao i <text:s/>trenutno aktivnih zahtjeva koje je poslao</text:span></text:p>
            </text:list-item>
          </text:list>
        </text:list-item>
        <text:list-item>
          <text:p text:style-name="P254"><text:span text:style-name="T124">request_slot()</text:span><text:span text:style-name="T97"> <text:tab/><text:tab/></text:span><text:span text:style-name="T110">"/editor/slots/request"</text:span></text:p>
          <text:list>
            <text:list-item>
              <text:p text:style-name="P235">Stvara zahtjev za dodjelom određenog termina uredniku</text:p>
            </text:list-item>
          </text:list>
        </text:list-item>
        <text:list-item>
          <text:p text:style-name="P254"><text:span text:style-name="T124">get_list( </text:span><text:span text:style-name="T126">id </text:span><text:span text:style-name="T124">)</text:span><text:span text:style-name="T97"><text:tab/><text:tab/><text:tab/></text:span><text:span text:style-name="T110">"/editos/slots/&lt;id&gt;/get_list"</text:span></text:p>
          <text:list>
            <text:list-item>
              <text:p text:style-name="P235">Vraća trenutno spremljenu listu za reprodukciju u danom terminu</text:p>
            </text:list-item>
          </text:list>
        </text:list-item>
        <text:list-item>
          <text:p text:style-name="P254"><text:span text:style-name="T124">set_list( </text:span><text:span text:style-name="T126">id </text:span><text:span text:style-name="T124">)</text:span><text:span text:style-name="T126"><text:tab/></text:span><text:span text:style-name="T97"><text:tab/><text:tab/></text:span><text:span text:style-name="T110">"/editor/slots/&lt;id&gt;/set_list"</text:span></text:p>
          <text:list>
            <text:list-item>
              <text:p text:style-name="P235">Sastavlja novu listu za reprodukciju za dani termin</text:p>
            </text:list-item>
          </text:list>
        </text:list-item>
      </text:list>
      <text:p text:style-name="P176"/>
      <text:p text:style-name="P189">Vlasničko upravljanje administratorima</text:p>
      <text:list xml:id="list164315913875582" text:continue-numbering="true" text:style-name="L27">
        <text:list-item>
          <text:p text:style-name="P216"><text:span text:style-name="T100">list_admins</text:span><text:span text:style-name="T97">() <text:tab/><text:tab/></text:span><text:span text:style-name="T112">"</text:span><text:span text:style-name="T114">/</text:span><text:span text:style-name="T115">owner/admins/list</text:span><text:span text:style-name="T112">"</text:span></text:p>
          <text:list>
            <text:list-item>
              <text:p text:style-name="P253"><text:span text:style-name="T97">Vraća </text:span><text:span text:style-name="T100">popis svih administratora u sustavu</text:span></text:p>
            </text:list-item>
          </text:list>
        </text:list-item>
        <text:list-item>
          <text:p text:style-name="P254"><text:span text:style-name="T124">add_admin( </text:span><text:span text:style-name="T126">id </text:span><text:span text:style-name="T124">) <text:tab/></text:span><text:span text:style-name="T97"><text:tab/></text:span><text:span text:style-name="T110">"/owner/admins/add/&lt;id&gt;"</text:span></text:p>
          <text:list>
            <text:list-item>
              <text:p text:style-name="P235">Postavlja korisnika s danim ID-om za administratora sustava (ako <text:span text:style-name="T190">ih je u sustavu manje od 10</text:span>)</text:p>
            </text:list-item>
          </text:list>
        </text:list-item>
        <text:list-item>
          <text:p text:style-name="P246"><text:span text:style-name="T91">remove_admin( </text:span><text:span text:style-name="T93">id </text:span><text:span text:style-name="T91">)</text:span><text:span text:style-name="T95"><text:tab/></text:span><text:span text:style-name="T110">"/owner/admins/&lt;id&gt;/remove"</text:span></text:p>
          <text:list>
            <text:list-item>
              <text:p text:style-name="P254"><text:span text:style-name="T98">U</text:span><text:span text:style-name="T97">klanja administratorski status korisniku s danim ID-om</text:span></text:p>
            </text:list-item>
          </text:list>
        </text:list-item>
      </text:list>
      <text:p text:style-name="P174"/>
      <text:p text:style-name="P190"><text:soft-page-break/>Vlasničko upravljanje radio stanicom</text:p>
      <text:list xml:id="list164315165620723" text:continue-numbering="true" text:style-name="L27">
        <text:list-item>
          <text:p text:style-name="P217"><text:span text:style-name="T101">modify_station_data</text:span><text:span text:style-name="T97">() <text:tab/></text:span><text:span text:style-name="T112">"/</text:span><text:span text:style-name="T116">owner</text:span><text:span text:style-name="T112">/</text:span><text:span text:style-name="T116">station</text:span><text:span text:style-name="T112">/</text:span><text:span text:style-name="T116">modify</text:span><text:span text:style-name="T112">"</text:span></text:p>
          <text:list>
            <text:list-item>
              <text:p text:style-name="P237">Mijenja podatke o radio stanici</text:p>
            </text:list-item>
          </text:list>
        </text:list-item>
      </text:list>
      <text:p text:style-name="P174"/>
      <text:p text:style-name="P191">Pregled podataka o postaji</text:p>
      <text:list xml:id="list164315460027997" text:continue-numbering="true" text:style-name="L27">
        <text:list-item>
          <text:p text:style-name="P218"><text:span text:style-name="T106">get_station_data</text:span><text:span text:style-name="T97">()<text:tab/><text:tab/></text:span><text:span text:style-name="T112">"/</text:span><text:span text:style-name="T118">station</text:span><text:span text:style-name="T112">/</text:span><text:span text:style-name="T118">get</text:span><text:span text:style-name="T112">"</text:span></text:p>
          <text:list>
            <text:list-item>
              <text:p text:style-name="P261"><text:span text:style-name="T78">Vraća </text:span><text:span text:style-name="T132">sve podatke o radiopostaji</text:span></text:p>
              <text:p text:style-name="P236"/>
            </text:list-item>
          </text:list>
        </text:list-item>
      </text:list>
      <text:p text:style-name="P189">Pregled i pretraživanje zvučnih zapisa</text:p>
      <text:list xml:id="list164316741283552" text:continue-numbering="true" text:style-name="L27">
        <text:list-item>
          <text:p text:style-name="P216"><text:span text:style-name="T100">list_tracks</text:span><text:span text:style-name="T97">() <text:tab/><text:tab/><text:tab/></text:span><text:span text:style-name="T112">"/</text:span><text:span text:style-name="T115">tracks</text:span><text:span text:style-name="T112">/</text:span><text:span text:style-name="T115">list</text:span><text:span text:style-name="T112">"</text:span></text:p>
          <text:list>
            <text:list-item>
              <text:p text:style-name="P253"><text:span text:style-name="T97">Vraća p</text:span><text:span text:style-name="T100">opis svih zvučnih zapisa u sustavu</text:span></text:p>
            </text:list-item>
          </text:list>
        </text:list-item>
        <text:list-item>
          <text:p text:style-name="P254"><text:span text:style-name="T124">search_tracks()</text:span><text:span text:style-name="T97"> <text:tab/><text:tab/></text:span><text:span text:style-name="T110">"/tracks/search"</text:span></text:p>
          <text:list>
            <text:list-item>
              <text:p text:style-name="P236">Vraća popis svih zvučnih zapisa koji zadovoljavaju kriterije pretrage </text:p>
            </text:list-item>
          </text:list>
        </text:list-item>
        <text:list-item>
          <text:p text:style-name="P236"><text:span text:style-name="T141">get_global_wishlist() <text:tab/></text:span><text:span text:style-name="T18">"/tracks/wishlist"</text:span></text:p>
          <text:list>
            <text:list-item>
              <text:p text:style-name="P239">Vraća globalnu listu želja svih korisnika</text:p>
            </text:list-item>
          </text:list>
        </text:list-item>
        <text:list-item>
          <text:p text:style-name="P243">get_popular() <text:tab/><text:tab/><text:span text:style-name="T23">"/tracks/popular"</text:span></text:p>
          <text:list>
            <text:list-item>
              <text:p text:style-name="P243"><text:span text:style-name="T70">Vraća popis najpopularnijih zvučnih zapisa </text:span><text:span text:style-name="T76">na radiopostaji</text:span> <text:tab/><text:tab/></text:p>
            </text:list-item>
          </text:list>
        </text:list-item>
      </text:list>
      <text:p text:style-name="P177"/>
      <text:p text:style-name="P161">Pretraživanje korisnika</text:p>
      <text:list xml:id="list164316054919409" text:continue-numbering="true" text:style-name="L27">
        <text:list-item>
          <text:p text:style-name="P255"><text:span text:style-name="T130">search</text:span><text:span text:style-name="T124">_</text:span><text:span text:style-name="T128">users</text:span><text:span text:style-name="T124">()</text:span><text:span text:style-name="T97"> <text:s/><text:tab/><text:tab/></text:span><text:span text:style-name="T110">"/</text:span><text:span text:style-name="T111">users/search</text:span><text:span text:style-name="T110">"</text:span></text:p>
          <text:list>
            <text:list-item>
              <text:p text:style-name="P240">Vraća popis svih korisnika koji zadovoljavaju kriterije pretrage</text:p>
            </text:list-item>
          </text:list>
        </text:list-item>
      </text:list>
      <text:p text:style-name="P160"/>
      <text:p text:style-name="P162">Pregled rasporeda termina</text:p>
      <text:list xml:id="list164315790931654" text:continue-numbering="true" text:style-name="L27">
        <text:list-item>
          <text:p text:style-name="P258"><text:span text:style-name="T97">get_global_</text:span><text:span text:style-name="T109">schedule</text:span><text:span text:style-name="T97">()<text:tab/></text:span><text:span text:style-name="T112">"/slots/</text:span><text:span text:style-name="T121">schedule</text:span><text:span text:style-name="T112">"</text:span></text:p>
          <text:list>
            <text:list-item>
              <text:p text:style-name="P241">Vraća <text:span text:style-name="T223">raspored svih dodjeljenih termina</text:span></text:p>
            </text:list-item>
          </text:list>
        </text:list-item>
      </text:list>
      <text:p text:style-name="P162"/>
      <text:p text:style-name="P160">Pregled raznih statistika</text:p>
      <text:list xml:id="list164315933080772" text:continue-numbering="true" text:style-name="L27">
        <text:list-item>
          <text:p text:style-name="P219"><text:span text:style-name="T99">get_</text:span><text:span text:style-name="T107">track_play</text:span><text:span text:style-name="T101">_</text:span><text:span text:style-name="T107">stat</text:span><text:span text:style-name="T97">() <text:tab/><text:tab/><text:tab/></text:span><text:span text:style-name="T112">"/</text:span><text:span text:style-name="T116">stats/</text:span><text:span text:style-name="T119">tracks/&lt;id&gt;/play_count</text:span><text:span text:style-name="T112">"</text:span></text:p>
          <text:list>
            <text:list-item>
              <text:p text:style-name="P238">Vraća <text:span text:style-name="T224">koliko je puta zvučni zapis bio reproduciran u programu postaje</text:span></text:p>
            </text:list-item>
          </text:list>
        </text:list-item>
        <text:list-item>
          <text:p text:style-name="P217"><text:span text:style-name="T99">get_</text:span><text:span text:style-name="T105">global_</text:span><text:span text:style-name="T101">wishlist_</text:span><text:span text:style-name="T107">stat</text:span><text:span text:style-name="T97">() <text:tab/><text:tab/></text:span><text:span text:style-name="T112">"/</text:span><text:span text:style-name="T116">stats/</text:span><text:span text:style-name="T119">tracks/</text:span><text:span text:style-name="T116">wishlist</text:span><text:span text:style-name="T112">"</text:span></text:p>
          <text:list>
            <text:list-item>
              <text:p text:style-name="P237">Vraća popis svih zapisa koji su na listama želja korisnika, zajedno s brojačem pojavljivanja na listi</text:p>
            </text:list-item>
          </text:list>
        </text:list-item>
        <text:list-item>
          <text:p text:style-name="P256"><text:soft-page-break/><text:span text:style-name="T124">get_most_wished_track() <text:tab/><text:tab/></text:span><text:span text:style-name="T110">"/stats/tracks/most_wanted"</text:span></text:p>
          <text:list>
            <text:list-item>
              <text:p text:style-name="P242">Vraća podatke o najtraženijem zvučnom zapisu (traženom putem lista želja)</text:p>
            </text:list-item>
          </text:list>
        </text:list-item>
        <text:list-item>
          <text:p text:style-name="P256"><text:span text:style-name="T124">get_most_wished_track_stat()<text:tab/><text:tab/></text:span><text:span text:style-name="T110">"/stats/tracks/most_wanted/wish_count/<text:line-break/> <text:tab/><text:tab/><text:tab/><text:tab/><text:tab/><text:tab/>&lt;start_date&gt;/&lt;end_date&gt;"</text:span></text:p>
          <text:list>
            <text:list-item>
              <text:p text:style-name="P242">Vraća koliko je puta najtraženiji zapis bio tražen u nekom vremenskom intervalu</text:p>
            </text:list-item>
          </text:list>
        </text:list-item>
        <text:list-item>
          <text:p text:style-name="P257"><text:span text:style-name="T124">get_active_users_count()</text:span><text:span text:style-name="T97"> <text:tab/><text:tab/><text:tab/></text:span><text:span text:style-name="T110">"/stats/active_users/count"</text:span></text:p>
          <text:list>
            <text:list-item>
              <text:p text:style-name="P237">Vraća broj trenutno aktivnih korisnika u sustavu</text:p>
            </text:list-item>
          </text:list>
        </text:list-item>
        <text:list-item>
          <text:p text:style-name="P259"><text:span text:style-name="T97">get_active_admins_list() <text:tab/><text:tab/><text:tab/></text:span><text:span text:style-name="T112">"/stats/active_admins/list"</text:span></text:p>
          <text:list>
            <text:list-item>
              <text:p text:style-name="P237">Vraća popis svih trenutno aktivnih administratora u sustavu</text:p>
            </text:list-item>
          </text:list>
        </text:list-item>
        <text:list-item>
          <text:p text:style-name="P259"><text:span text:style-name="T97">get_editor_preferred_track</text:span><text:span text:style-name="T108">s</text:span><text:span text:style-name="T97">( id ) </text:span><text:span text:style-name="T122"><text:tab/></text:span><text:span text:style-name="T112">"/stats/editor</text:span><text:span text:style-name="T120">s</text:span><text:span text:style-name="T112">/&lt;id&gt;/preferred_tracks"</text:span></text:p>
          <text:list>
            <text:list-item>
              <text:p text:style-name="P237">Vraća popis zvučnih zapisa koje urednik s danim ID-om najčešće stavlja na liste za reprodukciju</text:p>
            </text:list-item>
          </text:list>
        </text:list-item>
      </text:list>
      <text:p text:style-name="P163"/>
      <text:p text:style-name="Text_20_body"/>
      <text:h text:style-name="P275" text:outline-level="2"><text:bookmark-start text:name="__RefHeading___Toc445_1769527897"/>6.2. Dijagram razreda s opisom<text:bookmark-end text:name="__RefHeading___Toc445_1769527897"/></text:h>
      <text:p text:style-name="P45">Napomena: U korištenom programskom jeziku, Pythonu, objektno orijentirana paradigma se <text:span text:style-name="T189">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09">koji</text:span> su mnogi naviknuti.</text:p>
      <text:p text:style-name="P27">U oblikovanju ovog sustava koristi se objektno usmjerena paradigma, <text:span text:style-name="T185">ponajprije</text:span> pri <text:span text:style-name="T185">izgradnji modela </text:span><text:span text:style-name="T12">MVC</text:span><text:span text:style-name="T185"> obrasca. Svaki model oblikovan je kao poseban razred koji nasljeđuje razred </text:span><text:span text:style-name="T12">peewee.Model</text:span><text:span text:style-name="T185"> (on pruža sve funkcionalnosti komunikacije s bazom podataka, neke implicitno, a neke putem definiranih metoda koje njegova djeca nasljeđuju, kao što su </text:span><text:span text:style-name="T12">save()</text:span><text:span text:style-name="T185"> i </text:span><text:span text:style-name="T12">delete_instance()</text:span><text:span text:style-name="T185">), i predstavlja određeni tip objekata s kojima upravlja ova aplikacija. </text:span></text:p>
      <text:p text:style-name="P28"><text:span text:style-name="T185">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85"> biblioteka sama nadodaje modelima (primjer: relacija </text:span><text:span text:style-name="T12">Slot</text:span><text:span text:style-name="T185"> ima strani ključ na relaciju </text:span><text:span text:style-name="T12">User</text:span><text:span text:style-name="T185">, pa model </text:span><text:span text:style-name="T12">User</text:span><text:span text:style-name="T185"> u sebi sadrži atribut </text:span><text:span text:style-name="T12">slot_set </text:span><text:span text:style-name="T191">koji omogućuje jednostavniji pristup s njime povezanim </text:span><text:span text:style-name="T15">Slot</text:span><text:span text:style-name="T191"> objektima. Taj se pristup implicitno ostvaruje SQL upitima, najčešće u samom trenutku </text:span><text:soft-page-break/><text:span text:style-name="T191">pristupa njegovoj vrijednosti). Prikaz nasljeđivanja i atributa svih modela dan je na slici 3.</text:span></text:p>
      <text:p text:style-name="P26"><draw:frame draw:style-name="fr4" draw:name="Frame9" text:anchor-type="paragraph" svg:width="17cm" draw:z-index="0"><draw:text-box fo:min-height="12.476cm"><text:p text:style-name="P154"><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CC6F299BBC670032.png" xlink:type="simple" xlink:show="embed" xlink:actuate="onLoad"/></draw:frame>Slika <text:sequence text:ref-name="refSlika29" text:name="Slika" text:formula="ooow:Slika+1" style:num-format="1">3</text:sequence>: Dijagram razreda – modeli – dio 1</text:p></draw:text-box></draw:frame></text:p></draw:text-box></draw:frame><text:span text:style-name="T186">Svaki model ima definirane osnovne CRUD (create, read, update, delete) operacije koje nasljeđuje od </text:span><text:span text:style-name="T24">peewee.Model</text:span><text:span text:style-name="T186"> razreda, a dodatno i neke operacije specifične za taj model. Uz to, ključni dio logike cijele aplikacije sadržan je unutar modela </text:span><text:span text:style-name="T13">User</text:span><text:span text:style-name="T186">, koji sadrži operacije stvarnih korisnika, poput </text:span><text:span text:style-name="T13">create_wishlist</text:span><text:span text:style-name="T186">() ili </text:span><text:span text:style-name="T13">change_password().</text:span><text:span text:style-name="T186">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86">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2B14B473B063B493.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280" text:outline-level="2"><text:bookmark-start text:name="__RefHeading___Toc447_1769527897"/>6.3. Dijagram objekata<text:bookmark-end text:name="__RefHeading___Toc447_1769527897"/></text:h>
      <text:p text:style-name="P192">Na slici je dan prikaz dijagrama objekata u trenutku dodavanja nove želje na korisnikovu listu želja.</text:p>
      <text:p text:style-name="P192"><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B0E99EE38196A062.png" xlink:type="simple" xlink:show="embed" xlink:actuate="onLoad"/></draw:frame>Slika <text:sequence text:ref-name="refSlika31" text:name="Slika" text:formula="ooow:Slika+1" style:num-format="1">5</text:sequence>: Dijagram objekata<text:span text:style-name="T201">u trenutku dodavanja nove želje na korisnikovu listu želja</text:span></text:p></draw:text-box></draw:frame></text:p>
      <text:p text:style-name="Text_20_body"/>
      <text:h text:style-name="P279" text:outline-level="2"><text:bookmark-start text:name="__RefHeading___Toc449_1769527897"/>6.4. Ostali UML dijagrami<text:bookmark-end text:name="__RefHeading___Toc449_1769527897"/></text:h>
      <text:h text:style-name="Heading_20_3" text:outline-level="3">Komunikacijski dijagram</text:h>
      <text:p text:style-name="P63"><text:tab/>- <text:span text:style-name="T212">masic/peros</text:span></text:p>
      <text:h text:style-name="P270" text:outline-level="3">Dijagram stanja</text:h>
      <text:p text:style-name="P170">Dijagram prikazuje proces reprodukcije programa radiopostaje na početnoj stranici aplikacije na zahtjev korisnika. </text:p>
      <text:p text:style-name="P159"><text:span text:style-name="T213">Dolaskom na početnu stranicu radiopostaje korisnik, neovisno o tome </text:span><text:span text:style-name="T214">je li</text:span><text:span text:style-name="T213"> registriran ili n</text:span><text:span text:style-name="T214">ije,</text:span><text:span text:style-name="T213"> ima mogućnost slušanja </text:span><text:span text:style-name="T214">programa radiopostaje, točnije zvučnog zapisa koji se trenutno emitira</text:span><text:span text:style-name="T213">. </text:span><text:span text:style-name="T214">Aplikacija mu prikazuje informacije o tom zapisu, i o</text:span><text:span text:style-name="T215">dabirom opcije slušanja </text:span><text:span text:style-name="T216">programa postaje</text:span><text:span text:style-name="T215">, </text:span><text:span text:style-name="T216">aplikacija dohvaća trenutni zapis sa poslužitelja i reproducira ga korisniku u njegovom pregledniku</text:span><text:span text:style-name="T215">. Za vrijeme slušanja </text:span><text:span text:style-name="T216">zapisa</text:span><text:span text:style-name="T215"> korisnik</text:span><text:span text:style-name="T216">u je dostupna mogućnost</text:span><text:span text:style-name="T215"> mijenja</text:span><text:span text:style-name="T216">nja</text:span><text:span text:style-name="T215"> </text:span><text:span text:style-name="T216">glasnoće, kao i prekidanja cijele reprodukcije</text:span><text:span text:style-name="T215">. Kada </text:span><text:span text:style-name="T216">reproduciranje trenutnog zapisa</text:span><text:span text:style-name="T215"> završi, </text:span><text:span text:style-name="T216">aplikacija</text:span><text:span text:style-name="T215"> pronalazi iduć</text:span><text:span text:style-name="T216">i zapis</text:span><text:span text:style-name="T215"> na listi i nastavlja </text:span><text:span text:style-name="T216">reprodukciju</text:span><text:span text:style-name="T215"> puštanjem </text:span><text:span text:style-name="T216">tog novog zapisa</text:span><text:span text:style-name="T215">. Korisnik u bilo kojem trenutku može odabrati opciju izlaska iz aplikacije prilikom koje će se ona zatvoriti, </text:span><text:span text:style-name="T216">i reprodukcija programa će naravno završiti.</text:span></text:p>
      <text:p text:style-name="P182"/>
      <text:p text:style-name="P63"><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2" text:name="Slika" text:formula="ooow:Slika+1" style:num-format="1">6</text:sequence>: Dijagram stanja za <text:span text:style-name="T133">UC21:SlušajRadioPostaju</text:span></text:p></draw:text-box></draw:frame></text:p>
      <text:h text:style-name="P266" text:outline-level="3"/>
      <text:h text:style-name="P272" text:outline-level="3">Dijagram aktivnosti<text:line-break/></text:h>
      <text:p text:style-name="P203"><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3" text:name="Slika" text:formula="ooow:Slika+1" style:num-format="1">7</text:sequence>: Dijagram aktivnosti za <text:span text:style-name="T140">UC16: OdlučiOZahtjevuZaTerminom</text:span></text:p></draw:text-box></draw:frame></text:p>
      <text:p text:style-name="P202"><text:soft-page-break/>Dijagram aktivnosti koristi se za modeliranje dinamičkih aspekata sustava. Na ovom je dijagramu prikazan slijed interakcija korisnika administratora, web aplikacije, i njene baze podataka tokom uređivanja liste zahtjeva za terminima, koju su prethodno generirali glazbeni urednici. Lista zahtjeva pohranjena je u bazi i web aplikacija je dohvaća na zahtjev administratora. Administrator pregledava listu, te može prihvatiti ili odbiti pojedine zahtjeve. </text:p>
      <text:p text:style-name="P202">Prihvaćanjem zahtjeva u bazu se sprema informacija o odobrenim terminima i uredniku zaduženom za te termine. Nakon prihvaćanja ili odbijanja zahtjev se briše s liste. Administrator u bilo kojem trenutku može završiti rad.</text:p>
      <text:h text:style-name="P267" text:outline-level="3"/>
      <text:h text:style-name="P267" text:outline-level="3">Dijagram komponenti</text:h>
      <text:p text:style-name="P63"><text:tab/>- <text:span text:style-name="T212">tena/edi</text:span></text:p>
      <text:h text:style-name="P263" text:outline-level="1"><text:bookmark-start text:name="__RefHeading___Toc208_1769527897"/>7. Implementacija i korisničko sučelje<text:bookmark-end text:name="__RefHeading___Toc208_1769527897"/></text:h>
      <text:h text:style-name="P274" text:outline-level="2"><text:bookmark-start text:name="__RefHeading___Toc451_1769527897"/>7.1. Dijagram razmještaja<text:bookmark-end text:name="__RefHeading___Toc451_1769527897"/></text:h>
      <text:p text:style-name="P17"><text:tab/><text:span text:style-name="T220">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0"><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1"><draw:frame draw:style-name="fr4" draw:name="Frame37" text:anchor-type="paragraph" svg:width="17cm" draw:z-index="64"><draw:text-box fo:min-height="12.245cm"><text:p text:style-name="Slika"><draw:frame draw:style-name="fr6" draw:name="Image35" text:anchor-type="paragraph" svg:width="16.039cm" svg:height="11.552cm" style:rel-height="scale" draw:z-index="65"><draw:image xlink:href="Pictures/100002010000043100000305B635845DA3381D1C.png" xlink:type="simple" xlink:show="embed" xlink:actuate="onLoad"/></draw:frame>Slika <text:sequence text:ref-name="refSlika34" text:name="Slika" text:formula="ooow:Slika+1" style:num-format="1">1</text:sequence>: Dijagram razmještaja aplikacije</text:p></draw:text-box></draw:frame></text:p>
      <text:h text:style-name="P279" text:outline-level="2"><text:bookmark-start text:name="__RefHeading___Toc453_1769527897"/>7.2. Korištene tehnologije i alati<text:bookmark-end text:name="__RefHeading___Toc453_1769527897"/></text:h>
      <text:p text:style-name="P31">Za izradu cjelokupne aplikacije korišteno je više programskih jezika i različitih tehnologija. </text:p>
      <text:h text:style-name="P286" text:outline-level="4">Dizajn</text:h>
      <text:p text:style-name="P67">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286" text:outline-level="4">Klijentski dio</text:h>
      <text:p text:style-name="P68">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text:p>
      <text:h text:style-name="P286" text:outline-level="4">Poslužiteljski dio</text:h>
      <text:p text:style-name="P68">Poslužiteljski dio aplikacije izrađen je u programskom jeziku <text:span text:style-name="T3">Python</text:span> i njegovu web frameworku <text:span text:style-name="T3">Flask</text:span>. Z<text:span text:style-name="T225">a komunikaciju s i upravljanje bazom podataka koristi se biblioteka </text:span><text:span text:style-name="T19">Peewee</text:span><text:span text:style-name="T225">, </text:span>a <text:span text:style-name="T225">za </text:span>slanje email poruka <text:span text:style-name="T19">Flask</text:span><text:span text:style-name="T225"> ekstenzija </text:span><text:span text:style-name="T19">Flask-Mail</text:span><text:span text:style-name="T225">. Korištena baza podataka je SQLite, koja je ugrađena u programski jezik </text:span><text:span text:style-name="T19">Python</text:span><text:span text:style-name="T225">.</text:span></text:p>
      <text:h text:style-name="P279" text:outline-level="2"><text:bookmark-start text:name="__RefHeading___Toc455_1769527897"/>7.3. Isječak programskog koda vezan za temeljnu funkcionalnost sustava<text:bookmark-end text:name="__RefHeading___Toc455_1769527897"/></text:h>
      <text:p text:style-name="P11">- <text:span text:style-name="T212">jura</text:span></text:p>
      <text:h text:style-name="P276" text:outline-level="2"/>
      <text:h text:style-name="P279" text:outline-level="2"><text:bookmark-start text:name="__RefHeading___Toc457_1769527897"/>7.4. Ispitivanje programskog rješenja<text:bookmark-end text:name="__RefHeading___Toc457_1769527897"/></text:h>
      <text:p text:style-name="Text_20_body"><text:span text:style-name="T25">- </text:span><text:span text:style-name="T33">edi, </text:span><text:span text:style-name="T34">peros</text:span></text:p>
      <text:h text:style-name="P279" text:outline-level="2"><text:bookmark-start text:name="__RefHeading___Toc459_1769527897"/>7.5. Upute za instalaciju<text:bookmark-end text:name="__RefHeading___Toc459_1769527897"/></text:h>
      <text:p text:style-name="P61"><text:span text:style-name="T25">Kratke upute u ovoj dokumentaciji odnose se na instalaciju web aplikacije na vlastito računalo ili server i korištenje iste uz interni Flask web server. Korištenje drugih poslužitelja, poput </text:span><text:span text:style-name="T3">Apachea</text:span><text:span text:style-name="T25"> ili </text:span><text:span text:style-name="T3">Nginx-a</text:span><text:span text:style-name="T25">, također je moguće, no nije pokriveno u ovim uputama.</text:span></text:p>
      <text:h text:style-name="P268" text:outline-level="3">Preduvjeti</text:h>
      <text:p text:style-name="P60">Za uspješnu instalaciju i korištenje aplikacije <text:span text:style-name="T133">nužno</text:span> je <text:span text:style-name="T211">imati instaliran </text:span><text:span text:style-name="T17">Python</text:span><text:span text:style-name="T211"> programski jezik i okolinu, najmanje verziju 3.4. Upute za instalaciju </text:span><text:span text:style-name="T32">Pythona</text:span><text:span text:style-name="T211"> mogu se pronaći na stranici: </text:span><text:a xlink:type="simple" xlink:href="https://www.python.org/" text:style-name="Internet_20_link" text:visited-style-name="Visited_20_Internet_20_Link"><text:span text:style-name="T211">https://www.python.org/</text:span></text:a><text:span text:style-name="T211"> U njega je uključena i SQLite baza podataka, pa nju nije potrebno zasebno instalirati.</text:span></text:p>
      <text:h text:style-name="P269" text:outline-level="3">Dohvaćanje i instalacija</text:h>
      <text:p text:style-name="P62">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195">mkdir aplikacija<text:line-break/>cd aplikacija<text:line-break/>git clone https://github.com/zjurelinac/FM-Radio </text:p>
      <text:p text:style-name="P64">Ovime je stvoren direktorij <text:span text:style-name="T218">FM-Radio</text:span>, unutar kojeg se nalazi kod aplikacije. Sada je potrebno pozicionirati se u taj direktorij <text:span text:style-name="T217">i instalirati sve potrebne biblioteke:</text:span></text:p>
      <text:p text:style-name="P196">cd FM-Radio<text:line-break/>pip install -r requirements.txt</text:p>
      <text:p text:style-name="P65">Moguće je, ovisno o okolnostima, da će za drugu naredbu biti potrebne administratorske ovlasti. Također, ako imate instalirane i Python 2 i Python 3, pripazite da koristite <text:span text:style-name="T218">pip</text:span> za Python 3.</text:p>
      <text:h text:style-name="P269" text:outline-level="3"><text:soft-page-break/>Postavljanje</text:h>
      <text:p text:style-name="P69">Da bi se web aplikacija učinila sposobnom za rad, potrebno je prvo urediti odgovarajuće postavke. One se nalaze u datoteci <text:span text:style-name="T218">config.py</text:span>, i to su redom:</text:p>
      <text:p text:style-name="P199"><text:span text:style-name="T228"># Temeljna adresa aplikacije, postaviti na vlastitu mrežnu lokaciju</text:span><text:span text:style-name="T226"><text:line-break/>APPLICATION_ROOT = 'localhost/'<text:line-break/><text:line-break/></text:span><text:span text:style-name="T228"># Postavke koje definiraju razvojno stanje aplikacije, za<text:line-break/># produkcijsku varijantu oboje postaviti na False</text:span><text:span text:style-name="T226"><text:line-break/>DEBUG = False<text:line-break/>TESTING = False<text:line-break/><text:line-break/></text:span><text:span text:style-name="T228"># Sigurnosne postavke aplikacije – popis email adresa osoba<text:line-break/># odgovornih za sigurnost aplikacije, te tajni ključ koji se koristi<text:line-break/># za </text:span><text:span text:style-name="T229">šifriranje session cookie-a</text:span><text:span text:style-name="T226"><text:line-break/>ADMINS = frozenset(['admin@mail.com'])<text:line-break/>SECRET_KEY = '$j#e&amp;7+*2w2y)0if$c-gvlfs^%@)q)7$(gv@6xk%*^o9r^1u1n'<text:line-break/><text:line-break/></text:span><text:span text:style-name="T228"># Postavke spremanja podataka – lokacija baze podataka i direktorija<text:line-break/># u kojeg se pohranjuju zvučni zapisi</text:span><text:span text:style-name="T226"><text:line-break/>DATABASE = 'radio.db'<text:line-break/>UPLOAD_FOLDER = "/dest/static/audio"<text:line-break/><text:line-break/></text:span><text:span text:style-name="T230"># Postavke mail servera – koristi se za slanje aktivacijskih linkova<text:line-break/># i ostalih informacija korisnicima sustava</text:span><text:span text:style-name="T232"><text:line-break/>MAIL_SERVER = "mail.server.com"<text:line-break/>MAIL_PORT = 465<text:line-break/>MAIL_USE_SSL = True<text:line-break/>MAIL_USERNAME = "user_name"<text:line-break/>MAIL_PASSWORD = "password_plain_text"<text:line-break/>MAIL_DEFAULT_SENDER = "email@server.com"</text:span></text:p>
      <text:p text:style-name="P77"><text:span text:style-name="T233">Ove</text:span> postavke promijenite prema vlastitim željama i potrebama.</text:p>
      <text:p text:style-name="P70">U ovom trenutku sama aplikacija je spremna za pokretanje, no <text:span text:style-name="T234">u bazi podataka još nisu stvorene odgovarajuće tablice niti su u nju pohranjeni ikakvi podaci. Stoga je prvo potrebno kreirati tablice sljedećom naredbom:</text:span></text:p>
      <text:p text:style-name="P197">python init.py</text:p>
      <text:p text:style-name="P71">Da bi aplikacija ispravno funkcionirala, u njoj mora postojati korisnik-vlasnik, kojeg je potrebno kreirati ručno. <text:span text:style-name="T235">To se može učiniti pokretanjem modificirane </text:span><text:span text:style-name="T20">Python</text:span><text:span text:style-name="T235"> konzole naredbom </text:span><text:span text:style-name="T219">./shell.py</text:span><text:span text:style-name="T235"> (za Linux operacijski sustav) ili </text:span><text:span text:style-name="T219">python shell.py</text:span><text:span text:style-name="T235"> za Windows. U otvorenu konzolu potrebno je upisati sljedeće:</text:span></text:p>
      <text:p text:style-name="P198"><text:span text:style-name="T231"># Umjesto 'Ime', 'Prezime' i ostalog unesite prave podatke vlasnika</text:span><text:span text:style-name="T235"><text:line-break/>&gt;&gt;&gt; user = User.create_user( 'Ime', 'Prezime', 'zanimanje', godina_rođenja, 'email@adresa.com', 'lozinka' )<text:line-break/><text:line-break/>&gt;&gt;&gt; user.activated = True<text:line-break/><text:line-break/>&gt;&gt;&gt; user.account_type = AccountType.OWNER</text:span></text:p>
      <text:p text:style-name="P72">Time je stvoren novi korisnik <text:span text:style-name="T236">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200">&gt;&gt;&gt; RadioStation.insert( name = 'Ime', description = 'Opis', oib = 'oib', email = 'email@address.com', address = 'Adresa', frequency = 100 ).execute()</text:p>
      <text:p text:style-name="P74">I ovim korakom aplikacija je uspješno postavljena, te ju je sada moguće pokrenuti <text:soft-page-break/>naredbom:</text:p>
      <text:p text:style-name="P201">python run.py <text:tab/><text:span text:style-name="T227"># Za ovo su potrebne administratorske ovlasti</text:span></text:p>
      <text:p text:style-name="P73">čime je aplikacija pokrenuta i spremna za usluživanje korisnike.</text:p>
      <text:h text:style-name="P279" text:outline-level="2"><text:bookmark-start text:name="__RefHeading___Toc461_1769527897"/>7.6. Korisničke upute<text:bookmark-end text:name="__RefHeading___Toc461_1769527897"/></text:h>
      <text:p text:style-name="Text_20_body"><text:span text:style-name="T25">- </text:span><text:span text:style-name="T34">tena, edi, peros, tonko</text:span></text:p>
      <text:h text:style-name="P263" text:outline-level="1"><text:bookmark-start text:name="__RefHeading___Toc210_1769527897"/>8. Zaključak i budući rad<text:bookmark-end text:name="__RefHeading___Toc210_1769527897"/></text:h>
      <text:p text:style-name="Text_20_body"><text:span text:style-name="T25">- </text:span><text:span text:style-name="T35">svi</text:span></text:p>
      <text:h text:style-name="P263" text:outline-level="1"><text:bookmark-start text:name="__RefHeading___Toc421_1769527897"/>9. Popis literature<text:bookmark-end text:name="__RefHeading___Toc421_1769527897"/></text:h>
      <text:p text:style-name="Text_20_body"><text:span text:style-name="T25">- </text:span><text:span text:style-name="T35">ja</text:span></text:p>
      <text:h text:style-name="P263" text:outline-level="1"><text:bookmark-start text:name="__RefHeading___Toc425_1769527897"/>Dodatak <text:span text:style-name="T202">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183">16.10.2015.</text:p>
          </table:table-cell>
          <table:table-cell table:style-name="Table9.B1" office:value-type="string">
            <text:p text:style-name="P179">Prvi sastanak, rasprava o zadatku</text:p>
          </table:table-cell>
        </table:table-row>
        <table:table-row>
          <table:table-cell table:style-name="Table9.A1" office:value-type="string">
            <text:p text:style-name="P183">20.10.2015.</text:p>
          </table:table-cell>
          <table:table-cell table:style-name="Table9.B9" office:value-type="string">
            <text:p text:style-name="P179">Drugi sastanak, nakon konzultacija, okvirni razgovor o podjeli posla i planu rada</text:p>
          </table:table-cell>
        </table:table-row>
        <table:table-row>
          <table:table-cell table:style-name="Table9.A1" office:value-type="string">
            <text:p text:style-name="P183">01.11.2015.</text:p>
          </table:table-cell>
          <table:table-cell table:style-name="Table9.B9" office:value-type="string">
            <text:p text:style-name="P179">Treći sastanak</text:p>
          </table:table-cell>
        </table:table-row>
        <table:table-row>
          <table:table-cell table:style-name="Table9.A1" office:value-type="string">
            <text:p text:style-name="P183">15.11.2015.</text:p>
          </table:table-cell>
          <table:table-cell table:style-name="Table9.B9" office:value-type="string">
            <text:p text:style-name="P179">Četvrti sastanak, razgovor o tijeku projekta i konkretnim problemima u izradi i njihovom rješavanju</text:p>
          </table:table-cell>
        </table:table-row>
        <table:table-row>
          <table:table-cell table:style-name="Table9.A1" office:value-type="string">
            <text:p text:style-name="P183">16.11.2015.</text:p>
          </table:table-cell>
          <table:table-cell table:style-name="Table9.B9" office:value-type="string">
            <text:p text:style-name="P179">Peti sastanak, isto kao i 4.</text:p>
          </table:table-cell>
        </table:table-row>
        <table:table-row>
          <table:table-cell table:style-name="Table9.A1" office:value-type="string">
            <text:p text:style-name="P183">07.12.2015.</text:p>
          </table:table-cell>
          <table:table-cell table:style-name="Table9.B9" office:value-type="string">
            <text:p text:style-name="P179">Sastanak prije usmenog ispitivanja, upoznavanje svih članova tima sa svim dijelovima dosad obavljenog posla.</text:p>
          </table:table-cell>
        </table:table-row>
        <table:table-row>
          <table:table-cell table:style-name="Table9.A1" office:value-type="string">
            <text:p text:style-name="P183">08.12.2015.</text:p>
          </table:table-cell>
          <table:table-cell table:style-name="Table9.B9" office:value-type="string">
            <text:p text:style-name="P179">Sastanak nakon usmenog ispitivanja, kratki dogovor oko budućeg rada</text:p>
          </table:table-cell>
        </table:table-row>
        <table:table-row>
          <table:table-cell table:style-name="Table9.A1" office:value-type="string">
            <text:p text:style-name="P183">14.12.2015.</text:p>
          </table:table-cell>
          <table:table-cell table:style-name="Table9.B9" office:value-type="string">
            <text:p text:style-name="P179">Razrađivanje preostalog posla, rasprava o dizajnu aplikacije – izgledu i funkcionalnosti</text:p>
          </table:table-cell>
        </table:table-row>
        <table:table-row>
          <table:table-cell table:style-name="Table9.A1" office:value-type="string">
            <text:p text:style-name="P183">22.12.2015.</text:p>
          </table:table-cell>
          <table:table-cell table:style-name="Table9.B9" office:value-type="string">
            <text:p text:style-name="P179">Dodatni razgovor o preostalom poslu, raspodijela zaduženja na pojedince i dogovor oko rokova</text:p>
          </table:table-cell>
        </table:table-row>
        <table:table-row>
          <table:table-cell table:style-name="Table9.A1" office:value-type="string">
            <text:p text:style-name="P183">07.01.2015.</text:p>
          </table:table-cell>
          <table:table-cell table:style-name="Table9.B10" office:value-type="string">
            <text:p text:style-name="P179">Razrada dijagrama i razgovor o preostalim dijelovima dokumentacije</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text>.</number:text>
    </number:date-style>
  </office:automatic-styles>
  <office:master-styles>
    <style:master-page style:name="Standard" style:page-layout-name="Mpm1">
      <style:header>
        <text:p text:style-name="MP1">Oblikovanje programske potpore <text:tab/><text:tab/><text:span text:style-name="MT1">Projektni zadatak, revizija 1.3</text:span></text:p>
      </style:header>
      <style:footer>
        <text:p text:style-name="MP2">BananaBlad<text:span text:style-name="MT2">e<text:tab/></text:span><text:span text:style-name="MT2"><text:page-number text:select-page="current">79</text:page-number></text:span><text:span text:style-name="MT2">/</text:span><text:span text:style-name="MT2"><text:page-count>79</text:page-count></text:span><text:span text:style-name="MT2"><text:tab/></text:span><text:span text:style-name="MT2"><text:date style:data-style-name="N76" text:date-value="2016-01-16T16:43:13.874983233">16.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7H20M20S</meta:editing-duration>
    <meta:editing-cycles>153</meta:editing-cycles>
    <meta:generator>LibreOffice/5.0.3.2$Linux_X86_64 LibreOffice_project/00m0$Build-2</meta:generator>
    <meta:initial-creator>Zvonimir </meta:initial-creator>
    <dc:date>2016-01-16T16:43:13.627086144</dc:date>
    <dc:creator>Zvonimir </dc:creator>
    <meta:document-statistic meta:table-count="9" meta:image-count="35" meta:object-count="0" meta:page-count="79" meta:paragraph-count="878" meta:word-count="8751" meta:character-count="62092" meta:non-whitespace-character-count="54375"/>
    <meta:template xlink:type="simple" xlink:actuate="onRequest" xlink:title="default" xlink:href="../../../../../Documents/Office/default.ott" meta:date="2015-10-25T19:30:59.090000000"/>
  </office:meta>
</office:document-meta>
</file>